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Bitstream Charter" svg:font-family="'Bitstream Charter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1.9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58.76pt"/>
    </style:style>
    <style:style style:name="co4" style:family="table-column">
      <style:table-column-properties fo:break-before="auto" style:column-width="55.81pt"/>
    </style:style>
    <style:style style:name="co5" style:family="table-column">
      <style:table-column-properties fo:break-before="auto" style:column-width="35.01pt"/>
    </style:style>
    <style:style style:name="co6" style:family="table-column">
      <style:table-column-properties fo:break-before="auto" style:column-width="38.55pt"/>
    </style:style>
    <style:style style:name="co7" style:family="table-column">
      <style:table-column-properties fo:break-before="auto" style:column-width="45.1pt"/>
    </style:style>
    <style:style style:name="co8" style:family="table-column">
      <style:table-column-properties fo:break-before="auto" style:column-width="150.21pt"/>
    </style:style>
    <style:style style:name="co9" style:family="table-column">
      <style:table-column-properties fo:break-before="auto" style:column-width="43.31pt"/>
    </style:style>
    <style:style style:name="co10" style:family="table-column">
      <style:table-column-properties fo:break-before="auto" style:column-width="49.86pt"/>
    </style:style>
    <style:style style:name="co11" style:family="table-column">
      <style:table-column-properties fo:break-before="auto" style:column-width="58.14pt"/>
    </style:style>
    <style:style style:name="co12" style:family="table-column">
      <style:table-column-properties fo:break-before="auto" style:column-width="35.6pt"/>
    </style:style>
    <style:style style:name="co13" style:family="table-column">
      <style:table-column-properties fo:break-before="auto" style:column-width="59.36pt"/>
    </style:style>
    <style:style style:name="co14" style:family="table-column">
      <style:table-column-properties fo:break-before="auto" style:column-width="37.39pt"/>
    </style:style>
    <style:style style:name="co15" style:family="table-column">
      <style:table-column-properties fo:break-before="auto" style:column-width="57pt"/>
    </style:style>
    <style:style style:name="co16" style:family="table-column">
      <style:table-column-properties fo:break-before="auto" style:column-width="38.01pt"/>
    </style:style>
    <style:style style:name="co17" style:family="table-column">
      <style:table-column-properties fo:break-before="auto" style:column-width="175.75pt"/>
    </style:style>
    <style:style style:name="co18" style:family="table-column">
      <style:table-column-properties fo:break-before="auto" style:column-width="26.11pt"/>
    </style:style>
    <style:style style:name="co19" style:family="table-column">
      <style:table-column-properties fo:break-before="auto" style:column-width="54pt"/>
    </style:style>
    <style:style style:name="co20" style:family="table-column">
      <style:table-column-properties fo:break-before="auto" style:column-width="30.84pt"/>
    </style:style>
    <style:style style:name="co21" style:family="table-column">
      <style:table-column-properties fo:break-before="auto" style:column-width="165.06pt"/>
    </style:style>
    <style:style style:name="co22" style:family="table-column">
      <style:table-column-properties fo:break-before="auto" style:column-width="46.29pt"/>
    </style:style>
    <style:style style:name="co23" style:family="table-column">
      <style:table-column-properties fo:break-before="auto" style:column-width="36.79pt"/>
    </style:style>
    <style:style style:name="co24" style:family="table-column">
      <style:table-column-properties fo:break-before="auto" style:column-width="39.74pt"/>
    </style:style>
    <style:style style:name="co25" style:family="table-column">
      <style:table-column-properties fo:break-before="auto" style:column-width="40.34pt"/>
    </style:style>
    <style:style style:name="co26" style:family="table-column">
      <style:table-column-properties fo:break-before="auto" style:column-width="36.2pt"/>
    </style:style>
    <style:style style:name="co27" style:family="table-column">
      <style:table-column-properties fo:break-before="auto" style:column-width="41.56pt"/>
    </style:style>
    <style:style style:name="co28" style:family="table-column">
      <style:table-column-properties fo:break-before="auto" style:column-width="49.2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0.64pt" fo:break-before="auto" style:use-optimal-row-height="true"/>
    </style:style>
    <style:style style:name="ro3" style:family="table-row">
      <style:table-row-properties style:row-height="12.61pt" fo:break-before="auto" style:use-optimal-row-height="false"/>
    </style:style>
    <style:style style:name="ro4" style:family="table-row">
      <style:table-row-properties style:row-height="33.8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style:font-name="Bitstream Charter"/>
    </style:style>
    <style:style style:name="ce2" style:family="table-cell" style:parent-style-name="Default" style:data-style-name="N111">
      <style:text-properties style:font-name="Bitstream Charter" fo:font-weight="bold" style:font-weight-asian="bold" style:font-weight-complex="bold"/>
    </style:style>
    <style:style style:name="ce3" style:family="table-cell" style:parent-style-name="Default" style:data-style-name="N2">
      <style:text-properties style:font-name="Bitstream Charter" fo:font-weight="bold" style:font-weight-asian="bold" style:font-weight-complex="bold"/>
    </style:style>
    <style:style style:name="ce13" style:family="table-cell" style:parent-style-name="Default" style:data-style-name="N2">
      <style:text-properties style:font-name="Bitstream Charter" fo:font-weight="normal" style:font-weight-asian="normal" style:font-weight-complex="normal"/>
    </style:style>
    <style:style style:name="ce5" style:family="table-cell" style:parent-style-name="Default" style:data-style-name="N111">
      <style:text-properties style:font-name="Bitstream Charter"/>
    </style:style>
    <style:style style:name="ce6" style:family="table-cell" style:parent-style-name="Default" style:data-style-name="N111">
      <style:text-properties style:font-name="Bitstream Charter"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 style:data-style-name="N112">
      <style:text-properties style:font-name="Bitstream Charter"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ext-properties style:font-name="Bitstream Charter" fo:font-weight="bold" style:font-weight-asian="bold" style:font-weight-complex="bold"/>
    </style:style>
    <style:style style:name="ce9" style:family="table-cell" style:parent-style-name="Default">
      <style:text-properties style:font-name="Bitstream Charter" fo:font-weight="normal" style:font-weight-asian="normal" style:font-weight-complex="normal"/>
    </style:style>
    <style:style style:name="ce19" style:family="table-cell" style:parent-style-name="Default" style:data-style-name="N2">
      <style:text-properties style:font-name="Bitstream Charter"/>
    </style:style>
    <style:style style:name="ce29" style:family="table-cell" style:parent-style-name="Default">
      <style:table-cell-properties fo:wrap-option="wrap"/>
      <style:text-properties style:font-name="Bitstream Charter" fo:font-weight="bold" style:font-weight-asian="bold" style:font-weight-complex="bold"/>
    </style:style>
    <style:style style:name="ce30" style:family="table-cell" style:parent-style-name="Default" style:data-style-name="N113">
      <style:table-cell-properties fo:wrap-option="wrap"/>
      <style:text-properties style:font-name="Bitstream Charter" fo:font-weight="bold" style:font-weight-asian="bold" style:font-weight-complex="bold"/>
    </style:style>
    <style:style style:name="ce31" style:family="table-cell" style:parent-style-name="Default" style:data-style-name="N113">
      <style:text-properties style:font-name="Bitstream Charter"/>
    </style:style>
    <style:style style:name="ce32" style:family="table-cell" style:parent-style-name="Default" style:data-style-name="N11">
      <style:table-cell-properties fo:wrap-option="wrap"/>
      <style:text-properties style:font-name="Bitstream Charter" fo:font-weight="bold" style:font-weight-asian="bold" style:font-weight-complex="bold"/>
    </style:style>
    <style:style style:name="ce33" style:family="table-cell" style:parent-style-name="Default" style:data-style-name="N113">
      <style:table-cell-properties fo:wrap-option="wrap"/>
      <style:text-properties style:font-name="Bitstream Charter" fo:font-weight="normal" style:font-weight-asian="normal" style:font-weight-complex="normal"/>
    </style:style>
    <style:style style:name="ce34" style:family="table-cell" style:parent-style-name="Default" style:data-style-name="N11">
      <style:text-properties style:font-name="Bitstream Charter"/>
    </style:style>
    <style:style style:name="ce35" style:family="table-cell" style:parent-style-name="Default" style:data-style-name="N113">
      <style:text-properties style:font-name="Bitstream Charter" fo:font-weight="bold" style:font-weight-asian="bold" style:font-weight-complex="bold"/>
    </style:style>
    <style:style style:name="ce36" style:family="table-cell" style:parent-style-name="Default" style:data-style-name="N11">
      <style:text-properties style:font-name="Bitstream Charter" fo:font-weight="bold" style:font-weight-asian="bold" style:font-weight-complex="bold"/>
    </style:style>
    <style:style style:name="ce37" style:family="table-cell" style:parent-style-name="Default" style:data-style-name="N113">
      <style:text-properties style:font-name="Courier" fo:font-weight="bold" style:font-weight-asian="bold" style:font-weight-complex="bold"/>
    </style:style>
    <style:style style:name="ce38" style:family="table-cell" style:parent-style-name="Default" style:data-style-name="N113">
      <style:text-properties style:font-name="Courier"/>
    </style:style>
  </office:automatic-styles>
  <office:body>
    <office:spreadsheet>
      <table:calculation-settings table:automatic-find-labels="false" table:use-regular-expressions="false" table:use-wildcards="true"/>
      <table:table table:name="Raw dat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number-columns-repeated="1017" table:default-cell-style-name="ce1"/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packets</text:p>
          </table:table-cell>
          <table:table-cell office:value-type="string" calcext:value-type="string">
            <text:p>typing delay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sys+us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nilla nfq6</text:p>
          </table:table-cell>
          <table:table-cell office:value-type="float" office:value="150001" calcext:value-type="float">
            <text:p>15000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4m49.252s</text:p>
          </table:table-cell>
          <table:table-cell office:value-type="float" office:value="0.696" calcext:value-type="float">
            <text:p>0.696</text:p>
          </table:table-cell>
          <table:table-cell office:value-type="float" office:value="1.115" calcext:value-type="float">
            <text:p>1.115</text:p>
          </table:table-cell>
          <table:table-cell table:formula="of:=SUM([.E2];[.F2])" office:value-type="float" office:value="1.811" calcext:value-type="float">
            <text:p>1.8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nilla nfq6</text:p>
          </table:table-cell>
          <table:table-cell office:value-type="float" office:value="150001" calcext:value-type="float">
            <text:p>150001</text:p>
          </table:table-cell>
          <table:table-cell office:value-type="float" office:value="0.0005" calcext:value-type="float">
            <text:p>0.0005</text:p>
          </table:table-cell>
          <table:table-cell office:value-type="string" calcext:value-type="string">
            <text:p>0m24.977s</text:p>
          </table:table-cell>
          <table:table-cell office:value-type="float" office:value="0.536" calcext:value-type="float">
            <text:p>0.536</text:p>
          </table:table-cell>
          <table:table-cell office:value-type="float" office:value="0.84" calcext:value-type="float">
            <text:p>0.84</text:p>
          </table:table-cell>
          <table:table-cell table:formula="of:=SUM([.E3];[.F3])" office:value-type="float" office:value="1.376" calcext:value-type="float">
            <text:p>1.37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nilla nfq6</text:p>
          </table:table-cell>
          <table:table-cell office:value-type="float" office:value="300001" calcext:value-type="float">
            <text:p>300001</text:p>
          </table:table-cell>
          <table:table-cell office:value-type="float" office:value="0.0005" calcext:value-type="float">
            <text:p>0.0005</text:p>
          </table:table-cell>
          <table:table-cell office:value-type="string" calcext:value-type="string">
            <text:p>0m32.754s</text:p>
          </table:table-cell>
          <table:table-cell office:value-type="float" office:value="1.096" calcext:value-type="float">
            <text:p>1.096</text:p>
          </table:table-cell>
          <table:table-cell office:value-type="float" office:value="1.739" calcext:value-type="float">
            <text:p>1.739</text:p>
          </table:table-cell>
          <table:table-cell table:formula="of:=SUM([.E4];[.F4])" office:value-type="float" office:value="2.835" calcext:value-type="float">
            <text:p>2.8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nilla nfq6</text:p>
          </table:table-cell>
          <table:table-cell office:value-type="float" office:value="300001" calcext:value-type="float">
            <text:p>300001</text:p>
          </table:table-cell>
          <table:table-cell office:value-type="float" office:value="0.0005" calcext:value-type="float">
            <text:p>0.0005</text:p>
          </table:table-cell>
          <table:table-cell office:value-type="string" calcext:value-type="string">
            <text:p>0m52.653s</text:p>
          </table:table-cell>
          <table:table-cell office:value-type="float" office:value="1.125" calcext:value-type="float">
            <text:p>1.125</text:p>
          </table:table-cell>
          <table:table-cell office:value-type="float" office:value="1.666" calcext:value-type="float">
            <text:p>1.666</text:p>
          </table:table-cell>
          <table:table-cell table:formula="of:=SUM([.E5];[.F5])" office:value-type="float" office:value="2.791" calcext:value-type="float">
            <text:p>2.7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nilla nfq6</text:p>
          </table:table-cell>
          <table:table-cell office:value-type="float" office:value="300001" calcext:value-type="float">
            <text:p>300001</text:p>
          </table:table-cell>
          <table:table-cell office:value-type="float" office:value="0.0005" calcext:value-type="float">
            <text:p>0.0005</text:p>
          </table:table-cell>
          <table:table-cell office:value-type="string" calcext:value-type="string">
            <text:p>0m29.586s</text:p>
          </table:table-cell>
          <table:table-cell office:value-type="float" office:value="1.114" calcext:value-type="float">
            <text:p>1.114</text:p>
          </table:table-cell>
          <table:table-cell office:value-type="float" office:value="1.65" calcext:value-type="float">
            <text:p>1.65</text:p>
          </table:table-cell>
          <table:table-cell table:formula="of:=SUM([.E6];[.F6])" office:value-type="float" office:value="2.764" calcext:value-type="float">
            <text:p>2.7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nilla nfq6 again</text:p>
          </table:table-cell>
          <table:table-cell office:value-type="float" office:value="300001" calcext:value-type="float">
            <text:p>300001</text:p>
          </table:table-cell>
          <table:table-cell office:value-type="float" office:value="0.0005" calcext:value-type="float">
            <text:p>0.0005</text:p>
          </table:table-cell>
          <table:table-cell office:value-type="string" calcext:value-type="string">
            <text:p>0m34.171s</text:p>
          </table:table-cell>
          <table:table-cell office:value-type="float" office:value="1.099" calcext:value-type="float">
            <text:p>1.099</text:p>
          </table:table-cell>
          <table:table-cell office:value-type="float" office:value="1.729" calcext:value-type="float">
            <text:p>1.729</text:p>
          </table:table-cell>
          <table:table-cell table:formula="of:=SUM([.E7];[.F7])" office:value-type="float" office:value="2.828" calcext:value-type="float">
            <text:p>2.8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nilla nfq6</text:p>
          </table:table-cell>
          <table:table-cell office:value-type="float" office:value="600001" calcext:value-type="float">
            <text:p>600001</text:p>
          </table:table-cell>
          <table:table-cell office:value-type="float" office:value="0.0005" calcext:value-type="float">
            <text:p>0.0005</text:p>
          </table:table-cell>
          <table:table-cell office:value-type="string" calcext:value-type="string">
            <text:p>1m5.299s</text:p>
          </table:table-cell>
          <table:table-cell office:value-type="float" office:value="2.125" calcext:value-type="float">
            <text:p>2.125</text:p>
          </table:table-cell>
          <table:table-cell office:value-type="float" office:value="3.683" calcext:value-type="float">
            <text:p>3.683</text:p>
          </table:table-cell>
          <table:table-cell table:formula="of:=SUM([.E8];[.F8])" office:value-type="float" office:value="5.808" calcext:value-type="float">
            <text:p>5.8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nilla nfq6</text:p>
          </table:table-cell>
          <table:table-cell office:value-type="float" office:value="600001" calcext:value-type="float">
            <text:p>600001</text:p>
          </table:table-cell>
          <table:table-cell office:value-type="float" office:value="0.0005" calcext:value-type="float">
            <text:p>0.0005</text:p>
          </table:table-cell>
          <table:table-cell office:value-type="string" calcext:value-type="string">
            <text:p>0m59.971s</text:p>
          </table:table-cell>
          <table:table-cell office:value-type="float" office:value="2.245" calcext:value-type="float">
            <text:p>2.245</text:p>
          </table:table-cell>
          <table:table-cell office:value-type="float" office:value="3.345" calcext:value-type="float">
            <text:p>3.345</text:p>
          </table:table-cell>
          <table:table-cell table:formula="of:=SUM([.E9];[.F9])" office:value-type="float" office:value="5.59" calcext:value-type="float">
            <text:p>5.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nilla nfq6 (stopped Firefox)</text:p>
          </table:table-cell>
          <table:table-cell office:value-type="float" office:value="600001" calcext:value-type="float">
            <text:p>600001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0m59.072s</text:p>
          </table:table-cell>
          <table:table-cell office:value-type="float" office:value="2.199" calcext:value-type="float">
            <text:p>2.199</text:p>
          </table:table-cell>
          <table:table-cell office:value-type="float" office:value="3.383" calcext:value-type="float">
            <text:p>3.383</text:p>
          </table:table-cell>
          <table:table-cell table:formula="of:=SUM([.E10];[.F10])" office:value-type="float" office:value="5.582" calcext:value-type="float">
            <text:p>5.5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fq6 with -O2</text:p>
          </table:table-cell>
          <table:table-cell office:value-type="float" office:value="600001" calcext:value-type="float">
            <text:p>600001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1m0.989s</text:p>
          </table:table-cell>
          <table:table-cell office:value-type="float" office:value="2.127" calcext:value-type="float">
            <text:p>2.127</text:p>
          </table:table-cell>
          <table:table-cell office:value-type="float" office:value="3.305" calcext:value-type="float">
            <text:p>3.305</text:p>
          </table:table-cell>
          <table:table-cell table:formula="of:=SUM([.E11];[.F11])" office:value-type="float" office:value="5.432" calcext:value-type="float">
            <text:p>5.4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fq6 with -O2</text:p>
          </table:table-cell>
          <table:table-cell office:value-type="float" office:value="600001" calcext:value-type="float">
            <text:p>600001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0m58.099s</text:p>
          </table:table-cell>
          <table:table-cell office:value-type="float" office:value="1.998" calcext:value-type="float">
            <text:p>1.998</text:p>
          </table:table-cell>
          <table:table-cell office:value-type="float" office:value="3.483" calcext:value-type="float">
            <text:p>3.483</text:p>
          </table:table-cell>
          <table:table-cell table:formula="of:=SUM([.E12];[.F12])" office:value-type="float" office:value="5.481" calcext:value-type="float">
            <text:p>5.4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nilla nfq6 again</text:p>
          </table:table-cell>
          <table:table-cell office:value-type="float" office:value="600001" calcext:value-type="float">
            <text:p>600001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1m1.148s</text:p>
          </table:table-cell>
          <table:table-cell office:value-type="float" office:value="2.16" calcext:value-type="float">
            <text:p>2.16</text:p>
          </table:table-cell>
          <table:table-cell office:value-type="float" office:value="3.317" calcext:value-type="float">
            <text:p>3.317</text:p>
          </table:table-cell>
          <table:table-cell table:formula="of:=SUM([.E13];[.F13])" office:value-type="float" office:value="5.477" calcext:value-type="float">
            <text:p>5.47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nilla nfq6</text:p>
          </table:table-cell>
          <table:table-cell office:value-type="float" office:value="600001" calcext:value-type="float">
            <text:p>600001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0m58.484s</text:p>
          </table:table-cell>
          <table:table-cell office:value-type="float" office:value="2.152" calcext:value-type="float">
            <text:p>2.152</text:p>
          </table:table-cell>
          <table:table-cell office:value-type="float" office:value="3.399" calcext:value-type="float">
            <text:p>3.399</text:p>
          </table:table-cell>
          <table:table-cell table:formula="of:=SUM([.E14];[.F14])" office:value-type="float" office:value="5.551" calcext:value-type="float">
            <text:p>5.5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nilla nfq6</text:p>
          </table:table-cell>
          <table:table-cell office:value-type="float" office:value="3000001" calcext:value-type="float">
            <text:p>3000001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4m52.496s</text:p>
          </table:table-cell>
          <table:table-cell office:value-type="float" office:value="11.033" calcext:value-type="float">
            <text:p>11.033</text:p>
          </table:table-cell>
          <table:table-cell office:value-type="float" office:value="16.911" calcext:value-type="float">
            <text:p>16.911</text:p>
          </table:table-cell>
          <table:table-cell table:formula="of:=SUM([.E15];[.F15])" office:value-type="float" office:value="27.944" calcext:value-type="float">
            <text:p>27.9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nilla nfq6</text:p>
          </table:table-cell>
          <table:table-cell office:value-type="float" office:value="3000001" calcext:value-type="float">
            <text:p>3000001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4m44.541s</text:p>
          </table:table-cell>
          <table:table-cell office:value-type="float" office:value="10.668" calcext:value-type="float">
            <text:p>10.668</text:p>
          </table:table-cell>
          <table:table-cell office:value-type="float" office:value="16.554" calcext:value-type="float">
            <text:p>16.554</text:p>
          </table:table-cell>
          <table:table-cell table:formula="of:=SUM([.E16];[.F16])" office:value-type="float" office:value="27.222" calcext:value-type="float">
            <text:p>27.2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nilla nfq6</text:p>
          </table:table-cell>
          <table:table-cell office:value-type="float" office:value="3000001" calcext:value-type="float">
            <text:p>3000001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4m39.800s</text:p>
          </table:table-cell>
          <table:table-cell office:value-type="float" office:value="10.741" calcext:value-type="float">
            <text:p>10.741</text:p>
          </table:table-cell>
          <table:table-cell office:value-type="float" office:value="16.539" calcext:value-type="float">
            <text:p>16.539</text:p>
          </table:table-cell>
          <table:table-cell table:formula="of:=SUM([.E17];[.F17])" office:value-type="float" office:value="27.28" calcext:value-type="float">
            <text:p>27.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nilla nfq6</text:p>
          </table:table-cell>
          <table:table-cell office:value-type="float" office:value="3000001" calcext:value-type="float">
            <text:p>3000001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4m45.876s</text:p>
          </table:table-cell>
          <table:table-cell office:value-type="float" office:value="10.719" calcext:value-type="float">
            <text:p>10.719</text:p>
          </table:table-cell>
          <table:table-cell office:value-type="float" office:value="16.208" calcext:value-type="float">
            <text:p>16.208</text:p>
          </table:table-cell>
          <table:table-cell table:formula="of:=SUM([.E18];[.F18])" office:value-type="float" office:value="26.927" calcext:value-type="float">
            <text:p>26.9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nilla nfq6 (playing sltr)</text:p>
          </table:table-cell>
          <table:table-cell office:value-type="float" office:value="3000001" calcext:value-type="float">
            <text:p>3000001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4m42.702s</text:p>
          </table:table-cell>
          <table:table-cell office:value-type="float" office:value="11.363" calcext:value-type="float">
            <text:p>11.363</text:p>
          </table:table-cell>
          <table:table-cell office:value-type="float" office:value="17.015" calcext:value-type="float">
            <text:p>17.015</text:p>
          </table:table-cell>
          <table:table-cell table:formula="of:=SUM([.E19];[.F19])" office:value-type="float" office:value="28.378" calcext:value-type="float">
            <text:p>28.3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nilla nfq6 (nscd stopped)</text:p>
          </table:table-cell>
          <table:table-cell office:value-type="float" office:value="3000001" calcext:value-type="float">
            <text:p>3000001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4m35.493s</text:p>
          </table:table-cell>
          <table:table-cell office:value-type="float" office:value="10.319" calcext:value-type="float">
            <text:p>10.319</text:p>
          </table:table-cell>
          <table:table-cell office:value-type="float" office:value="16.206" calcext:value-type="float">
            <text:p>16.206</text:p>
          </table:table-cell>
          <table:table-cell table:formula="of:=SUM([.E20];[.F20])" office:value-type="float" office:value="26.525" calcext:value-type="float">
            <text:p>26.5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nilla nfq6</text:p>
          </table:table-cell>
          <table:table-cell office:value-type="float" office:value="3000001" calcext:value-type="float">
            <text:p>3000001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4m47.072s</text:p>
          </table:table-cell>
          <table:table-cell office:value-type="float" office:value="10.953" calcext:value-type="float">
            <text:p>10.953</text:p>
          </table:table-cell>
          <table:table-cell office:value-type="float" office:value="16.319" calcext:value-type="float">
            <text:p>16.319</text:p>
          </table:table-cell>
          <table:table-cell table:formula="of:=SUM([.E21];[.F21])" office:value-type="float" office:value="27.272" calcext:value-type="float">
            <text:p>27.2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nilla nfq6</text:p>
          </table:table-cell>
          <table:table-cell office:value-type="float" office:value="3000001" calcext:value-type="float">
            <text:p>3000001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4m41.920s</text:p>
          </table:table-cell>
          <table:table-cell office:value-type="float" office:value="10.977" calcext:value-type="float">
            <text:p>10.977</text:p>
          </table:table-cell>
          <table:table-cell office:value-type="float" office:value="16.516" calcext:value-type="float">
            <text:p>16.516</text:p>
          </table:table-cell>
          <table:table-cell table:formula="of:=SUM([.E22];[.F22])" office:value-type="float" office:value="27.493" calcext:value-type="float">
            <text:p>27.4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fq6 with -t7</text:p>
          </table:table-cell>
          <table:table-cell office:value-type="float" office:value="3000001" calcext:value-type="float">
            <text:p>3000001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4m50.769s</text:p>
          </table:table-cell>
          <table:table-cell office:value-type="float" office:value="9.744" calcext:value-type="float">
            <text:p>9.744</text:p>
          </table:table-cell>
          <table:table-cell office:value-type="float" office:value="16.564" calcext:value-type="float">
            <text:p>16.564</text:p>
          </table:table-cell>
          <table:table-cell table:formula="of:=SUM([.E23];[.F23])" office:value-type="float" office:value="26.308" calcext:value-type="float">
            <text:p>26.3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fq6 with -t7</text:p>
          </table:table-cell>
          <table:table-cell office:value-type="float" office:value="3000001" calcext:value-type="float">
            <text:p>3000001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4m36.861s</text:p>
          </table:table-cell>
          <table:table-cell office:value-type="float" office:value="8.849" calcext:value-type="float">
            <text:p>8.849</text:p>
          </table:table-cell>
          <table:table-cell office:value-type="float" office:value="16.101" calcext:value-type="float">
            <text:p>16.101</text:p>
          </table:table-cell>
          <table:table-cell table:formula="of:=SUM([.E24];[.F24])" office:value-type="float" office:value="24.95" calcext:value-type="float">
            <text:p>24.9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fq6 with -t7</text:p>
          </table:table-cell>
          <table:table-cell office:value-type="float" office:value="3000001" calcext:value-type="float">
            <text:p>3000001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4m43.671s</text:p>
          </table:table-cell>
          <table:table-cell office:value-type="float" office:value="8.947" calcext:value-type="float">
            <text:p>8.947</text:p>
          </table:table-cell>
          <table:table-cell office:value-type="float" office:value="16.071" calcext:value-type="float">
            <text:p>16.071</text:p>
          </table:table-cell>
          <table:table-cell table:formula="of:=SUM([.E25];[.F25])" office:value-type="float" office:value="25.018" calcext:value-type="float">
            <text:p>25.0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fq6 with -t7</text:p>
          </table:table-cell>
          <table:table-cell office:value-type="float" office:value="3000001" calcext:value-type="float">
            <text:p>3000001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4m39.708s</text:p>
          </table:table-cell>
          <table:table-cell office:value-type="float" office:value="9.849" calcext:value-type="float">
            <text:p>9.849</text:p>
          </table:table-cell>
          <table:table-cell office:value-type="float" office:value="15.601" calcext:value-type="float">
            <text:p>15.601</text:p>
          </table:table-cell>
          <table:table-cell table:formula="of:=SUM([.E26];[.F26])" office:value-type="float" office:value="25.45" calcext:value-type="float">
            <text:p>25.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fq6 with -t7</text:p>
          </table:table-cell>
          <table:table-cell office:value-type="float" office:value="3000001" calcext:value-type="float">
            <text:p>3000001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4m47.012s</text:p>
          </table:table-cell>
          <table:table-cell office:value-type="float" office:value="8.931" calcext:value-type="float">
            <text:p>8.931</text:p>
          </table:table-cell>
          <table:table-cell office:value-type="float" office:value="16.509" calcext:value-type="float">
            <text:p>16.509</text:p>
          </table:table-cell>
          <table:table-cell table:formula="of:=SUM([.E27];[.F27])" office:value-type="float" office:value="25.44" calcext:value-type="float">
            <text:p>25.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fq6 with -t7</text:p>
          </table:table-cell>
          <table:table-cell office:value-type="float" office:value="3000001" calcext:value-type="float">
            <text:p>3000001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4m42.905s</text:p>
          </table:table-cell>
          <table:table-cell office:value-type="float" office:value="9.242" calcext:value-type="float">
            <text:p>9.242</text:p>
          </table:table-cell>
          <table:table-cell office:value-type="float" office:value="16.203" calcext:value-type="float">
            <text:p>16.203</text:p>
          </table:table-cell>
          <table:table-cell table:formula="of:=SUM([.E28];[.F28])" office:value-type="float" office:value="25.445" calcext:value-type="float">
            <text:p>25.4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fq6 with -t7</text:p>
          </table:table-cell>
          <table:table-cell office:value-type="float" office:value="3000001" calcext:value-type="float">
            <text:p>3000001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4m38.824s</text:p>
          </table:table-cell>
          <table:table-cell office:value-type="float" office:value="9.428" calcext:value-type="float">
            <text:p>9.428</text:p>
          </table:table-cell>
          <table:table-cell office:value-type="float" office:value="15.75" calcext:value-type="float">
            <text:p>15.75</text:p>
          </table:table-cell>
          <table:table-cell table:formula="of:=SUM([.E29];[.F29])" office:value-type="float" office:value="25.178" calcext:value-type="float">
            <text:p>25.1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fq6 with -t7</text:p>
          </table:table-cell>
          <table:table-cell office:value-type="float" office:value="3000001" calcext:value-type="float">
            <text:p>3000001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4m36.143s</text:p>
          </table:table-cell>
          <table:table-cell office:value-type="float" office:value="9.45" calcext:value-type="float">
            <text:p>9.45</text:p>
          </table:table-cell>
          <table:table-cell office:value-type="float" office:value="16.391" calcext:value-type="float">
            <text:p>16.391</text:p>
          </table:table-cell>
          <table:table-cell table:formula="of:=SUM([.E30];[.F30])" office:value-type="float" office:value="25.841" calcext:value-type="float">
            <text:p>25.8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fq6 with -t7</text:p>
          </table:table-cell>
          <table:table-cell office:value-type="float" office:value="3000001" calcext:value-type="float">
            <text:p>3000001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4m43.267s</text:p>
          </table:table-cell>
          <table:table-cell office:value-type="float" office:value="9.651" calcext:value-type="float">
            <text:p>9.651</text:p>
          </table:table-cell>
          <table:table-cell office:value-type="float" office:value="16.345" calcext:value-type="float">
            <text:p>16.345</text:p>
          </table:table-cell>
          <table:table-cell table:formula="of:=SUM([.E31];[.F31])" office:value-type="float" office:value="25.996" calcext:value-type="float">
            <text:p>25.99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fq6 with -t7 (not running top)</text:p>
          </table:table-cell>
          <table:table-cell office:value-type="float" office:value="3000001" calcext:value-type="float">
            <text:p>3000001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4m39.659s</text:p>
          </table:table-cell>
          <table:table-cell office:value-type="float" office:value="8.604" calcext:value-type="float">
            <text:p>8.604</text:p>
          </table:table-cell>
          <table:table-cell office:value-type="float" office:value="16.005" calcext:value-type="float">
            <text:p>16.005</text:p>
          </table:table-cell>
          <table:table-cell table:formula="of:=SUM([.E32];[.F32])" office:value-type="float" office:value="24.609" calcext:value-type="float">
            <text:p>24.6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nilla nfq6</text:p>
          </table:table-cell>
          <table:table-cell office:value-type="float" office:value="3000001" calcext:value-type="float">
            <text:p>3000001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4m49.382s</text:p>
          </table:table-cell>
          <table:table-cell office:value-type="float" office:value="11.001" calcext:value-type="float">
            <text:p>11.001</text:p>
          </table:table-cell>
          <table:table-cell office:value-type="float" office:value="16.79" calcext:value-type="float">
            <text:p>16.79</text:p>
          </table:table-cell>
          <table:table-cell table:formula="of:=SUM([.E33];[.F33])" office:value-type="float" office:value="27.791" calcext:value-type="float">
            <text:p>27.7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nilla nfq6</text:p>
          </table:table-cell>
          <table:table-cell office:value-type="float" office:value="3000001" calcext:value-type="float">
            <text:p>3000001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4m50.331s</text:p>
          </table:table-cell>
          <table:table-cell office:value-type="float" office:value="10.938" calcext:value-type="float">
            <text:p>10.938</text:p>
          </table:table-cell>
          <table:table-cell office:value-type="float" office:value="16.486" calcext:value-type="float">
            <text:p>16.486</text:p>
          </table:table-cell>
          <table:table-cell table:formula="of:=SUM([.E34];[.F34])" office:value-type="float" office:value="27.424" calcext:value-type="float">
            <text:p>27.4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nilla nfq6</text:p>
          </table:table-cell>
          <table:table-cell office:value-type="float" office:value="3000001" calcext:value-type="float">
            <text:p>3000001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4m39.520s</text:p>
          </table:table-cell>
          <table:table-cell office:value-type="float" office:value="11.079" calcext:value-type="float">
            <text:p>11.079</text:p>
          </table:table-cell>
          <table:table-cell office:value-type="float" office:value="16.623" calcext:value-type="float">
            <text:p>16.623</text:p>
          </table:table-cell>
          <table:table-cell table:formula="of:=SUM([.E35];[.F35])" office:value-type="float" office:value="27.702" calcext:value-type="float">
            <text:p>27.7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nilla nfq6</text:p>
          </table:table-cell>
          <table:table-cell office:value-type="float" office:value="3000001" calcext:value-type="float">
            <text:p>3000001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4m35.352s</text:p>
          </table:table-cell>
          <table:table-cell office:value-type="float" office:value="11.194" calcext:value-type="float">
            <text:p>11.194</text:p>
          </table:table-cell>
          <table:table-cell office:value-type="float" office:value="16.693" calcext:value-type="float">
            <text:p>16.693</text:p>
          </table:table-cell>
          <table:table-cell table:formula="of:=SUM([.E36];[.F36])" office:value-type="float" office:value="27.887" calcext:value-type="float">
            <text:p>27.8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nilla nfq6</text:p>
          </table:table-cell>
          <table:table-cell office:value-type="float" office:value="3000001" calcext:value-type="float">
            <text:p>3000001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4m34.427s</text:p>
          </table:table-cell>
          <table:table-cell office:value-type="float" office:value="11.02" calcext:value-type="float">
            <text:p>11.02</text:p>
          </table:table-cell>
          <table:table-cell office:value-type="float" office:value="16.973" calcext:value-type="float">
            <text:p>16.973</text:p>
          </table:table-cell>
          <table:table-cell table:formula="of:=SUM([.E37];[.F37])" office:value-type="float" office:value="27.993" calcext:value-type="float">
            <text:p>27.9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nilla nfq6</text:p>
          </table:table-cell>
          <table:table-cell office:value-type="float" office:value="3000001" calcext:value-type="float">
            <text:p>3000001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4m42.926s</text:p>
          </table:table-cell>
          <table:table-cell office:value-type="float" office:value="11.03" calcext:value-type="float">
            <text:p>11.03</text:p>
          </table:table-cell>
          <table:table-cell office:value-type="float" office:value="17.034" calcext:value-type="float">
            <text:p>17.034</text:p>
          </table:table-cell>
          <table:table-cell table:formula="of:=SUM([.E38];[.F38])" office:value-type="float" office:value="28.064" calcext:value-type="float">
            <text:p>28.0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fq6 with -t7 (reading mail)</text:p>
          </table:table-cell>
          <table:table-cell office:value-type="float" office:value="3000001" calcext:value-type="float">
            <text:p>3000001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4m39.867s</text:p>
          </table:table-cell>
          <table:table-cell office:value-type="float" office:value="9.344" calcext:value-type="float">
            <text:p>9.344</text:p>
          </table:table-cell>
          <table:table-cell office:value-type="float" office:value="16.991" calcext:value-type="float">
            <text:p>16.991</text:p>
          </table:table-cell>
          <table:table-cell table:formula="of:=SUM([.E39];[.F39])" office:value-type="float" office:value="26.335" calcext:value-type="float">
            <text:p>26.3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fq6 with -t7 (reading mail)</text:p>
          </table:table-cell>
          <table:table-cell office:value-type="float" office:value="3000001" calcext:value-type="float">
            <text:p>3000001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4m43.245s</text:p>
          </table:table-cell>
          <table:table-cell office:value-type="float" office:value="9.714" calcext:value-type="float">
            <text:p>9.714</text:p>
          </table:table-cell>
          <table:table-cell office:value-type="float" office:value="16.353" calcext:value-type="float">
            <text:p>16.353</text:p>
          </table:table-cell>
          <table:table-cell table:formula="of:=SUM([.E40];[.F40])" office:value-type="float" office:value="26.067" calcext:value-type="float">
            <text:p>26.0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fq6 with -t7</text:p>
          </table:table-cell>
          <table:table-cell office:value-type="float" office:value="3000001" calcext:value-type="float">
            <text:p>3000001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4m34.769s</text:p>
          </table:table-cell>
          <table:table-cell office:value-type="float" office:value="9.065" calcext:value-type="float">
            <text:p>9.065</text:p>
          </table:table-cell>
          <table:table-cell office:value-type="float" office:value="16.159" calcext:value-type="float">
            <text:p>16.159</text:p>
          </table:table-cell>
          <table:table-cell table:formula="of:=SUM([.E41];[.F41])" office:value-type="float" office:value="25.224" calcext:value-type="float">
            <text:p>25.2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nilla nfq6</text:p>
          </table:table-cell>
          <table:table-cell office:value-type="float" office:value="3000001" calcext:value-type="float">
            <text:p>3000001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4m35.261s</text:p>
          </table:table-cell>
          <table:table-cell office:value-type="float" office:value="10.363" calcext:value-type="float">
            <text:p>10.363</text:p>
          </table:table-cell>
          <table:table-cell office:value-type="float" office:value="16.53" calcext:value-type="float">
            <text:p>16.53</text:p>
          </table:table-cell>
          <table:table-cell table:formula="of:=SUM([.E42];[.F42])" office:value-type="float" office:value="26.893" calcext:value-type="float">
            <text:p>26.8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nilla nfq6</text:p>
          </table:table-cell>
          <table:table-cell office:value-type="float" office:value="3000001" calcext:value-type="float">
            <text:p>3000001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4m48.950s</text:p>
          </table:table-cell>
          <table:table-cell office:value-type="float" office:value="10.923" calcext:value-type="float">
            <text:p>10.923</text:p>
          </table:table-cell>
          <table:table-cell office:value-type="float" office:value="16.304" calcext:value-type="float">
            <text:p>16.304</text:p>
          </table:table-cell>
          <table:table-cell table:formula="of:=SUM([.E43];[.F43])" office:value-type="float" office:value="27.227" calcext:value-type="float">
            <text:p>27.2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nilla nfq6</text:p>
          </table:table-cell>
          <table:table-cell office:value-type="float" office:value="3000001" calcext:value-type="float">
            <text:p>3000001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4m35.446s</text:p>
          </table:table-cell>
          <table:table-cell office:value-type="float" office:value="10.98" calcext:value-type="float">
            <text:p>10.98</text:p>
          </table:table-cell>
          <table:table-cell office:value-type="float" office:value="16.913" calcext:value-type="float">
            <text:p>16.913</text:p>
          </table:table-cell>
          <table:table-cell table:formula="of:=SUM([.E44];[.F44])" office:value-type="float" office:value="27.893" calcext:value-type="float">
            <text:p>27.8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nilla nfq6</text:p>
          </table:table-cell>
          <table:table-cell office:value-type="float" office:value="3000001" calcext:value-type="float">
            <text:p>3000001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4m38.339s</text:p>
          </table:table-cell>
          <table:table-cell office:value-type="float" office:value="10.674" calcext:value-type="float">
            <text:p>10.674</text:p>
          </table:table-cell>
          <table:table-cell office:value-type="float" office:value="15.957" calcext:value-type="float">
            <text:p>15.957</text:p>
          </table:table-cell>
          <table:table-cell table:formula="of:=SUM([.E45];[.F45])" office:value-type="float" office:value="26.631" calcext:value-type="float">
            <text:p>26.6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fq6 with -t7</text:p>
          </table:table-cell>
          <table:table-cell office:value-type="float" office:value="3000001" calcext:value-type="float">
            <text:p>3000001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4m44.880s</text:p>
          </table:table-cell>
          <table:table-cell office:value-type="float" office:value="9.586" calcext:value-type="float">
            <text:p>9.586</text:p>
          </table:table-cell>
          <table:table-cell office:value-type="float" office:value="16.389" calcext:value-type="float">
            <text:p>16.389</text:p>
          </table:table-cell>
          <table:table-cell table:formula="of:=SUM([.E46];[.F46])" office:value-type="float" office:value="25.975" calcext:value-type="float">
            <text:p>25.9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fq6 with -t7</text:p>
          </table:table-cell>
          <table:table-cell office:value-type="float" office:value="3000001" calcext:value-type="float">
            <text:p>3000001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4m31.221s</text:p>
          </table:table-cell>
          <table:table-cell office:value-type="float" office:value="9.786" calcext:value-type="float">
            <text:p>9.786</text:p>
          </table:table-cell>
          <table:table-cell office:value-type="float" office:value="16.214" calcext:value-type="float">
            <text:p>16.214</text:p>
          </table:table-cell>
          <table:table-cell table:formula="of:=SUM([.E47];[.F47])"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nilla nfq6</text:p>
          </table:table-cell>
          <table:table-cell office:value-type="float" office:value="3000001" calcext:value-type="float">
            <text:p>3000001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4m38.537s</text:p>
          </table:table-cell>
          <table:table-cell office:value-type="float" office:value="10.613" calcext:value-type="float">
            <text:p>10.613</text:p>
          </table:table-cell>
          <table:table-cell office:value-type="float" office:value="16.192" calcext:value-type="float">
            <text:p>16.192</text:p>
          </table:table-cell>
          <table:table-cell table:formula="of:=SUM([.E48];[.F48])" office:value-type="float" office:value="26.805" calcext:value-type="float">
            <text:p>26.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nilla nfq6</text:p>
          </table:table-cell>
          <table:table-cell office:value-type="float" office:value="3000001" calcext:value-type="float">
            <text:p>3000001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4m46.855s</text:p>
          </table:table-cell>
          <table:table-cell office:value-type="float" office:value="10.269" calcext:value-type="float">
            <text:p>10.269</text:p>
          </table:table-cell>
          <table:table-cell office:value-type="float" office:value="16.771" calcext:value-type="float">
            <text:p>16.771</text:p>
          </table:table-cell>
          <table:table-cell table:formula="of:=SUM([.E49];[.F49])" office:value-type="float" office:value="27.04" calcext:value-type="float">
            <text:p>27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fq6 with -t7</text:p>
          </table:table-cell>
          <table:table-cell office:value-type="float" office:value="3000001" calcext:value-type="float">
            <text:p>3000001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4m34.109s</text:p>
          </table:table-cell>
          <table:table-cell office:value-type="float" office:value="9.374" calcext:value-type="float">
            <text:p>9.374</text:p>
          </table:table-cell>
          <table:table-cell office:value-type="float" office:value="16.201" calcext:value-type="float">
            <text:p>16.201</text:p>
          </table:table-cell>
          <table:table-cell table:formula="of:=SUM([.E50];[.F50])" office:value-type="float" office:value="25.575" calcext:value-type="float">
            <text:p>25.5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fq6 with -t7</text:p>
          </table:table-cell>
          <table:table-cell office:value-type="float" office:value="3000001" calcext:value-type="float">
            <text:p>3000001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4m38.130s</text:p>
          </table:table-cell>
          <table:table-cell office:value-type="float" office:value="10.028" calcext:value-type="float">
            <text:p>10.028</text:p>
          </table:table-cell>
          <table:table-cell office:value-type="float" office:value="16.431" calcext:value-type="float">
            <text:p>16.431</text:p>
          </table:table-cell>
          <table:table-cell table:formula="of:=SUM([.E51];[.F51])" office:value-type="float" office:value="26.459" calcext:value-type="float">
            <text:p>26.4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fq6 with -t7</text:p>
          </table:table-cell>
          <table:table-cell office:value-type="float" office:value="3000001" calcext:value-type="float">
            <text:p>3000001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4m32.573s</text:p>
          </table:table-cell>
          <table:table-cell office:value-type="float" office:value="8.452" calcext:value-type="float">
            <text:p>8.452</text:p>
          </table:table-cell>
          <table:table-cell office:value-type="float" office:value="16.142" calcext:value-type="float">
            <text:p>16.142</text:p>
          </table:table-cell>
          <table:table-cell table:formula="of:=SUM([.E52];[.F52])" office:value-type="float" office:value="24.594" calcext:value-type="float">
            <text:p>24.59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nilla nfq6</text:p>
          </table:table-cell>
          <table:table-cell office:value-type="float" office:value="3000001" calcext:value-type="float">
            <text:p>3000001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4m46.788s</text:p>
          </table:table-cell>
          <table:table-cell office:value-type="float" office:value="10.951" calcext:value-type="float">
            <text:p>10.951</text:p>
          </table:table-cell>
          <table:table-cell office:value-type="float" office:value="16.592" calcext:value-type="float">
            <text:p>16.592</text:p>
          </table:table-cell>
          <table:table-cell table:formula="of:=SUM([.E53];[.F53])" office:value-type="float" office:value="27.543" calcext:value-type="float">
            <text:p>27.5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nilla nfq6</text:p>
          </table:table-cell>
          <table:table-cell office:value-type="float" office:value="3000001" calcext:value-type="float">
            <text:p>3000001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4m49.633s</text:p>
          </table:table-cell>
          <table:table-cell office:value-type="float" office:value="11.08" calcext:value-type="float">
            <text:p>11.08</text:p>
          </table:table-cell>
          <table:table-cell office:value-type="float" office:value="16.571" calcext:value-type="float">
            <text:p>16.571</text:p>
          </table:table-cell>
          <table:table-cell table:formula="of:=SUM([.E54];[.F54])" office:value-type="float" office:value="27.651" calcext:value-type="float">
            <text:p>27.6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nilla nfq6</text:p>
          </table:table-cell>
          <table:table-cell office:value-type="float" office:value="3000001" calcext:value-type="float">
            <text:p>3000001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4m36.569s</text:p>
          </table:table-cell>
          <table:table-cell office:value-type="float" office:value="10.655" calcext:value-type="float">
            <text:p>10.655</text:p>
          </table:table-cell>
          <table:table-cell office:value-type="float" office:value="16.433" calcext:value-type="float">
            <text:p>16.433</text:p>
          </table:table-cell>
          <table:table-cell table:formula="of:=SUM([.E55];[.F55])" office:value-type="float" office:value="27.088" calcext:value-type="float">
            <text:p>27.0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fq6 with -t7</text:p>
          </table:table-cell>
          <table:table-cell office:value-type="float" office:value="3000001" calcext:value-type="float">
            <text:p>3000001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4m34.405s</text:p>
          </table:table-cell>
          <table:table-cell office:value-type="float" office:value="9.209" calcext:value-type="float">
            <text:p>9.209</text:p>
          </table:table-cell>
          <table:table-cell office:value-type="float" office:value="16.645" calcext:value-type="float">
            <text:p>16.645</text:p>
          </table:table-cell>
          <table:table-cell table:formula="of:=SUM([.E56];[.F56])" office:value-type="float" office:value="25.854" calcext:value-type="float">
            <text:p>25.8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g2 -t0 -t1 -t2 -t6 -t7</text:p>
          </table:table-cell>
          <table:table-cell office:value-type="float" office:value="300001" calcext:value-type="float">
            <text:p>300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m17.050s</text:p>
          </table:table-cell>
          <table:table-cell office:value-type="float" office:value="3.362" calcext:value-type="float">
            <text:p>3.362</text:p>
          </table:table-cell>
          <table:table-cell office:value-type="float" office:value="10.05" calcext:value-type="float">
            <text:p>10.05</text:p>
          </table:table-cell>
          <table:table-cell table:formula="of:=SUM([.E57];[.F57])" office:value-type="float" office:value="13.412" calcext:value-type="float">
            <text:p>13.4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g2 -t0 -t1 -t2 -t6 -t7</text:p>
          </table:table-cell>
          <table:table-cell office:value-type="float" office:value="300001" calcext:value-type="float">
            <text:p>300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m52.467s</text:p>
          </table:table-cell>
          <table:table-cell office:value-type="float" office:value="3.28" calcext:value-type="float">
            <text:p>3.28</text:p>
          </table:table-cell>
          <table:table-cell office:value-type="float" office:value="9.911" calcext:value-type="float">
            <text:p>9.911</text:p>
          </table:table-cell>
          <table:table-cell table:formula="of:=SUM([.E58];[.F58])" office:value-type="float" office:value="13.191" calcext:value-type="float">
            <text:p>13.191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SUM([.E59];[.F5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SUM([.E60];[.F6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SUM([.E61];[.F6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SUM([.E62];[.F6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SUM([.E63];[.F6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SUM([.E64];[.F6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SUM([.E65];[.F6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SUM([.E66];[.F6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SUM([.E67];[.F6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SUM([.E68];[.F6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SUM([.E69];[.F6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SUM([.E70];[.F7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SUM([.E71];[.F7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SUM([.E72];[.F7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SUM([.E73];[.F7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SUM([.E74];[.F7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SUM([.E75];[.F7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SUM([.E76];[.F7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SUM([.E77];[.F7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SUM([.E78];[.F7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SUM([.E79];[.F7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SUM([.E80];[.F8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SUM([.E81];[.F8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SUM([.E82];[.F8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SUM([.E83];[.F8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SUM([.E84];[.F8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SUM([.E85];[.F8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SUM([.E86];[.F86])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number-rows-repeated="10484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alysed" table:style-name="ta1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5"/>
        <table:table-column table:style-name="co12" table:default-cell-style-name="ce5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2" table:number-columns-repeated="1015" table:default-cell-style-name="ce1"/>
        <table:table-row table:style-name="ro1">
          <table:table-cell table:formula="of:=[$'Raw data'.A1]" office:value-type="string" office:string-value="Description" calcext:value-type="string">
            <text:p>Description</text:p>
          </table:table-cell>
          <table:table-cell table:formula="of:=[$'Raw data'.G1]" office:value-type="string" office:string-value="sys+user" calcext:value-type="string">
            <text:p>sys+user</text:p>
          </table:table-cell>
          <table:table-cell office:value-type="string" calcext:value-type="string">
            <text:p>Remarks</text:p>
          </table:table-cell>
          <table:table-cell table:style-name="ce2" office:value-type="string" calcext:value-type="string">
            <text:p>Vanilla AVG</text:p>
          </table:table-cell>
          <table:table-cell table:style-name="ce2" office:value-type="string" calcext:value-type="string">
            <text:p>t7 Avg</text:p>
          </table:table-cell>
          <table:table-cell office:value-type="string" calcext:value-type="string">
            <text:p>num vanilla</text:p>
          </table:table-cell>
          <table:table-cell office:value-type="string" calcext:value-type="string">
            <text:p>num t7</text:p>
          </table:table-cell>
          <table:table-cell office:value-type="string" calcext:value-type="string">
            <text:p>Vanilla sum</text:p>
          </table:table-cell>
          <table:table-cell office:value-type="string" calcext:value-type="string">
            <text:p>t7 sum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 table:formula="of:=AVERAGE([.H4:.H100])" office:value-type="float" office:value="27.3893333333333" calcext:value-type="float">
            <text:p>27.39</text:p>
          </table:table-cell>
          <table:table-cell table:style-name="ce3" table:formula="of:=AVERAGE([.I4:.I100])" office:value-type="float" office:value="25.5242" calcext:value-type="float">
            <text:p>25.52</text:p>
          </table:table-cell>
          <table:table-cell/>
          <table:table-cell table:formula="of:=STDEV([.H4:.H100])" office:value-type="float" office:value="0.433751355150895" calcext:value-type="float">
            <text:p>0.433751355150895</text:p>
          </table:table-cell>
          <table:table-cell table:style-name="ce8" table:formula="of:=SUM([.H4:.H100])" office:value-type="float" office:value="410.84" calcext:value-type="float">
            <text:p>410.84</text:p>
          </table:table-cell>
          <table:table-cell table:style-name="ce8" table:formula="of:=SUM([.I4:.I100])" office:value-type="float" office:value="382.863" calcext:value-type="float">
            <text:p>382.863</text:p>
          </table:table-cell>
          <table:table-cell/>
          <table:table-cell table:style-name="ce19" table:formula="of:=[.D2]" office:value-type="float" office:value="27.3893333333333" calcext:value-type="float">
            <text:p>27.39</text:p>
          </table:table-cell>
          <table:table-cell table:number-columns-repeated="1013"/>
        </table:table-row>
        <table:table-row table:style-name="ro1">
          <table:table-cell table:formula="of:=[$'Raw data'.A20]" office:value-type="string" office:string-value="vanilla nfq6 (nscd stopped)" calcext:value-type="string">
            <text:p>vanilla nfq6 (nscd stopped)</text:p>
          </table:table-cell>
          <table:table-cell table:formula="of:=[$'Raw data'.G20]" office:value-type="float" office:value="26.525" calcext:value-type="float">
            <text:p>26.525</text:p>
          </table:table-cell>
          <table:table-cell office:value-type="string" calcext:value-type="string">
            <text:p>lowest</text:p>
          </table:table-cell>
          <table:table-cell table:style-name="ce13" table:formula="of:=STDEV([.H4:.H100])" office:value-type="float" office:value="0.433751355150895" calcext:value-type="float">
            <text:p>0.43</text:p>
          </table:table-cell>
          <table:table-cell table:style-name="ce13" table:formula="of:=STDEV([.I4:.I100])" office:value-type="float" office:value="0.472881169005492" calcext:value-type="float">
            <text:p>0.47</text:p>
          </table:table-cell>
          <table:table-cell office:value-type="string" calcext:value-type="string">
            <text:p>(std devs)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table:formula="of:=[$'Raw data'.A21]" office:value-type="string" office:string-value="vanilla nfq6" calcext:value-type="string">
            <text:p>vanilla nfq6</text:p>
          </table:table-cell>
          <table:table-cell table:formula="of:=[$'Raw data'.G21]" office:value-type="float" office:value="27.272" calcext:value-type="float">
            <text:p>27.272</text:p>
          </table:table-cell>
          <table:table-cell table:number-columns-repeated="2"/>
          <table:table-cell table:style-name="ce6" office:value-type="string" calcext:value-type="string">
            <text:p>t7 as % of vanilla</text:p>
          </table:table-cell>
          <table:table-cell table:number-columns-repeated="2"/>
          <table:table-cell table:formula="of:=[.B4]" office:value-type="float" office:value="27.272" calcext:value-type="float">
            <text:p>27.272</text:p>
          </table:table-cell>
          <table:table-cell table:number-columns-repeated="1016"/>
        </table:table-row>
        <table:table-row table:style-name="ro1">
          <table:table-cell table:formula="of:=[$'Raw data'.A22]" office:value-type="string" office:string-value="vanilla nfq6" calcext:value-type="string">
            <text:p>vanilla nfq6</text:p>
          </table:table-cell>
          <table:table-cell table:formula="of:=[$'Raw data'.G22]" office:value-type="float" office:value="27.493" calcext:value-type="float">
            <text:p>27.493</text:p>
          </table:table-cell>
          <table:table-cell table:number-columns-repeated="2"/>
          <table:table-cell table:style-name="ce7" table:formula="of:=[.E2]/[.D2]" office:value-type="percentage" office:value="0.931902930581248" calcext:value-type="percentage">
            <text:p>93.2%</text:p>
          </table:table-cell>
          <table:table-cell table:number-columns-repeated="1019"/>
        </table:table-row>
        <table:table-row table:style-name="ro1">
          <table:table-cell table:formula="of:=[$'Raw data'.A23]" office:value-type="string" office:string-value="nfq6 with -t7" calcext:value-type="string">
            <text:p>nfq6 with -t7</text:p>
          </table:table-cell>
          <table:table-cell table:formula="of:=[$'Raw data'.G23]" office:value-type="float" office:value="26.308" calcext:value-type="float">
            <text:p>26.308</text:p>
          </table:table-cell>
          <table:table-cell table:number-columns-repeated="6"/>
          <table:table-cell table:formula="of:=[.B6]" office:value-type="float" office:value="26.308" calcext:value-type="float">
            <text:p>26.308</text:p>
          </table:table-cell>
          <table:table-cell table:number-columns-repeated="1015"/>
        </table:table-row>
        <table:table-row table:style-name="ro1">
          <table:table-cell table:formula="of:=[$'Raw data'.A24]" office:value-type="string" office:string-value="nfq6 with -t7" calcext:value-type="string">
            <text:p>nfq6 with -t7</text:p>
          </table:table-cell>
          <table:table-cell table:formula="of:=[$'Raw data'.G24]" office:value-type="float" office:value="24.95" calcext:value-type="float">
            <text:p>24.95</text:p>
          </table:table-cell>
          <table:table-cell table:number-columns-repeated="6"/>
          <table:table-cell table:formula="of:=[.B7]" office:value-type="float" office:value="24.95" calcext:value-type="float">
            <text:p>24.95</text:p>
          </table:table-cell>
          <table:table-cell table:number-columns-repeated="1015"/>
        </table:table-row>
        <table:table-row table:style-name="ro1">
          <table:table-cell table:formula="of:=[$'Raw data'.A25]" office:value-type="string" office:string-value="nfq6 with -t7" calcext:value-type="string">
            <text:p>nfq6 with -t7</text:p>
          </table:table-cell>
          <table:table-cell table:formula="of:=[$'Raw data'.G25]" office:value-type="float" office:value="25.018" calcext:value-type="float">
            <text:p>25.018</text:p>
          </table:table-cell>
          <table:table-cell table:number-columns-repeated="6"/>
          <table:table-cell table:formula="of:=[.B8]" office:value-type="float" office:value="25.018" calcext:value-type="float">
            <text:p>25.018</text:p>
          </table:table-cell>
          <table:table-cell table:number-columns-repeated="1015"/>
        </table:table-row>
        <table:table-row table:style-name="ro1">
          <table:table-cell table:formula="of:=[$'Raw data'.A26]" office:value-type="string" office:string-value="nfq6 with -t7" calcext:value-type="string">
            <text:p>nfq6 with -t7</text:p>
          </table:table-cell>
          <table:table-cell table:formula="of:=[$'Raw data'.G26]" office:value-type="float" office:value="25.45" calcext:value-type="float">
            <text:p>25.45</text:p>
          </table:table-cell>
          <table:table-cell table:number-columns-repeated="6"/>
          <table:table-cell table:formula="of:=[.B9]" office:value-type="float" office:value="25.45" calcext:value-type="float">
            <text:p>25.45</text:p>
          </table:table-cell>
          <table:table-cell table:number-columns-repeated="1015"/>
        </table:table-row>
        <table:table-row table:style-name="ro1">
          <table:table-cell table:formula="of:=[$'Raw data'.A27]" office:value-type="string" office:string-value="nfq6 with -t7" calcext:value-type="string">
            <text:p>nfq6 with -t7</text:p>
          </table:table-cell>
          <table:table-cell table:formula="of:=[$'Raw data'.G27]" office:value-type="float" office:value="25.44" calcext:value-type="float">
            <text:p>25.44</text:p>
          </table:table-cell>
          <table:table-cell table:number-columns-repeated="6"/>
          <table:table-cell table:formula="of:=[.B10]" office:value-type="float" office:value="25.44" calcext:value-type="float">
            <text:p>25.44</text:p>
          </table:table-cell>
          <table:table-cell table:number-columns-repeated="1015"/>
        </table:table-row>
        <table:table-row table:style-name="ro1">
          <table:table-cell table:formula="of:=[$'Raw data'.A28]" office:value-type="string" office:string-value="nfq6 with -t7" calcext:value-type="string">
            <text:p>nfq6 with -t7</text:p>
          </table:table-cell>
          <table:table-cell table:formula="of:=[$'Raw data'.G28]" office:value-type="float" office:value="25.445" calcext:value-type="float">
            <text:p>25.445</text:p>
          </table:table-cell>
          <table:table-cell table:number-columns-repeated="6"/>
          <table:table-cell table:formula="of:=[.B11]" office:value-type="float" office:value="25.445" calcext:value-type="float">
            <text:p>25.445</text:p>
          </table:table-cell>
          <table:table-cell table:number-columns-repeated="1015"/>
        </table:table-row>
        <table:table-row table:style-name="ro1">
          <table:table-cell table:formula="of:=[$'Raw data'.A29]" office:value-type="string" office:string-value="nfq6 with -t7" calcext:value-type="string">
            <text:p>nfq6 with -t7</text:p>
          </table:table-cell>
          <table:table-cell table:formula="of:=[$'Raw data'.G29]" office:value-type="float" office:value="25.178" calcext:value-type="float">
            <text:p>25.178</text:p>
          </table:table-cell>
          <table:table-cell table:number-columns-repeated="6"/>
          <table:table-cell table:formula="of:=[.B12]" office:value-type="float" office:value="25.178" calcext:value-type="float">
            <text:p>25.178</text:p>
          </table:table-cell>
          <table:table-cell table:number-columns-repeated="1015"/>
        </table:table-row>
        <table:table-row table:style-name="ro1">
          <table:table-cell table:formula="of:=[$'Raw data'.A30]" office:value-type="string" office:string-value="nfq6 with -t7" calcext:value-type="string">
            <text:p>nfq6 with -t7</text:p>
          </table:table-cell>
          <table:table-cell table:formula="of:=[$'Raw data'.G30]" office:value-type="float" office:value="25.841" calcext:value-type="float">
            <text:p>25.841</text:p>
          </table:table-cell>
          <table:table-cell table:number-columns-repeated="6"/>
          <table:table-cell table:formula="of:=[.B13]" office:value-type="float" office:value="25.841" calcext:value-type="float">
            <text:p>25.841</text:p>
          </table:table-cell>
          <table:table-cell table:number-columns-repeated="1015"/>
        </table:table-row>
        <table:table-row table:style-name="ro1">
          <table:table-cell table:formula="of:=[$'Raw data'.A31]" office:value-type="string" office:string-value="nfq6 with -t7" calcext:value-type="string">
            <text:p>nfq6 with -t7</text:p>
          </table:table-cell>
          <table:table-cell table:formula="of:=[$'Raw data'.G31]" office:value-type="float" office:value="25.996" calcext:value-type="float">
            <text:p>25.996</text:p>
          </table:table-cell>
          <table:table-cell table:number-columns-repeated="6"/>
          <table:table-cell table:formula="of:=[.B14]" office:value-type="float" office:value="25.996" calcext:value-type="float">
            <text:p>25.996</text:p>
          </table:table-cell>
          <table:table-cell table:number-columns-repeated="1015"/>
        </table:table-row>
        <table:table-row table:style-name="ro1">
          <table:table-cell table:formula="of:=[$'Raw data'.A32]" office:value-type="string" office:string-value="nfq6 with -t7 (not running top)" calcext:value-type="string">
            <text:p>nfq6 with -t7 (not running top)</text:p>
          </table:table-cell>
          <table:table-cell table:formula="of:=[$'Raw data'.G32]" office:value-type="float" office:value="24.609" calcext:value-type="float">
            <text:p>24.609</text:p>
          </table:table-cell>
          <table:table-cell table:number-columns-repeated="6"/>
          <table:table-cell table:formula="of:=[.B15]" office:value-type="float" office:value="24.609" calcext:value-type="float">
            <text:p>24.609</text:p>
          </table:table-cell>
          <table:table-cell table:number-columns-repeated="1015"/>
        </table:table-row>
        <table:table-row table:style-name="ro1">
          <table:table-cell table:formula="of:=[$'Raw data'.A33]" office:value-type="string" office:string-value="vanilla nfq6" calcext:value-type="string">
            <text:p>vanilla nfq6</text:p>
          </table:table-cell>
          <table:table-cell table:formula="of:=[$'Raw data'.G33]" office:value-type="float" office:value="27.791" calcext:value-type="float">
            <text:p>27.791</text:p>
          </table:table-cell>
          <table:table-cell table:number-columns-repeated="5"/>
          <table:table-cell table:formula="of:=[.B16]" office:value-type="float" office:value="27.791" calcext:value-type="float">
            <text:p>27.791</text:p>
          </table:table-cell>
          <table:table-cell table:number-columns-repeated="1016"/>
        </table:table-row>
        <table:table-row table:style-name="ro1">
          <table:table-cell table:formula="of:=[$'Raw data'.A34]" office:value-type="string" office:string-value="vanilla nfq6" calcext:value-type="string">
            <text:p>vanilla nfq6</text:p>
          </table:table-cell>
          <table:table-cell table:formula="of:=[$'Raw data'.G34]" office:value-type="float" office:value="27.424" calcext:value-type="float">
            <text:p>27.424</text:p>
          </table:table-cell>
          <table:table-cell table:number-columns-repeated="5"/>
          <table:table-cell table:formula="of:=[.B17]" office:value-type="float" office:value="27.424" calcext:value-type="float">
            <text:p>27.424</text:p>
          </table:table-cell>
          <table:table-cell table:number-columns-repeated="1016"/>
        </table:table-row>
        <table:table-row table:style-name="ro1">
          <table:table-cell table:formula="of:=[$'Raw data'.A35]" office:value-type="string" office:string-value="vanilla nfq6" calcext:value-type="string">
            <text:p>vanilla nfq6</text:p>
          </table:table-cell>
          <table:table-cell table:formula="of:=[$'Raw data'.G35]" office:value-type="float" office:value="27.702" calcext:value-type="float">
            <text:p>27.702</text:p>
          </table:table-cell>
          <table:table-cell table:number-columns-repeated="5"/>
          <table:table-cell table:formula="of:=[.B18]" office:value-type="float" office:value="27.702" calcext:value-type="float">
            <text:p>27.702</text:p>
          </table:table-cell>
          <table:table-cell table:number-columns-repeated="1016"/>
        </table:table-row>
        <table:table-row table:style-name="ro1">
          <table:table-cell table:formula="of:=[$'Raw data'.A36]" office:value-type="string" office:string-value="vanilla nfq6" calcext:value-type="string">
            <text:p>vanilla nfq6</text:p>
          </table:table-cell>
          <table:table-cell table:formula="of:=[$'Raw data'.G36]" office:value-type="float" office:value="27.887" calcext:value-type="float">
            <text:p>27.887</text:p>
          </table:table-cell>
          <table:table-cell table:number-columns-repeated="5"/>
          <table:table-cell table:formula="of:=[.B19]" office:value-type="float" office:value="27.887" calcext:value-type="float">
            <text:p>27.887</text:p>
          </table:table-cell>
          <table:table-cell table:number-columns-repeated="1016"/>
        </table:table-row>
        <table:table-row table:style-name="ro1">
          <table:table-cell table:formula="of:=[$'Raw data'.A37]" office:value-type="string" office:string-value="vanilla nfq6" calcext:value-type="string">
            <text:p>vanilla nfq6</text:p>
          </table:table-cell>
          <table:table-cell table:formula="of:=[$'Raw data'.G37]" office:value-type="float" office:value="27.993" calcext:value-type="float">
            <text:p>27.993</text:p>
          </table:table-cell>
          <table:table-cell table:number-columns-repeated="5"/>
          <table:table-cell table:formula="of:=[.B20]" office:value-type="float" office:value="27.993" calcext:value-type="float">
            <text:p>27.993</text:p>
          </table:table-cell>
          <table:table-cell table:number-columns-repeated="1016"/>
        </table:table-row>
        <table:table-row table:style-name="ro1">
          <table:table-cell table:formula="of:=[$'Raw data'.A38]" office:value-type="string" office:string-value="vanilla nfq6" calcext:value-type="string">
            <text:p>vanilla nfq6</text:p>
          </table:table-cell>
          <table:table-cell table:formula="of:=[$'Raw data'.G38]" office:value-type="float" office:value="28.064" calcext:value-type="float">
            <text:p>28.064</text:p>
          </table:table-cell>
          <table:table-cell office:value-type="string" calcext:value-type="string">
            <text:p>highest</text:p>
          </table:table-cell>
          <table:table-cell table:number-columns-repeated="1021"/>
        </table:table-row>
        <table:table-row table:style-name="ro1">
          <table:table-cell table:formula="of:=[$'Raw data'.A39]" office:value-type="string" office:string-value="nfq6 with -t7 (reading mail)" calcext:value-type="string">
            <text:p>nfq6 with -t7 (reading mail)</text:p>
          </table:table-cell>
          <table:table-cell table:formula="of:=[$'Raw data'.G39]" office:value-type="float" office:value="26.335" calcext:value-type="float">
            <text:p>26.335</text:p>
          </table:table-cell>
          <table:table-cell office:value-type="string" calcext:value-type="string">
            <text:p>Don’t use</text:p>
          </table:table-cell>
          <table:table-cell table:number-columns-repeated="1021"/>
        </table:table-row>
        <table:table-row table:style-name="ro1">
          <table:table-cell table:formula="of:=[$'Raw data'.A40]" office:value-type="string" office:string-value="nfq6 with -t7 (reading mail)" calcext:value-type="string">
            <text:p>nfq6 with -t7 (reading mail)</text:p>
          </table:table-cell>
          <table:table-cell table:formula="of:=[$'Raw data'.G40]" office:value-type="float" office:value="26.067" calcext:value-type="float">
            <text:p>26.067</text:p>
          </table:table-cell>
          <table:table-cell office:value-type="string" calcext:value-type="string">
            <text:p>Don’t use</text:p>
          </table:table-cell>
          <table:table-cell table:number-columns-repeated="1021"/>
        </table:table-row>
        <table:table-row table:style-name="ro1">
          <table:table-cell table:formula="of:=[$'Raw data'.A41]" office:value-type="string" office:string-value="nfq6 with -t7" calcext:value-type="string">
            <text:p>nfq6 with -t7</text:p>
          </table:table-cell>
          <table:table-cell table:formula="of:=[$'Raw data'.G41]" office:value-type="float" office:value="25.224" calcext:value-type="float">
            <text:p>25.224</text:p>
          </table:table-cell>
          <table:table-cell table:number-columns-repeated="6"/>
          <table:table-cell table:formula="of:=[.B24]" office:value-type="float" office:value="25.224" calcext:value-type="float">
            <text:p>25.224</text:p>
          </table:table-cell>
          <table:table-cell table:number-columns-repeated="1015"/>
        </table:table-row>
        <table:table-row table:style-name="ro1">
          <table:table-cell table:formula="of:=[$'Raw data'.A42]" office:value-type="string" office:string-value="vanilla nfq6" calcext:value-type="string">
            <text:p>vanilla nfq6</text:p>
          </table:table-cell>
          <table:table-cell table:formula="of:=[$'Raw data'.G42]" office:value-type="float" office:value="26.893" calcext:value-type="float">
            <text:p>26.893</text:p>
          </table:table-cell>
          <table:table-cell table:number-columns-repeated="5"/>
          <table:table-cell table:formula="of:=[.B25]" office:value-type="float" office:value="26.893" calcext:value-type="float">
            <text:p>26.893</text:p>
          </table:table-cell>
          <table:table-cell table:number-columns-repeated="1016"/>
        </table:table-row>
        <table:table-row table:style-name="ro1">
          <table:table-cell table:formula="of:=[$'Raw data'.A43]" office:value-type="string" office:string-value="vanilla nfq6" calcext:value-type="string">
            <text:p>vanilla nfq6</text:p>
          </table:table-cell>
          <table:table-cell table:formula="of:=[$'Raw data'.G43]" office:value-type="float" office:value="27.227" calcext:value-type="float">
            <text:p>27.227</text:p>
          </table:table-cell>
          <table:table-cell table:number-columns-repeated="5"/>
          <table:table-cell table:formula="of:=[.B26]" office:value-type="float" office:value="27.227" calcext:value-type="float">
            <text:p>27.227</text:p>
          </table:table-cell>
          <table:table-cell table:number-columns-repeated="1016"/>
        </table:table-row>
        <table:table-row table:style-name="ro1">
          <table:table-cell table:formula="of:=[$'Raw data'.A44]" office:value-type="string" office:string-value="vanilla nfq6" calcext:value-type="string">
            <text:p>vanilla nfq6</text:p>
          </table:table-cell>
          <table:table-cell table:formula="of:=[$'Raw data'.G44]" office:value-type="float" office:value="27.893" calcext:value-type="float">
            <text:p>27.893</text:p>
          </table:table-cell>
          <table:table-cell table:number-columns-repeated="5"/>
          <table:table-cell table:formula="of:=[.B27]" office:value-type="float" office:value="27.893" calcext:value-type="float">
            <text:p>27.893</text:p>
          </table:table-cell>
          <table:table-cell table:number-columns-repeated="1016"/>
        </table:table-row>
        <table:table-row table:style-name="ro1">
          <table:table-cell table:formula="of:=[$'Raw data'.A45]" office:value-type="string" office:string-value="vanilla nfq6" calcext:value-type="string">
            <text:p>vanilla nfq6</text:p>
          </table:table-cell>
          <table:table-cell table:formula="of:=[$'Raw data'.G45]" office:value-type="float" office:value="26.631" calcext:value-type="float">
            <text:p>26.631</text:p>
          </table:table-cell>
          <table:table-cell table:number-columns-repeated="5"/>
          <table:table-cell table:formula="of:=[.B28]" office:value-type="float" office:value="26.631" calcext:value-type="float">
            <text:p>26.631</text:p>
          </table:table-cell>
          <table:table-cell table:number-columns-repeated="1016"/>
        </table:table-row>
        <table:table-row table:style-name="ro1">
          <table:table-cell table:formula="of:=[$'Raw data'.A46]" office:value-type="string" office:string-value="nfq6 with -t7" calcext:value-type="string">
            <text:p>nfq6 with -t7</text:p>
          </table:table-cell>
          <table:table-cell table:formula="of:=[$'Raw data'.G46]" office:value-type="float" office:value="25.975" calcext:value-type="float">
            <text:p>25.975</text:p>
          </table:table-cell>
          <table:table-cell table:number-columns-repeated="6"/>
          <table:table-cell table:formula="of:=[.B29]" office:value-type="float" office:value="25.975" calcext:value-type="float">
            <text:p>25.975</text:p>
          </table:table-cell>
          <table:table-cell table:number-columns-repeated="1015"/>
        </table:table-row>
        <table:table-row table:style-name="ro1">
          <table:table-cell table:formula="of:=[$'Raw data'.A47]" office:value-type="string" office:string-value="nfq6 with -t7" calcext:value-type="string">
            <text:p>nfq6 with -t7</text:p>
          </table:table-cell>
          <table:table-cell table:formula="of:=[$'Raw data'.G47]" office:value-type="float" office:value="26" calcext:value-type="float">
            <text:p>26</text:p>
          </table:table-cell>
          <table:table-cell table:number-columns-repeated="6"/>
          <table:table-cell table:formula="of:=[.B30]" office:value-type="float" office:value="26" calcext:value-type="float">
            <text:p>26</text:p>
          </table:table-cell>
          <table:table-cell table:number-columns-repeated="1015"/>
        </table:table-row>
        <table:table-row table:style-name="ro1">
          <table:table-cell table:formula="of:=[$'Raw data'.A48]" office:value-type="string" office:string-value="vanilla nfq6" calcext:value-type="string">
            <text:p>vanilla nfq6</text:p>
          </table:table-cell>
          <table:table-cell table:formula="of:=[$'Raw data'.G48]" office:value-type="float" office:value="26.805" calcext:value-type="float">
            <text:p>26.805</text:p>
          </table:table-cell>
          <table:table-cell table:number-columns-repeated="5"/>
          <table:table-cell table:formula="of:=[.B31]" office:value-type="float" office:value="26.805" calcext:value-type="float">
            <text:p>26.805</text:p>
          </table:table-cell>
          <table:table-cell table:number-columns-repeated="1016"/>
        </table:table-row>
        <table:table-row table:style-name="ro1">
          <table:table-cell table:formula="of:=[$'Raw data'.A49]" office:value-type="string" office:string-value="vanilla nfq6" calcext:value-type="string">
            <text:p>vanilla nfq6</text:p>
          </table:table-cell>
          <table:table-cell table:formula="of:=[$'Raw data'.G49]" office:value-type="float" office:value="27.04" calcext:value-type="float">
            <text:p>27.04</text:p>
          </table:table-cell>
          <table:table-cell table:number-columns-repeated="5"/>
          <table:table-cell table:formula="of:=[.B32]" office:value-type="float" office:value="27.04" calcext:value-type="float">
            <text:p>27.04</text:p>
          </table:table-cell>
          <table:table-cell table:number-columns-repeated="1016"/>
        </table:table-row>
        <table:table-row table:style-name="ro1">
          <table:table-cell table:formula="of:=[$'Raw data'.A50]" office:value-type="string" office:string-value="nfq6 with -t7" calcext:value-type="string">
            <text:p>nfq6 with -t7</text:p>
          </table:table-cell>
          <table:table-cell table:formula="of:=[$'Raw data'.G50]" office:value-type="float" office:value="25.575" calcext:value-type="float">
            <text:p>25.575</text:p>
          </table:table-cell>
          <table:table-cell table:number-columns-repeated="6"/>
          <table:table-cell table:formula="of:=[.B33]" office:value-type="float" office:value="25.575" calcext:value-type="float">
            <text:p>25.575</text:p>
          </table:table-cell>
          <table:table-cell table:number-columns-repeated="1015"/>
        </table:table-row>
        <table:table-row table:style-name="ro1">
          <table:table-cell table:formula="of:=[$'Raw data'.A51]" office:value-type="string" office:string-value="nfq6 with -t7" calcext:value-type="string">
            <text:p>nfq6 with -t7</text:p>
          </table:table-cell>
          <table:table-cell table:formula="of:=[$'Raw data'.G51]" office:value-type="float" office:value="26.459" calcext:value-type="float">
            <text:p>26.459</text:p>
          </table:table-cell>
          <table:table-cell office:value-type="string" calcext:value-type="string">
            <text:p>highest</text:p>
          </table:table-cell>
          <table:table-cell table:number-columns-repeated="1021"/>
        </table:table-row>
        <table:table-row table:style-name="ro1">
          <table:table-cell table:formula="of:=[$'Raw data'.A52]" office:value-type="string" office:string-value="nfq6 with -t7" calcext:value-type="string">
            <text:p>nfq6 with -t7</text:p>
          </table:table-cell>
          <table:table-cell table:formula="of:=[$'Raw data'.G52]" office:value-type="float" office:value="24.594" calcext:value-type="float">
            <text:p>24.594</text:p>
          </table:table-cell>
          <table:table-cell office:value-type="string" calcext:value-type="string">
            <text:p>lowest</text:p>
          </table:table-cell>
          <table:table-cell table:number-columns-repeated="1021"/>
        </table:table-row>
        <table:table-row table:style-name="ro1">
          <table:table-cell table:formula="of:=[$'Raw data'.A53]" office:value-type="string" office:string-value="vanilla nfq6" calcext:value-type="string">
            <text:p>vanilla nfq6</text:p>
          </table:table-cell>
          <table:table-cell table:formula="of:=[$'Raw data'.G53]" office:value-type="float" office:value="27.543" calcext:value-type="float">
            <text:p>27.543</text:p>
          </table:table-cell>
          <table:table-cell table:number-columns-repeated="5"/>
          <table:table-cell table:formula="of:=[.B36]" office:value-type="float" office:value="27.543" calcext:value-type="float">
            <text:p>27.543</text:p>
          </table:table-cell>
          <table:table-cell table:number-columns-repeated="1016"/>
        </table:table-row>
        <table:table-row table:style-name="ro1">
          <table:table-cell table:formula="of:=[$'Raw data'.A54]" office:value-type="string" office:string-value="vanilla nfq6" calcext:value-type="string">
            <text:p>vanilla nfq6</text:p>
          </table:table-cell>
          <table:table-cell table:formula="of:=[$'Raw data'.G54]" office:value-type="float" office:value="27.651" calcext:value-type="float">
            <text:p>27.651</text:p>
          </table:table-cell>
          <table:table-cell table:number-columns-repeated="5"/>
          <table:table-cell table:formula="of:=[.B37]" office:value-type="float" office:value="27.651" calcext:value-type="float">
            <text:p>27.651</text:p>
          </table:table-cell>
          <table:table-cell table:number-columns-repeated="1016"/>
        </table:table-row>
        <table:table-row table:style-name="ro1">
          <table:table-cell table:formula="of:=[$'Raw data'.A55]" office:value-type="string" office:string-value="vanilla nfq6" calcext:value-type="string">
            <text:p>vanilla nfq6</text:p>
          </table:table-cell>
          <table:table-cell table:formula="of:=[$'Raw data'.G55]" office:value-type="float" office:value="27.088" calcext:value-type="float">
            <text:p>27.088</text:p>
          </table:table-cell>
          <table:table-cell table:number-columns-repeated="5"/>
          <table:table-cell table:formula="of:=[.B38]" office:value-type="float" office:value="27.088" calcext:value-type="float">
            <text:p>27.088</text:p>
          </table:table-cell>
          <table:table-cell table:number-columns-repeated="1016"/>
        </table:table-row>
        <table:table-row table:style-name="ro1">
          <table:table-cell table:formula="of:=[$'Raw data'.A56]" office:value-type="string" office:string-value="nfq6 with -t7" calcext:value-type="string">
            <text:p>nfq6 with -t7</text:p>
          </table:table-cell>
          <table:table-cell table:formula="of:=[$'Raw data'.G56]" office:value-type="float" office:value="25.854" calcext:value-type="float">
            <text:p>25.854</text:p>
          </table:table-cell>
          <table:table-cell table:number-columns-repeated="6"/>
          <table:table-cell table:formula="of:=[.B39]" office:value-type="float" office:value="25.854" calcext:value-type="float">
            <text:p>25.854</text:p>
          </table:table-cell>
          <table:table-cell table:number-columns-repeated="1015"/>
        </table:table-row>
        <table:table-row table:style-name="ro1">
          <table:table-cell table:formula="of:=[$'Raw data'.A57]" office:value-type="string" office:string-value="lg2 -t0 -t1 -t2 -t6 -t7" calcext:value-type="string">
            <text:p>lg2 -t0 -t1 -t2 -t6 -t7</text:p>
          </table:table-cell>
          <table:table-cell table:formula="of:=[$'Raw data'.G57]" office:value-type="float" office:value="13.412" calcext:value-type="float">
            <text:p>13.412</text:p>
          </table:table-cell>
          <table:table-cell table:number-columns-repeated="1022"/>
        </table:table-row>
        <table:table-row table:style-name="ro1">
          <table:table-cell table:formula="of:=[$'Raw data'.A58]" office:value-type="string" office:string-value="lg2 -t0 -t1 -t2 -t6 -t7" calcext:value-type="string">
            <text:p>lg2 -t0 -t1 -t2 -t6 -t7</text:p>
          </table:table-cell>
          <table:table-cell table:formula="of:=[$'Raw data'.G58]" office:value-type="float" office:value="13.191" calcext:value-type="float">
            <text:p>13.191</text:p>
          </table:table-cell>
          <table:table-cell table:number-columns-repeated="1022"/>
        </table:table-row>
        <table:table-row table:style-name="ro1">
          <table:table-cell table:formula="of:=[$'Raw data'.A59]" office:value-type="float" office:value="0" calcext:value-type="float">
            <text:p>0</text:p>
          </table:table-cell>
          <table:table-cell table:formula="of:=[$'Raw data'.G59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formula="of:=[$'Raw data'.A60]" office:value-type="float" office:value="0" calcext:value-type="float">
            <text:p>0</text:p>
          </table:table-cell>
          <table:table-cell table:formula="of:=[$'Raw data'.G60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formula="of:=[$'Raw data'.A61]" office:value-type="float" office:value="0" calcext:value-type="float">
            <text:p>0</text:p>
          </table:table-cell>
          <table:table-cell table:formula="of:=[$'Raw data'.G61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formula="of:=[$'Raw data'.A62]" office:value-type="float" office:value="0" calcext:value-type="float">
            <text:p>0</text:p>
          </table:table-cell>
          <table:table-cell table:formula="of:=[$'Raw data'.G62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formula="of:=[$'Raw data'.A63]" office:value-type="float" office:value="0" calcext:value-type="float">
            <text:p>0</text:p>
          </table:table-cell>
          <table:table-cell table:formula="of:=[$'Raw data'.G63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formula="of:=[$'Raw data'.A64]" office:value-type="float" office:value="0" calcext:value-type="float">
            <text:p>0</text:p>
          </table:table-cell>
          <table:table-cell table:formula="of:=[$'Raw data'.G64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formula="of:=[$'Raw data'.A65]" office:value-type="float" office:value="0" calcext:value-type="float">
            <text:p>0</text:p>
          </table:table-cell>
          <table:table-cell table:formula="of:=[$'Raw data'.G65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formula="of:=[$'Raw data'.A66]" office:value-type="float" office:value="0" calcext:value-type="float">
            <text:p>0</text:p>
          </table:table-cell>
          <table:table-cell table:formula="of:=[$'Raw data'.G66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formula="of:=[$'Raw data'.A67]" office:value-type="float" office:value="0" calcext:value-type="float">
            <text:p>0</text:p>
          </table:table-cell>
          <table:table-cell table:formula="of:=[$'Raw data'.G67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formula="of:=[$'Raw data'.A68]" office:value-type="float" office:value="0" calcext:value-type="float">
            <text:p>0</text:p>
          </table:table-cell>
          <table:table-cell table:formula="of:=[$'Raw data'.G68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formula="of:=[$'Raw data'.A69]" office:value-type="float" office:value="0" calcext:value-type="float">
            <text:p>0</text:p>
          </table:table-cell>
          <table:table-cell table:formula="of:=[$'Raw data'.G69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formula="of:=[$'Raw data'.A70]" office:value-type="float" office:value="0" calcext:value-type="float">
            <text:p>0</text:p>
          </table:table-cell>
          <table:table-cell table:formula="of:=[$'Raw data'.G70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formula="of:=[$'Raw data'.A71]" office:value-type="float" office:value="0" calcext:value-type="float">
            <text:p>0</text:p>
          </table:table-cell>
          <table:table-cell table:formula="of:=[$'Raw data'.G71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formula="of:=[$'Raw data'.A72]" office:value-type="float" office:value="0" calcext:value-type="float">
            <text:p>0</text:p>
          </table:table-cell>
          <table:table-cell table:formula="of:=[$'Raw data'.G72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formula="of:=[$'Raw data'.A73]" office:value-type="float" office:value="0" calcext:value-type="float">
            <text:p>0</text:p>
          </table:table-cell>
          <table:table-cell table:formula="of:=[$'Raw data'.G73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formula="of:=[$'Raw data'.A74]" office:value-type="float" office:value="0" calcext:value-type="float">
            <text:p>0</text:p>
          </table:table-cell>
          <table:table-cell table:formula="of:=[$'Raw data'.G74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formula="of:=[$'Raw data'.A75]" office:value-type="float" office:value="0" calcext:value-type="float">
            <text:p>0</text:p>
          </table:table-cell>
          <table:table-cell table:formula="of:=[$'Raw data'.G75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formula="of:=[$'Raw data'.A76]" office:value-type="float" office:value="0" calcext:value-type="float">
            <text:p>0</text:p>
          </table:table-cell>
          <table:table-cell table:formula="of:=[$'Raw data'.G76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formula="of:=[$'Raw data'.A77]" office:value-type="float" office:value="0" calcext:value-type="float">
            <text:p>0</text:p>
          </table:table-cell>
          <table:table-cell table:formula="of:=[$'Raw data'.G77]" office:value-type="float" office:value="0" calcext:value-type="float">
            <text:p>0</text:p>
          </table:table-cell>
          <table:table-cell table:number-columns-repeated="1022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-a Raw Data" table:style-name="ta1">
        <table:table-column table:style-name="co17" table:default-cell-style-name="ce29"/>
        <table:table-column table:style-name="co18" table:default-cell-style-name="ce1"/>
        <table:table-column table:style-name="co19" table:default-cell-style-name="ce1"/>
        <table:table-column table:style-name="co20" table:default-cell-style-name="ce31"/>
        <table:table-column table:style-name="co5" table:number-columns-repeated="2" table:default-cell-style-name="ce31"/>
        <table:table-column table:style-name="co2" table:number-columns-repeated="1018" table:default-cell-style-name="ce1"/>
        <table:table-row table:style-name="ro2">
          <table:table-cell office:value-type="string" calcext:value-type="string">
            <text:p>Description</text:p>
          </table:table-cell>
          <table:table-cell table:style-name="ce29" office:value-type="string" calcext:value-type="string">
            <text:p>pkt size</text:p>
          </table:table-cell>
          <table:table-cell table:style-name="ce29" office:value-type="string" calcext:value-type="string">
            <text:p>passses</text:p>
          </table:table-cell>
          <table:table-cell table:style-name="ce30" office:value-type="string" calcext:value-type="string">
            <text:p>sys</text:p>
          </table:table-cell>
          <table:table-cell table:style-name="ce30" office:value-type="string" calcext:value-type="string">
            <text:p>user</text:p>
          </table:table-cell>
          <table:table-cell table:style-name="ce30" office:value-type="string" calcext:value-type="string">
            <text:p>sys + user</text:p>
          </table:table-cell>
          <table:table-cell table:style-name="ce29" table:number-columns-repeated="1018"/>
        </table:table-row>
        <table:table-row table:style-name="ro1">
          <table:table-cell office:value-type="string" calcext:value-type="string">
            <text:p>m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d dev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%age of base (15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%age of base (5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[NPM == New pktb_make()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spar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spar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spar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p 100000000 -t16 24 1500</text:p>
          </table:table-cell>
          <table:table-cell office:value-type="float" office:value="1500" calcext:value-type="float">
            <text:p>150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00217" calcext:value-type="float">
            <text:p>0.000</text:p>
          </table:table-cell>
          <table:table-cell office:value-type="float" office:value="33.2201" calcext:value-type="float">
            <text:p>33.220</text:p>
          </table:table-cell>
          <table:table-cell table:formula="of:=[.D10]+[.E10]" office:value-type="float" office:value="33.220317" calcext:value-type="float">
            <text:p>33.2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-p 100000000 -t16 24 1500</text:p>
          </table:table-cell>
          <table:table-cell office:value-type="float" office:value="1500" calcext:value-type="float">
            <text:p>150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04995" calcext:value-type="float">
            <text:p>0.005</text:p>
          </table:table-cell>
          <table:table-cell office:value-type="float" office:value="33.4089" calcext:value-type="float">
            <text:p>33.409</text:p>
          </table:table-cell>
          <table:table-cell table:formula="of:=[.D11]+[.E11]" office:value-type="float" office:value="33.413895" calcext:value-type="float">
            <text:p>33.4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-p 100000000 -t16 24 1500</text:p>
          </table:table-cell>
          <table:table-cell office:value-type="float" office:value="1500" calcext:value-type="float">
            <text:p>150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.000</text:p>
          </table:table-cell>
          <table:table-cell office:value-type="float" office:value="33.1932" calcext:value-type="float">
            <text:p>33.193</text:p>
          </table:table-cell>
          <table:table-cell table:formula="of:=[.D12]+[.E12]" office:value-type="float" office:value="33.1932" calcext:value-type="float">
            <text:p>33.1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-p 100000000 -t16 24 1500</text:p>
          </table:table-cell>
          <table:table-cell office:value-type="float" office:value="1500" calcext:value-type="float">
            <text:p>150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00606" calcext:value-type="float">
            <text:p>0.001</text:p>
          </table:table-cell>
          <table:table-cell office:value-type="float" office:value="33.122" calcext:value-type="float">
            <text:p>33.122</text:p>
          </table:table-cell>
          <table:table-cell table:formula="of:=[.D13]+[.E13]" office:value-type="float" office:value="33.122606" calcext:value-type="float">
            <text:p>33.1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-p 100000000 -t16 24 1500</text:p>
          </table:table-cell>
          <table:table-cell office:value-type="float" office:value="1500" calcext:value-type="float">
            <text:p>150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00152" calcext:value-type="float">
            <text:p>0.000</text:p>
          </table:table-cell>
          <table:table-cell office:value-type="float" office:value="33.1167" calcext:value-type="float">
            <text:p>33.117</text:p>
          </table:table-cell>
          <table:table-cell table:formula="of:=[.D14]+[.E14]" office:value-type="float" office:value="33.116852" calcext:value-type="float">
            <text:p>33.1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-p 100000000 -t16 24 1500</text:p>
          </table:table-cell>
          <table:table-cell office:value-type="float" office:value="1500" calcext:value-type="float">
            <text:p>150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00858" calcext:value-type="float">
            <text:p>0.001</text:p>
          </table:table-cell>
          <table:table-cell office:value-type="float" office:value="33.1222" calcext:value-type="float">
            <text:p>33.122</text:p>
          </table:table-cell>
          <table:table-cell table:formula="of:=[.D15]+[.E15]" office:value-type="float" office:value="33.123058" calcext:value-type="float">
            <text:p>33.1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-p 100000000 -t16 24 1500</text:p>
          </table:table-cell>
          <table:table-cell office:value-type="float" office:value="1500" calcext:value-type="float">
            <text:p>150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06829" calcext:value-type="float">
            <text:p>0.007</text:p>
          </table:table-cell>
          <table:table-cell office:value-type="float" office:value="33.2742" calcext:value-type="float">
            <text:p>33.274</text:p>
          </table:table-cell>
          <table:table-cell table:formula="of:=[.D16]+[.E16]" office:value-type="float" office:value="33.281029" calcext:value-type="float">
            <text:p>33.2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-p 100000000 -t16 24 1500</text:p>
          </table:table-cell>
          <table:table-cell office:value-type="float" office:value="50" calcext:value-type="float">
            <text:p>5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01077" calcext:value-type="float">
            <text:p>0.001</text:p>
          </table:table-cell>
          <table:table-cell office:value-type="float" office:value="13.3134" calcext:value-type="float">
            <text:p>13.313</text:p>
          </table:table-cell>
          <table:table-cell table:formula="of:=[.D17]+[.E17]" office:value-type="float" office:value="13.314477" calcext:value-type="float">
            <text:p>13.3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-p 100000000 -t16 24 1500</text:p>
          </table:table-cell>
          <table:table-cell office:value-type="float" office:value="50" calcext:value-type="float">
            <text:p>5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.000</text:p>
          </table:table-cell>
          <table:table-cell office:value-type="float" office:value="13.2657" calcext:value-type="float">
            <text:p>13.266</text:p>
          </table:table-cell>
          <table:table-cell table:formula="of:=[.D18]+[.E18]" office:value-type="float" office:value="13.2657" calcext:value-type="float">
            <text:p>13.2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-p 100000000 -t16 24 1500</text:p>
          </table:table-cell>
          <table:table-cell office:value-type="float" office:value="50" calcext:value-type="float">
            <text:p>5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00403" calcext:value-type="float">
            <text:p>0.000</text:p>
          </table:table-cell>
          <table:table-cell office:value-type="float" office:value="13.2595" calcext:value-type="float">
            <text:p>13.260</text:p>
          </table:table-cell>
          <table:table-cell table:formula="of:=[.D19]+[.E19]" office:value-type="float" office:value="13.259903" calcext:value-type="float">
            <text:p>13.2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-p 100000000 -t16 24 1500</text:p>
          </table:table-cell>
          <table:table-cell office:value-type="float" office:value="50" calcext:value-type="float">
            <text:p>5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.000</text:p>
          </table:table-cell>
          <table:table-cell office:value-type="float" office:value="13.3415" calcext:value-type="float">
            <text:p>13.342</text:p>
          </table:table-cell>
          <table:table-cell table:formula="of:=[.D20]+[.E20]" office:value-type="float" office:value="13.3415" calcext:value-type="float">
            <text:p>13.3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-p 100000000 -t16 24 1500</text:p>
          </table:table-cell>
          <table:table-cell office:value-type="float" office:value="50" calcext:value-type="float">
            <text:p>5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.000</text:p>
          </table:table-cell>
          <table:table-cell office:value-type="float" office:value="13.4325" calcext:value-type="float">
            <text:p>13.433</text:p>
          </table:table-cell>
          <table:table-cell table:formula="of:=[.D21]+[.E21]" office:value-type="float" office:value="13.4325" calcext:value-type="float">
            <text:p>13.4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-p 100000000 -t16 24 1500</text:p>
          </table:table-cell>
          <table:table-cell office:value-type="float" office:value="50" calcext:value-type="float">
            <text:p>5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00473" calcext:value-type="float">
            <text:p>0.000</text:p>
          </table:table-cell>
          <table:table-cell office:value-type="float" office:value="13.3202" calcext:value-type="float">
            <text:p>13.320</text:p>
          </table:table-cell>
          <table:table-cell table:formula="of:=[.D22]+[.E22]" office:value-type="float" office:value="13.320673" calcext:value-type="float">
            <text:p>13.3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-p 100000000 -t16 24 1500</text:p>
          </table:table-cell>
          <table:table-cell office:value-type="float" office:value="50" calcext:value-type="float">
            <text:p>5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.000</text:p>
          </table:table-cell>
          <table:table-cell office:value-type="float" office:value="13.4953" calcext:value-type="float">
            <text:p>13.495</text:p>
          </table:table-cell>
          <table:table-cell table:formula="of:=[.D23]+[.E23]" office:value-type="float" office:value="13.4953" calcext:value-type="float">
            <text:p>13.495</text:p>
          </table:table-cell>
          <table:table-cell table:number-columns-repeated="1018"/>
        </table:table-row>
        <table:table-row table:style-name="ro1">
          <table:table-cell table:style-name="ce30" office:value-type="string" calcext:value-type="string">
            <text:p>-p 100000000 -t7 -t16 24 50</text:p>
          </table:table-cell>
          <table:table-cell office:value-type="float" office:value="50" calcext:value-type="float">
            <text:p>5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00997" calcext:value-type="float">
            <text:p>0.001</text:p>
          </table:table-cell>
          <table:table-cell office:value-type="float" office:value="6.26232" calcext:value-type="float">
            <text:p>6.262</text:p>
          </table:table-cell>
          <table:table-cell table:formula="of:=[.D24]+[.E24]" office:value-type="float" office:value="6.263317" calcext:value-type="float">
            <text:p>6.263</text:p>
          </table:table-cell>
          <table:table-cell table:number-columns-repeated="1018"/>
        </table:table-row>
        <table:table-row table:style-name="ro1">
          <table:table-cell table:style-name="ce30" office:value-type="string" calcext:value-type="string">
            <text:p>-p 100000000 -t7 -t16 24 50</text:p>
          </table:table-cell>
          <table:table-cell office:value-type="float" office:value="50" calcext:value-type="float">
            <text:p>5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00204" calcext:value-type="float">
            <text:p>0.000</text:p>
          </table:table-cell>
          <table:table-cell office:value-type="float" office:value="6.26254" calcext:value-type="float">
            <text:p>6.263</text:p>
          </table:table-cell>
          <table:table-cell table:formula="of:=[.D25]+[.E25]" office:value-type="float" office:value="6.262744" calcext:value-type="float">
            <text:p>6.263</text:p>
          </table:table-cell>
          <table:table-cell table:number-columns-repeated="1018"/>
        </table:table-row>
        <table:table-row table:style-name="ro1">
          <table:table-cell table:style-name="ce30" office:value-type="string" calcext:value-type="string">
            <text:p>-p 100000000 -t7 -t16 24 50</text:p>
          </table:table-cell>
          <table:table-cell office:value-type="float" office:value="50" calcext:value-type="float">
            <text:p>5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.000</text:p>
          </table:table-cell>
          <table:table-cell office:value-type="float" office:value="6.40585" calcext:value-type="float">
            <text:p>6.406</text:p>
          </table:table-cell>
          <table:table-cell table:formula="of:=[.D26]+[.E26]" office:value-type="float" office:value="6.40585" calcext:value-type="float">
            <text:p>6.406</text:p>
          </table:table-cell>
          <table:table-cell table:number-columns-repeated="1018"/>
        </table:table-row>
        <table:table-row table:style-name="ro1">
          <table:table-cell table:style-name="ce30" office:value-type="string" calcext:value-type="string">
            <text:p>-p 100000000 -t7 -t16 24 50</text:p>
          </table:table-cell>
          <table:table-cell office:value-type="float" office:value="50" calcext:value-type="float">
            <text:p>5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0082" calcext:value-type="float">
            <text:p>0.001</text:p>
          </table:table-cell>
          <table:table-cell office:value-type="float" office:value="6.29181" calcext:value-type="float">
            <text:p>6.292</text:p>
          </table:table-cell>
          <table:table-cell table:formula="of:=[.D27]+[.E27]" office:value-type="float" office:value="6.29263" calcext:value-type="float">
            <text:p>6.293</text:p>
          </table:table-cell>
          <table:table-cell table:number-columns-repeated="1018"/>
        </table:table-row>
        <table:table-row table:style-name="ro1">
          <table:table-cell table:style-name="ce30" office:value-type="string" calcext:value-type="string">
            <text:p>-p 100000000 -t7 -t16 24 50</text:p>
          </table:table-cell>
          <table:table-cell office:value-type="float" office:value="50" calcext:value-type="float">
            <text:p>5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.000</text:p>
          </table:table-cell>
          <table:table-cell office:value-type="float" office:value="6.43682" calcext:value-type="float">
            <text:p>6.437</text:p>
          </table:table-cell>
          <table:table-cell table:formula="of:=[.D28]+[.E28]" office:value-type="float" office:value="6.43682" calcext:value-type="float">
            <text:p>6.437</text:p>
          </table:table-cell>
          <table:table-cell table:number-columns-repeated="1018"/>
        </table:table-row>
        <table:table-row table:style-name="ro1">
          <table:table-cell table:style-name="ce30" office:value-type="string" calcext:value-type="string">
            <text:p>-p 100000000 -t7 -t16 24 50</text:p>
          </table:table-cell>
          <table:table-cell office:value-type="float" office:value="50" calcext:value-type="float">
            <text:p>5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.000</text:p>
          </table:table-cell>
          <table:table-cell office:value-type="float" office:value="6.37629" calcext:value-type="float">
            <text:p>6.376</text:p>
          </table:table-cell>
          <table:table-cell table:formula="of:=[.D29]+[.E29]" office:value-type="float" office:value="6.37629" calcext:value-type="float">
            <text:p>6.376</text:p>
          </table:table-cell>
          <table:table-cell table:number-columns-repeated="1018"/>
        </table:table-row>
        <table:table-row table:style-name="ro1">
          <table:table-cell table:style-name="ce30" office:value-type="string" calcext:value-type="string">
            <text:p>-p 100000000 -t7 -t16 24 1500</text:p>
          </table:table-cell>
          <table:table-cell office:value-type="float" office:value="1500" calcext:value-type="float">
            <text:p>150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00192" calcext:value-type="float">
            <text:p>0.000</text:p>
          </table:table-cell>
          <table:table-cell office:value-type="float" office:value="25.8212" calcext:value-type="float">
            <text:p>25.821</text:p>
          </table:table-cell>
          <table:table-cell table:formula="of:=[.D30]+[.E30]" office:value-type="float" office:value="25.821392" calcext:value-type="float">
            <text:p>25.821</text:p>
          </table:table-cell>
          <table:table-cell table:number-columns-repeated="1018"/>
        </table:table-row>
        <table:table-row table:style-name="ro1">
          <table:table-cell table:style-name="ce30" office:value-type="string" calcext:value-type="string">
            <text:p>-p 100000000 -t7 -t16 24 1500</text:p>
          </table:table-cell>
          <table:table-cell office:value-type="float" office:value="1500" calcext:value-type="float">
            <text:p>150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01112" calcext:value-type="float">
            <text:p>0.001</text:p>
          </table:table-cell>
          <table:table-cell office:value-type="float" office:value="25.8541" calcext:value-type="float">
            <text:p>25.854</text:p>
          </table:table-cell>
          <table:table-cell table:formula="of:=[.D31]+[.E31]" office:value-type="float" office:value="25.855212" calcext:value-type="float">
            <text:p>25.855</text:p>
          </table:table-cell>
          <table:table-cell table:number-columns-repeated="1018"/>
        </table:table-row>
        <table:table-row table:style-name="ro1">
          <table:table-cell table:style-name="ce30" office:value-type="string" calcext:value-type="string">
            <text:p>-p 100000000 -t7 -t16 24 1500</text:p>
          </table:table-cell>
          <table:table-cell office:value-type="float" office:value="1500" calcext:value-type="float">
            <text:p>150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00175" calcext:value-type="float">
            <text:p>0.000</text:p>
          </table:table-cell>
          <table:table-cell office:value-type="float" office:value="25.8512" calcext:value-type="float">
            <text:p>25.851</text:p>
          </table:table-cell>
          <table:table-cell table:formula="of:=[.D32]+[.E32]" office:value-type="float" office:value="25.851375" calcext:value-type="float">
            <text:p>25.851</text:p>
          </table:table-cell>
          <table:table-cell table:number-columns-repeated="1018"/>
        </table:table-row>
        <table:table-row table:style-name="ro1">
          <table:table-cell table:style-name="ce30" office:value-type="string" calcext:value-type="string">
            <text:p>-p 100000000 -t7 -t16 24 1500</text:p>
          </table:table-cell>
          <table:table-cell office:value-type="float" office:value="1500" calcext:value-type="float">
            <text:p>150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.000</text:p>
          </table:table-cell>
          <table:table-cell office:value-type="float" office:value="25.8189" calcext:value-type="float">
            <text:p>25.819</text:p>
          </table:table-cell>
          <table:table-cell table:formula="of:=[.D33]+[.E33]" office:value-type="float" office:value="25.8189" calcext:value-type="float">
            <text:p>25.819</text:p>
          </table:table-cell>
          <table:table-cell table:number-columns-repeated="1018"/>
        </table:table-row>
        <table:table-row table:style-name="ro1">
          <table:table-cell table:style-name="ce30" office:value-type="string" calcext:value-type="string">
            <text:p>-p 100000000 -t7 -t16 24 1500</text:p>
          </table:table-cell>
          <table:table-cell office:value-type="float" office:value="1500" calcext:value-type="float">
            <text:p>150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.000</text:p>
          </table:table-cell>
          <table:table-cell office:value-type="float" office:value="25.8389" calcext:value-type="float">
            <text:p>25.839</text:p>
          </table:table-cell>
          <table:table-cell table:formula="of:=[.D34]+[.E34]" office:value-type="float" office:value="25.8389" calcext:value-type="float">
            <text:p>25.839</text:p>
          </table:table-cell>
          <table:table-cell table:number-columns-repeated="1018"/>
        </table:table-row>
        <table:table-row table:style-name="ro1">
          <table:table-cell table:style-name="ce30" office:value-type="string" calcext:value-type="string">
            <text:p>-p 100000000 -t7 -t16 24 1500</text:p>
          </table:table-cell>
          <table:table-cell office:value-type="float" office:value="1500" calcext:value-type="float">
            <text:p>150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.000</text:p>
          </table:table-cell>
          <table:table-cell office:value-type="float" office:value="25.9045" calcext:value-type="float">
            <text:p>25.905</text:p>
          </table:table-cell>
          <table:table-cell table:formula="of:=[.D35]+[.E35]" office:value-type="float" office:value="25.9045" calcext:value-type="float">
            <text:p>25.905</text:p>
          </table:table-cell>
          <table:table-cell table:number-columns-repeated="1018"/>
        </table:table-row>
        <table:table-row table:style-name="ro1">
          <table:table-cell table:style-name="ce30" office:value-type="string" calcext:value-type="string">
            <text:p>-p 100000000 -t7 -t16 24 1500</text:p>
          </table:table-cell>
          <table:table-cell office:value-type="float" office:value="1500" calcext:value-type="float">
            <text:p>150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.000</text:p>
          </table:table-cell>
          <table:table-cell office:value-type="float" office:value="25.8185" calcext:value-type="float">
            <text:p>25.819</text:p>
          </table:table-cell>
          <table:table-cell table:formula="of:=[.D36]+[.E36]" office:value-type="float" office:value="25.8185" calcext:value-type="float">
            <text:p>25.819</text:p>
          </table:table-cell>
          <table:table-cell table:number-columns-repeated="1018"/>
        </table:table-row>
        <table:table-row table:style-name="ro3">
          <table:table-cell table:style-name="ce30" office:value-type="string" calcext:value-type="string">
            <text:p>-p 100000000 -t7 -t16 24 1500 NPM</text:p>
          </table:table-cell>
          <table:table-cell office:value-type="float" office:value="1500" calcext:value-type="float">
            <text:p>150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.000</text:p>
          </table:table-cell>
          <table:table-cell office:value-type="float" office:value="19.7527" calcext:value-type="float">
            <text:p>19.753</text:p>
          </table:table-cell>
          <table:table-cell table:formula="of:=[.D37]+[.E37]" office:value-type="float" office:value="19.7527" calcext:value-type="float">
            <text:p>19.753</text:p>
          </table:table-cell>
          <table:table-cell table:number-columns-repeated="1018"/>
        </table:table-row>
        <table:table-row table:style-name="ro1">
          <table:table-cell table:style-name="ce30" office:value-type="string" calcext:value-type="string">
            <text:p>-p 100000000 -t7 -t16 24 1500 NPM</text:p>
          </table:table-cell>
          <table:table-cell office:value-type="float" office:value="1500" calcext:value-type="float">
            <text:p>150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00172" calcext:value-type="float">
            <text:p>0.000</text:p>
          </table:table-cell>
          <table:table-cell office:value-type="float" office:value="19.65" calcext:value-type="float">
            <text:p>19.650</text:p>
          </table:table-cell>
          <table:table-cell table:formula="of:=[.D38]+[.E38]" office:value-type="float" office:value="19.650172" calcext:value-type="float">
            <text:p>19.650</text:p>
          </table:table-cell>
          <table:table-cell table:number-columns-repeated="1018"/>
        </table:table-row>
        <table:table-row table:style-name="ro1">
          <table:table-cell table:style-name="ce30" office:value-type="string" calcext:value-type="string">
            <text:p>-p 100000000 -t7 -t16 24 1500 NPM</text:p>
          </table:table-cell>
          <table:table-cell office:value-type="float" office:value="1500" calcext:value-type="float">
            <text:p>150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02399" calcext:value-type="float">
            <text:p>0.002</text:p>
          </table:table-cell>
          <table:table-cell office:value-type="float" office:value="19.8544" calcext:value-type="float">
            <text:p>19.854</text:p>
          </table:table-cell>
          <table:table-cell table:formula="of:=[.D39]+[.E39]" office:value-type="float" office:value="19.856799" calcext:value-type="float">
            <text:p>19.857</text:p>
          </table:table-cell>
          <table:table-cell table:number-columns-repeated="1018"/>
        </table:table-row>
        <table:table-row table:style-name="ro1">
          <table:table-cell table:style-name="ce30" office:value-type="string" calcext:value-type="string">
            <text:p>-p 100000000 -t7 -t16 24 1500 NPM</text:p>
          </table:table-cell>
          <table:table-cell office:value-type="float" office:value="1500" calcext:value-type="float">
            <text:p>150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0868" calcext:value-type="float">
            <text:p>0.009</text:p>
          </table:table-cell>
          <table:table-cell office:value-type="float" office:value="19.7692" calcext:value-type="float">
            <text:p>19.769</text:p>
          </table:table-cell>
          <table:table-cell table:formula="of:=[.D40]+[.E40]" office:value-type="float" office:value="19.77788" calcext:value-type="float">
            <text:p>19.778</text:p>
          </table:table-cell>
          <table:table-cell table:number-columns-repeated="1018"/>
        </table:table-row>
        <table:table-row table:style-name="ro1">
          <table:table-cell table:style-name="ce30" office:value-type="string" calcext:value-type="string">
            <text:p>-p 100000000 -t7 -t16 24 1500 NPM</text:p>
          </table:table-cell>
          <table:table-cell office:value-type="float" office:value="1500" calcext:value-type="float">
            <text:p>150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00227" calcext:value-type="float">
            <text:p>0.000</text:p>
          </table:table-cell>
          <table:table-cell office:value-type="float" office:value="19.7054" calcext:value-type="float">
            <text:p>19.705</text:p>
          </table:table-cell>
          <table:table-cell table:formula="of:=[.D41]+[.E41]" office:value-type="float" office:value="19.705627" calcext:value-type="float">
            <text:p>19.706</text:p>
          </table:table-cell>
          <table:table-cell table:number-columns-repeated="1018"/>
        </table:table-row>
        <table:table-row table:style-name="ro1">
          <table:table-cell table:style-name="ce30" office:value-type="string" calcext:value-type="string">
            <text:p>-p 100000000 -t7 -t16 24 1500 NPM</text:p>
          </table:table-cell>
          <table:table-cell office:value-type="float" office:value="1500" calcext:value-type="float">
            <text:p>150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00575" calcext:value-type="float">
            <text:p>0.001</text:p>
          </table:table-cell>
          <table:table-cell office:value-type="float" office:value="19.8718" calcext:value-type="float">
            <text:p>19.872</text:p>
          </table:table-cell>
          <table:table-cell table:formula="of:=[.D42]+[.E42]" office:value-type="float" office:value="19.872375" calcext:value-type="float">
            <text:p>19.872</text:p>
          </table:table-cell>
          <table:table-cell table:number-columns-repeated="1018"/>
        </table:table-row>
        <table:table-row table:style-name="ro1">
          <table:table-cell table:style-name="ce30" office:value-type="string" calcext:value-type="string">
            <text:p>-p 100000000 -t7 -t16 24 1500 NPM</text:p>
          </table:table-cell>
          <table:table-cell office:value-type="float" office:value="1500" calcext:value-type="float">
            <text:p>150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00115" calcext:value-type="float">
            <text:p>0.000</text:p>
          </table:table-cell>
          <table:table-cell office:value-type="float" office:value="20.275" calcext:value-type="float">
            <text:p>20.275</text:p>
          </table:table-cell>
          <table:table-cell table:formula="of:=[.D43]+[.E43]" office:value-type="float" office:value="20.275115" calcext:value-type="float">
            <text:p>20.275</text:p>
          </table:table-cell>
          <table:table-cell table:number-columns-repeated="1018"/>
        </table:table-row>
        <table:table-row table:style-name="ro1">
          <table:table-cell table:style-name="ce30" office:value-type="string" calcext:value-type="string">
            <text:p>-p 100000000 -t7 -t16 24 50 NPM</text:p>
          </table:table-cell>
          <table:table-cell office:value-type="float" office:value="50" calcext:value-type="float">
            <text:p>5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01099" calcext:value-type="float">
            <text:p>0.001</text:p>
          </table:table-cell>
          <table:table-cell office:value-type="float" office:value="6.76716" calcext:value-type="float">
            <text:p>6.767</text:p>
          </table:table-cell>
          <table:table-cell table:formula="of:=[.D44]+[.E44]" office:value-type="float" office:value="6.768259" calcext:value-type="float">
            <text:p>6.768</text:p>
          </table:table-cell>
          <table:table-cell table:number-columns-repeated="1018"/>
        </table:table-row>
        <table:table-row table:style-name="ro1">
          <table:table-cell table:style-name="ce30" office:value-type="string" calcext:value-type="string">
            <text:p>-p 100000000 -t7 -t16 24 50 NPM</text:p>
          </table:table-cell>
          <table:table-cell office:value-type="float" office:value="50" calcext:value-type="float">
            <text:p>5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01743" calcext:value-type="float">
            <text:p>0.002</text:p>
          </table:table-cell>
          <table:table-cell office:value-type="float" office:value="6.8167" calcext:value-type="float">
            <text:p>6.817</text:p>
          </table:table-cell>
          <table:table-cell table:formula="of:=[.D45]+[.E45]" office:value-type="float" office:value="6.818443" calcext:value-type="float">
            <text:p>6.818</text:p>
          </table:table-cell>
          <table:table-cell table:number-columns-repeated="1018"/>
        </table:table-row>
        <table:table-row table:style-name="ro1">
          <table:table-cell table:style-name="ce30" office:value-type="string" calcext:value-type="string">
            <text:p>-p 100000000 -t7 -t16 24 50 NPM</text:p>
          </table:table-cell>
          <table:table-cell office:value-type="float" office:value="50" calcext:value-type="float">
            <text:p>5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.000</text:p>
          </table:table-cell>
          <table:table-cell office:value-type="float" office:value="6.74163" calcext:value-type="float">
            <text:p>6.742</text:p>
          </table:table-cell>
          <table:table-cell table:formula="of:=[.D46]+[.E46]" office:value-type="float" office:value="6.74163" calcext:value-type="float">
            <text:p>6.742</text:p>
          </table:table-cell>
          <table:table-cell table:number-columns-repeated="1018"/>
        </table:table-row>
        <table:table-row table:style-name="ro1">
          <table:table-cell table:style-name="ce30" office:value-type="string" calcext:value-type="string">
            <text:p>-p 100000000 -t7 -t16 24 50 NPM</text:p>
          </table:table-cell>
          <table:table-cell office:value-type="float" office:value="50" calcext:value-type="float">
            <text:p>5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00692" calcext:value-type="float">
            <text:p>0.001</text:p>
          </table:table-cell>
          <table:table-cell office:value-type="float" office:value="6.76993" calcext:value-type="float">
            <text:p>6.770</text:p>
          </table:table-cell>
          <table:table-cell table:formula="of:=[.D47]+[.E47]" office:value-type="float" office:value="6.770622" calcext:value-type="float">
            <text:p>6.771</text:p>
          </table:table-cell>
          <table:table-cell table:number-columns-repeated="1018"/>
        </table:table-row>
        <table:table-row table:style-name="ro1">
          <table:table-cell table:style-name="ce30" office:value-type="string" calcext:value-type="string">
            <text:p>-p 100000000 -t7 -t16 24 50 NPM</text:p>
          </table:table-cell>
          <table:table-cell office:value-type="float" office:value="50" calcext:value-type="float">
            <text:p>5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00999" calcext:value-type="float">
            <text:p>0.001</text:p>
          </table:table-cell>
          <table:table-cell office:value-type="float" office:value="6.79124" calcext:value-type="float">
            <text:p>6.791</text:p>
          </table:table-cell>
          <table:table-cell table:formula="of:=[.D48]+[.E48]" office:value-type="float" office:value="6.792239" calcext:value-type="float">
            <text:p>6.792</text:p>
          </table:table-cell>
          <table:table-cell table:number-columns-repeated="1018"/>
        </table:table-row>
        <table:table-row table:style-name="ro1">
          <table:table-cell table:style-name="ce30" office:value-type="string" calcext:value-type="string">
            <text:p>-p 100000000 -t7 -t16 24 50 NPM</text:p>
          </table:table-cell>
          <table:table-cell office:value-type="float" office:value="50" calcext:value-type="float">
            <text:p>5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01085" calcext:value-type="float">
            <text:p>0.001</text:p>
          </table:table-cell>
          <table:table-cell office:value-type="float" office:value="6.79288" calcext:value-type="float">
            <text:p>6.793</text:p>
          </table:table-cell>
          <table:table-cell table:formula="of:=[.D49]+[.E49]" office:value-type="float" office:value="6.793965" calcext:value-type="float">
            <text:p>6.794</text:p>
          </table:table-cell>
          <table:table-cell table:number-columns-repeated="1018"/>
        </table:table-row>
        <table:table-row table:style-name="ro1">
          <table:table-cell table:style-name="ce30" office:value-type="string" calcext:value-type="string">
            <text:p>-p 100000000 -t7 -t16 24 50 NPM</text:p>
          </table:table-cell>
          <table:table-cell office:value-type="float" office:value="50" calcext:value-type="float">
            <text:p>5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00148" calcext:value-type="float">
            <text:p>0.000</text:p>
          </table:table-cell>
          <table:table-cell office:value-type="float" office:value="6.73508" calcext:value-type="float">
            <text:p>6.735</text:p>
          </table:table-cell>
          <table:table-cell table:formula="of:=[.D50]+[.E50]" office:value-type="float" office:value="6.735228" calcext:value-type="float">
            <text:p>6.7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-p 100000000 -t7 -t16 -t19 24 1500</text:p>
          </table:table-cell>
          <table:table-cell office:value-type="float" office:value="1500" calcext:value-type="float">
            <text:p>150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00127" calcext:value-type="float">
            <text:p>0.000</text:p>
          </table:table-cell>
          <table:table-cell office:value-type="float" office:value="4.6895" calcext:value-type="float">
            <text:p>4.690</text:p>
          </table:table-cell>
          <table:table-cell table:formula="of:=[.D51]+[.E51]" office:value-type="float" office:value="4.689627" calcext:value-type="float">
            <text:p>4.6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-p 100000000 -t7 -t16 -t19 24 1500</text:p>
          </table:table-cell>
          <table:table-cell office:value-type="float" office:value="1500" calcext:value-type="float">
            <text:p>150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.000</text:p>
          </table:table-cell>
          <table:table-cell office:value-type="float" office:value="4.23855" calcext:value-type="float">
            <text:p>4.239</text:p>
          </table:table-cell>
          <table:table-cell table:formula="of:=[.D52]+[.E52]" office:value-type="float" office:value="4.23855" calcext:value-type="float">
            <text:p>4.2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-p 100000000 -t7 -t16 -t19 24 1500</text:p>
          </table:table-cell>
          <table:table-cell office:value-type="float" office:value="1500" calcext:value-type="float">
            <text:p>150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.000</text:p>
          </table:table-cell>
          <table:table-cell office:value-type="float" office:value="3.52576" calcext:value-type="float">
            <text:p>3.526</text:p>
          </table:table-cell>
          <table:table-cell table:formula="of:=[.D53]+[.E53]" office:value-type="float" office:value="3.52576" calcext:value-type="float">
            <text:p>3.5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-p 100000000 -t7 -t16 -t19 24 1500</text:p>
          </table:table-cell>
          <table:table-cell office:value-type="float" office:value="1500" calcext:value-type="float">
            <text:p>150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.000</text:p>
          </table:table-cell>
          <table:table-cell office:value-type="float" office:value="3.46512" calcext:value-type="float">
            <text:p>3.465</text:p>
          </table:table-cell>
          <table:table-cell table:formula="of:=[.D54]+[.E54]" office:value-type="float" office:value="3.46512" calcext:value-type="float">
            <text:p>3.4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-p 100000000 -t7 -t16 -t19 24 1500</text:p>
          </table:table-cell>
          <table:table-cell office:value-type="float" office:value="1500" calcext:value-type="float">
            <text:p>150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.000</text:p>
          </table:table-cell>
          <table:table-cell office:value-type="float" office:value="3.36764" calcext:value-type="float">
            <text:p>3.368</text:p>
          </table:table-cell>
          <table:table-cell table:formula="of:=[.D55]+[.E55]" office:value-type="float" office:value="3.36764" calcext:value-type="float">
            <text:p>3.3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-p 100000000 -t7 -t16 -t19 24 1500</text:p>
          </table:table-cell>
          <table:table-cell office:value-type="float" office:value="1500" calcext:value-type="float">
            <text:p>150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.000</text:p>
          </table:table-cell>
          <table:table-cell office:value-type="float" office:value="3.46585" calcext:value-type="float">
            <text:p>3.466</text:p>
          </table:table-cell>
          <table:table-cell table:formula="of:=[.D56]+[.E56]" office:value-type="float" office:value="3.46585" calcext:value-type="float">
            <text:p>3.4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-p 100000000 -t7 -t16 -t19 24 1500</text:p>
          </table:table-cell>
          <table:table-cell office:value-type="float" office:value="1500" calcext:value-type="float">
            <text:p>150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00325" calcext:value-type="float">
            <text:p>0.000</text:p>
          </table:table-cell>
          <table:table-cell office:value-type="float" office:value="4.69695" calcext:value-type="float">
            <text:p>4.697</text:p>
          </table:table-cell>
          <table:table-cell table:formula="of:=[.D57]+[.E57]" office:value-type="float" office:value="4.697275" calcext:value-type="float">
            <text:p>4.6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-p 100000000 -t7 -t16 -t19 24 50</text:p>
          </table:table-cell>
          <table:table-cell office:value-type="float" office:value="50" calcext:value-type="float">
            <text:p>5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00138" calcext:value-type="float">
            <text:p>0.000</text:p>
          </table:table-cell>
          <table:table-cell office:value-type="float" office:value="4.03765" calcext:value-type="float">
            <text:p>4.038</text:p>
          </table:table-cell>
          <table:table-cell table:formula="of:=[.D58]+[.E58]" office:value-type="float" office:value="4.037788" calcext:value-type="float">
            <text:p>4.0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-p 100000000 -t7 -t16 -t19 24 50</text:p>
          </table:table-cell>
          <table:table-cell office:value-type="float" office:value="50" calcext:value-type="float">
            <text:p>5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.000</text:p>
          </table:table-cell>
          <table:table-cell office:value-type="float" office:value="3.51981" calcext:value-type="float">
            <text:p>3.520</text:p>
          </table:table-cell>
          <table:table-cell table:formula="of:=[.D59]+[.E59]" office:value-type="float" office:value="3.51981" calcext:value-type="float">
            <text:p>3.5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-p 100000000 -t7 -t16 -t19 24 50</text:p>
          </table:table-cell>
          <table:table-cell office:value-type="float" office:value="50" calcext:value-type="float">
            <text:p>5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.000</text:p>
          </table:table-cell>
          <table:table-cell office:value-type="float" office:value="3.36548" calcext:value-type="float">
            <text:p>3.365</text:p>
          </table:table-cell>
          <table:table-cell table:formula="of:=[.D60]+[.E60]" office:value-type="float" office:value="3.36548" calcext:value-type="float">
            <text:p>3.3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-p 100000000 -t7 -t16 -t19 24 50</text:p>
          </table:table-cell>
          <table:table-cell office:value-type="float" office:value="50" calcext:value-type="float">
            <text:p>5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00113" calcext:value-type="float">
            <text:p>0.000</text:p>
          </table:table-cell>
          <table:table-cell office:value-type="float" office:value="4.52962" calcext:value-type="float">
            <text:p>4.530</text:p>
          </table:table-cell>
          <table:table-cell table:formula="of:=[.D61]+[.E61]" office:value-type="float" office:value="4.529733" calcext:value-type="float">
            <text:p>4.5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-p 100000000 -t7 -t16 -t19 24 50</text:p>
          </table:table-cell>
          <table:table-cell office:value-type="float" office:value="50" calcext:value-type="float">
            <text:p>5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.000</text:p>
          </table:table-cell>
          <table:table-cell office:value-type="float" office:value="3.71681" calcext:value-type="float">
            <text:p>3.717</text:p>
          </table:table-cell>
          <table:table-cell table:formula="of:=[.D62]+[.E62]" office:value-type="float" office:value="3.71681" calcext:value-type="float">
            <text:p>3.7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-p 100000000 -t7 -t16 -t19 24 50</text:p>
          </table:table-cell>
          <table:table-cell office:value-type="float" office:value="50" calcext:value-type="float">
            <text:p>5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00091" calcext:value-type="float">
            <text:p>0.000</text:p>
          </table:table-cell>
          <table:table-cell office:value-type="float" office:value="4.55647" calcext:value-type="float">
            <text:p>4.556</text:p>
          </table:table-cell>
          <table:table-cell table:formula="of:=[.D63]+[.E63]" office:value-type="float" office:value="4.556561" calcext:value-type="float">
            <text:p>4.5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-p 100000000 -t7 -t16 -t19 24 50</text:p>
          </table:table-cell>
          <table:table-cell office:value-type="float" office:value="50" calcext:value-type="float">
            <text:p>5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00172" calcext:value-type="float">
            <text:p>0.000</text:p>
          </table:table-cell>
          <table:table-cell office:value-type="float" office:value="3.46481" calcext:value-type="float">
            <text:p>3.465</text:p>
          </table:table-cell>
          <table:table-cell table:formula="of:=[.D64]+[.E64]" office:value-type="float" office:value="3.464982" calcext:value-type="float">
            <text:p>3.4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-p 100000000 -t16 -t19 24 50</text:p>
          </table:table-cell>
          <table:table-cell office:value-type="float" office:value="50" calcext:value-type="float">
            <text:p>5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.000</text:p>
          </table:table-cell>
          <table:table-cell office:value-type="float" office:value="7.56335" calcext:value-type="float">
            <text:p>7.563</text:p>
          </table:table-cell>
          <table:table-cell table:formula="of:=[.D65]+[.E65]" office:value-type="float" office:value="7.56335" calcext:value-type="float">
            <text:p>7.5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-p 100000000 -t16 -t19 24 50</text:p>
          </table:table-cell>
          <table:table-cell office:value-type="float" office:value="50" calcext:value-type="float">
            <text:p>5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00132" calcext:value-type="float">
            <text:p>0.000</text:p>
          </table:table-cell>
          <table:table-cell office:value-type="float" office:value="7.43466" calcext:value-type="float">
            <text:p>7.435</text:p>
          </table:table-cell>
          <table:table-cell table:formula="of:=[.D66]+[.E66]" office:value-type="float" office:value="7.434792" calcext:value-type="float">
            <text:p>7.4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-p 100000000 -t16 -t19 24 50</text:p>
          </table:table-cell>
          <table:table-cell office:value-type="float" office:value="50" calcext:value-type="float">
            <text:p>5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01042" calcext:value-type="float">
            <text:p>0.001</text:p>
          </table:table-cell>
          <table:table-cell office:value-type="float" office:value="7.46066" calcext:value-type="float">
            <text:p>7.461</text:p>
          </table:table-cell>
          <table:table-cell table:formula="of:=[.D67]+[.E67]" office:value-type="float" office:value="7.461702" calcext:value-type="float">
            <text:p>7.4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-p 100000000 -t16 -t19 24 50</text:p>
          </table:table-cell>
          <table:table-cell office:value-type="float" office:value="50" calcext:value-type="float">
            <text:p>5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00096" calcext:value-type="float">
            <text:p>0.000</text:p>
          </table:table-cell>
          <table:table-cell office:value-type="float" office:value="7.56048" calcext:value-type="float">
            <text:p>7.560</text:p>
          </table:table-cell>
          <table:table-cell table:formula="of:=[.D68]+[.E68]" office:value-type="float" office:value="7.560576" calcext:value-type="float">
            <text:p>7.5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-p 100000000 -t16 -t19 24 50</text:p>
          </table:table-cell>
          <table:table-cell office:value-type="float" office:value="50" calcext:value-type="float">
            <text:p>5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00308" calcext:value-type="float">
            <text:p>0.000</text:p>
          </table:table-cell>
          <table:table-cell office:value-type="float" office:value="7.55886" calcext:value-type="float">
            <text:p>7.559</text:p>
          </table:table-cell>
          <table:table-cell table:formula="of:=[.D69]+[.E69]" office:value-type="float" office:value="7.559168" calcext:value-type="float">
            <text:p>7.5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-p 100000000 -t16 -t19 24 50</text:p>
          </table:table-cell>
          <table:table-cell office:value-type="float" office:value="50" calcext:value-type="float">
            <text:p>5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0017" calcext:value-type="float">
            <text:p>0.000</text:p>
          </table:table-cell>
          <table:table-cell office:value-type="float" office:value="7.44084" calcext:value-type="float">
            <text:p>7.441</text:p>
          </table:table-cell>
          <table:table-cell table:formula="of:=[.D70]+[.E70]" office:value-type="float" office:value="7.44101" calcext:value-type="float">
            <text:p>7.4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-p 100000000 -t16 -t19 24 50</text:p>
          </table:table-cell>
          <table:table-cell office:value-type="float" office:value="50" calcext:value-type="float">
            <text:p>5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.000</text:p>
          </table:table-cell>
          <table:table-cell office:value-type="float" office:value="7.44063" calcext:value-type="float">
            <text:p>7.441</text:p>
          </table:table-cell>
          <table:table-cell table:formula="of:=[.D71]+[.E71]" office:value-type="float" office:value="7.44063" calcext:value-type="float">
            <text:p>7.4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-p 100000000 -t16 -t19 24 1500</text:p>
          </table:table-cell>
          <table:table-cell office:value-type="float" office:value="1500" calcext:value-type="float">
            <text:p>150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01087" calcext:value-type="float">
            <text:p>0.001</text:p>
          </table:table-cell>
          <table:table-cell office:value-type="float" office:value="8.1582" calcext:value-type="float">
            <text:p>8.158</text:p>
          </table:table-cell>
          <table:table-cell table:formula="of:=[.D72]+[.E72]" office:value-type="float" office:value="8.159287" calcext:value-type="float">
            <text:p>8.1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-p 100000000 -t16 -t19 24 1500</text:p>
          </table:table-cell>
          <table:table-cell office:value-type="float" office:value="1500" calcext:value-type="float">
            <text:p>150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00031" calcext:value-type="float">
            <text:p>0.000</text:p>
          </table:table-cell>
          <table:table-cell office:value-type="float" office:value="7.54153" calcext:value-type="float">
            <text:p>7.542</text:p>
          </table:table-cell>
          <table:table-cell table:formula="of:=[.D73]+[.E73]" office:value-type="float" office:value="7.541561" calcext:value-type="float">
            <text:p>7.5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-p 100000000 -t16 -t19 24 1500</text:p>
          </table:table-cell>
          <table:table-cell office:value-type="float" office:value="1500" calcext:value-type="float">
            <text:p>150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00038" calcext:value-type="float">
            <text:p>0.000</text:p>
          </table:table-cell>
          <table:table-cell office:value-type="float" office:value="7.53339" calcext:value-type="float">
            <text:p>7.533</text:p>
          </table:table-cell>
          <table:table-cell table:formula="of:=[.D74]+[.E74]" office:value-type="float" office:value="7.533428" calcext:value-type="float">
            <text:p>7.5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-p 100000000 -t16 -t19 24 1500</text:p>
          </table:table-cell>
          <table:table-cell office:value-type="float" office:value="1500" calcext:value-type="float">
            <text:p>150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0007" calcext:value-type="float">
            <text:p>0.000</text:p>
          </table:table-cell>
          <table:table-cell office:value-type="float" office:value="7.47126" calcext:value-type="float">
            <text:p>7.471</text:p>
          </table:table-cell>
          <table:table-cell table:formula="of:=[.D75]+[.E75]" office:value-type="float" office:value="7.47133" calcext:value-type="float">
            <text:p>7.4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-p 100000000 -t16 -t19 24 1500</text:p>
          </table:table-cell>
          <table:table-cell office:value-type="float" office:value="1500" calcext:value-type="float">
            <text:p>150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.000</text:p>
          </table:table-cell>
          <table:table-cell office:value-type="float" office:value="7.67942" calcext:value-type="float">
            <text:p>7.679</text:p>
          </table:table-cell>
          <table:table-cell table:formula="of:=[.D76]+[.E76]" office:value-type="float" office:value="7.67942" calcext:value-type="float">
            <text:p>7.6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-p 100000000 -t16 -t19 24 1500</text:p>
          </table:table-cell>
          <table:table-cell office:value-type="float" office:value="1500" calcext:value-type="float">
            <text:p>150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01421" calcext:value-type="float">
            <text:p>0.001</text:p>
          </table:table-cell>
          <table:table-cell office:value-type="float" office:value="7.53013" calcext:value-type="float">
            <text:p>7.530</text:p>
          </table:table-cell>
          <table:table-cell table:formula="of:=[.D77]+[.E77]" office:value-type="float" office:value="7.531551" calcext:value-type="float">
            <text:p>7.5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-p 100000000 -t16 -t19 24 1500</text:p>
          </table:table-cell>
          <table:table-cell office:value-type="float" office:value="1500" calcext:value-type="float">
            <text:p>150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.000</text:p>
          </table:table-cell>
          <table:table-cell office:value-type="float" office:value="7.65411" calcext:value-type="float">
            <text:p>7.654</text:p>
          </table:table-cell>
          <table:table-cell table:formula="of:=[.D78]+[.E78]" office:value-type="float" office:value="7.65411" calcext:value-type="float">
            <text:p>7.65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-p 1000000000 -t7 -t16 -t19 24 1500</text:p>
          </table:table-cell>
          <table:table-cell office:value-type="float" office:value="1500" calcext:value-type="float">
            <text:p>1500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0" calcext:value-type="float">
            <text:p>0.000</text:p>
          </table:table-cell>
          <table:table-cell office:value-type="float" office:value="34.3389" calcext:value-type="float">
            <text:p>34.339</text:p>
          </table:table-cell>
          <table:table-cell table:formula="of:=[.D79]+[.E79]" office:value-type="float" office:value="34.3389" calcext:value-type="float">
            <text:p>34.33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-p 1000000000 -t7 -t16 -t19 24 1500</text:p>
          </table:table-cell>
          <table:table-cell office:value-type="float" office:value="1500" calcext:value-type="float">
            <text:p>1500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0.001967" calcext:value-type="float">
            <text:p>0.002</text:p>
          </table:table-cell>
          <table:table-cell office:value-type="float" office:value="45.052" calcext:value-type="float">
            <text:p>45.052</text:p>
          </table:table-cell>
          <table:table-cell table:formula="of:=[.D80]+[.E80]" office:value-type="float" office:value="45.053967" calcext:value-type="float">
            <text:p>45.05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-p 1000000000 -t7 -t16 -t19 24 1500</text:p>
          </table:table-cell>
          <table:table-cell office:value-type="float" office:value="1500" calcext:value-type="float">
            <text:p>1500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0.00171" calcext:value-type="float">
            <text:p>0.002</text:p>
          </table:table-cell>
          <table:table-cell office:value-type="float" office:value="33.9677" calcext:value-type="float">
            <text:p>33.968</text:p>
          </table:table-cell>
          <table:table-cell table:formula="of:=[.D81]+[.E81]" office:value-type="float" office:value="33.96941" calcext:value-type="float">
            <text:p>33.96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-p 1000000000 -t7 -t16 -t19 24 1500</text:p>
          </table:table-cell>
          <table:table-cell office:value-type="float" office:value="1500" calcext:value-type="float">
            <text:p>1500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0.000879" calcext:value-type="float">
            <text:p>0.001</text:p>
          </table:table-cell>
          <table:table-cell office:value-type="float" office:value="46.1644" calcext:value-type="float">
            <text:p>46.164</text:p>
          </table:table-cell>
          <table:table-cell table:formula="of:=[.D82]+[.E82]" office:value-type="float" office:value="46.165279" calcext:value-type="float">
            <text:p>46.16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-p 1000000000 -t7 -t16 -t19 24 1500</text:p>
          </table:table-cell>
          <table:table-cell office:value-type="float" office:value="1500" calcext:value-type="float">
            <text:p>1500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0.000278" calcext:value-type="float">
            <text:p>0.000</text:p>
          </table:table-cell>
          <table:table-cell office:value-type="float" office:value="34.0186" calcext:value-type="float">
            <text:p>34.019</text:p>
          </table:table-cell>
          <table:table-cell table:formula="of:=[.D83]+[.E83]" office:value-type="float" office:value="34.018878" calcext:value-type="float">
            <text:p>34.01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-p 1000000000 -t7 -t16 -t19 24 1500</text:p>
          </table:table-cell>
          <table:table-cell office:value-type="float" office:value="1500" calcext:value-type="float">
            <text:p>1500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0" calcext:value-type="float">
            <text:p>0.000</text:p>
          </table:table-cell>
          <table:table-cell office:value-type="float" office:value="35.9146" calcext:value-type="float">
            <text:p>35.915</text:p>
          </table:table-cell>
          <table:table-cell table:formula="of:=[.D84]+[.E84]" office:value-type="float" office:value="35.9146" calcext:value-type="float">
            <text:p>35.91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-p 1000000000 -t7 -t16 -t19 24 1500</text:p>
          </table:table-cell>
          <table:table-cell office:value-type="float" office:value="1500" calcext:value-type="float">
            <text:p>1500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0.001074" calcext:value-type="float">
            <text:p>0.001</text:p>
          </table:table-cell>
          <table:table-cell office:value-type="float" office:value="40.3262" calcext:value-type="float">
            <text:p>40.326</text:p>
          </table:table-cell>
          <table:table-cell table:formula="of:=[.D85]+[.E85]" office:value-type="float" office:value="40.327274" calcext:value-type="float">
            <text:p>40.3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-p 1000000000 -t7 -t16 -t19 24 50</text:p>
          </table:table-cell>
          <table:table-cell office:value-type="float" office:value="50" calcext:value-type="float">
            <text:p>50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0.000089" calcext:value-type="float">
            <text:p>0.000</text:p>
          </table:table-cell>
          <table:table-cell office:value-type="float" office:value="44.1749" calcext:value-type="float">
            <text:p>44.175</text:p>
          </table:table-cell>
          <table:table-cell table:formula="of:=[.D86]+[.E86]" office:value-type="float" office:value="44.174989" calcext:value-type="float">
            <text:p>44.1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-p 1000000000 -t7 -t16 -t19 24 50</text:p>
          </table:table-cell>
          <table:table-cell office:value-type="float" office:value="50" calcext:value-type="float">
            <text:p>50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0.009178" calcext:value-type="float">
            <text:p>0.009</text:p>
          </table:table-cell>
          <table:table-cell office:value-type="float" office:value="45.4494" calcext:value-type="float">
            <text:p>45.449</text:p>
          </table:table-cell>
          <table:table-cell table:formula="of:=[.D87]+[.E87]" office:value-type="float" office:value="45.458578" calcext:value-type="float">
            <text:p>45.4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-p 1000000000 -t7 -t16 -t19 24 50</text:p>
          </table:table-cell>
          <table:table-cell office:value-type="float" office:value="50" calcext:value-type="float">
            <text:p>50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0.000448" calcext:value-type="float">
            <text:p>0.000</text:p>
          </table:table-cell>
          <table:table-cell office:value-type="float" office:value="34.974" calcext:value-type="float">
            <text:p>34.974</text:p>
          </table:table-cell>
          <table:table-cell table:formula="of:=[.D88]+[.E88]" office:value-type="float" office:value="34.974448" calcext:value-type="float">
            <text:p>34.9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-p 1000000000 -t7 -t16 -t19 24 50</text:p>
          </table:table-cell>
          <table:table-cell office:value-type="float" office:value="50" calcext:value-type="float">
            <text:p>50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0" calcext:value-type="float">
            <text:p>0.000</text:p>
          </table:table-cell>
          <table:table-cell office:value-type="float" office:value="46.2494" calcext:value-type="float">
            <text:p>46.249</text:p>
          </table:table-cell>
          <table:table-cell table:formula="of:=[.D89]+[.E89]" office:value-type="float" office:value="46.2494" calcext:value-type="float">
            <text:p>46.2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-p 1000000000 -t7 -t16 -t19 24 50</text:p>
          </table:table-cell>
          <table:table-cell office:value-type="float" office:value="50" calcext:value-type="float">
            <text:p>50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0.005109" calcext:value-type="float">
            <text:p>0.005</text:p>
          </table:table-cell>
          <table:table-cell office:value-type="float" office:value="34.6739" calcext:value-type="float">
            <text:p>34.674</text:p>
          </table:table-cell>
          <table:table-cell table:formula="of:=[.D90]+[.E90]" office:value-type="float" office:value="34.679009" calcext:value-type="float">
            <text:p>34.6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-p 1000000000 -t7 -t16 -t19 24 50</text:p>
          </table:table-cell>
          <table:table-cell office:value-type="float" office:value="50" calcext:value-type="float">
            <text:p>50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0.000884" calcext:value-type="float">
            <text:p>0.001</text:p>
          </table:table-cell>
          <table:table-cell office:value-type="float" office:value="46.8996" calcext:value-type="float">
            <text:p>46.900</text:p>
          </table:table-cell>
          <table:table-cell table:formula="of:=[.D91]+[.E91]" office:value-type="float" office:value="46.900484" calcext:value-type="float">
            <text:p>46.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-p 1000000000 -t7 -t16 -t19 24 50</text:p>
          </table:table-cell>
          <table:table-cell office:value-type="float" office:value="50" calcext:value-type="float">
            <text:p>50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0.003121" calcext:value-type="float">
            <text:p>0.003</text:p>
          </table:table-cell>
          <table:table-cell office:value-type="float" office:value="46.3159" calcext:value-type="float">
            <text:p>46.316</text:p>
          </table:table-cell>
          <table:table-cell table:formula="of:=[.D92]+[.E92]" office:value-type="float" office:value="46.319021" calcext:value-type="float">
            <text:p>46.319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D93]+[.E93]" office:value-type="float" office:value="0" calcext:value-type="float">
            <text:p>0.00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D94]+[.E94]" office:value-type="float" office:value="0" calcext:value-type="float">
            <text:p>0.00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D95]+[.E95]" office:value-type="float" office:value="0" calcext:value-type="float">
            <text:p>0.00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D96]+[.E96]" office:value-type="float" office:value="0" calcext:value-type="float">
            <text:p>0.00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D97]+[.E97]" office:value-type="float" office:value="0" calcext:value-type="float">
            <text:p>0.00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D98]+[.E98]" office:value-type="float" office:value="0" calcext:value-type="float">
            <text:p>0.00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D99]+[.E99]" office:value-type="float" office:value="0" calcext:value-type="float">
            <text:p>0.00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D100]+[.E100]" office:value-type="float" office:value="0" calcext:value-type="float">
            <text:p>0.00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D101]+[.E101]" office:value-type="float" office:value="0" calcext:value-type="float">
            <text:p>0.00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D102]+[.E102]" office:value-type="float" office:value="0" calcext:value-type="float">
            <text:p>0.00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D103]+[.E103]" office:value-type="float" office:value="0" calcext:value-type="float">
            <text:p>0.00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D104]+[.E104]" office:value-type="float" office:value="0" calcext:value-type="float">
            <text:p>0.00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D105]+[.E105]" office:value-type="float" office:value="0" calcext:value-type="float">
            <text:p>0.00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D106]+[.E106]" office:value-type="float" office:value="0" calcext:value-type="float">
            <text:p>0.00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D107]+[.E107]" office:value-type="float" office:value="0" calcext:value-type="float">
            <text:p>0.00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D108]+[.E108]" office:value-type="float" office:value="0" calcext:value-type="float">
            <text:p>0.00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D109]+[.E109]" office:value-type="float" office:value="0" calcext:value-type="float">
            <text:p>0.00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D110]+[.E110]" office:value-type="float" office:value="0" calcext:value-type="float">
            <text:p>0.00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D111]+[.E111]" office:value-type="float" office:value="0" calcext:value-type="float">
            <text:p>0.00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D112]+[.E112]" office:value-type="float" office:value="0" calcext:value-type="float">
            <text:p>0.00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D113]+[.E113]" office:value-type="float" office:value="0" calcext:value-type="float">
            <text:p>0.00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D114]+[.E114]" office:value-type="float" office:value="0" calcext:value-type="float">
            <text:p>0.00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D115]+[.E115]" office:value-type="float" office:value="0" calcext:value-type="float">
            <text:p>0.00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D116]+[.E116]" office:value-type="float" office:value="0" calcext:value-type="float">
            <text:p>0.00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D117]+[.E117]" office:value-type="float" office:value="0" calcext:value-type="float">
            <text:p>0.00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D118]+[.E118]" office:value-type="float" office:value="0" calcext:value-type="float">
            <text:p>0.00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D119]+[.E119]" office:value-type="float" office:value="0" calcext:value-type="float">
            <text:p>0.00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D120]+[.E120]" office:value-type="float" office:value="0" calcext:value-type="float">
            <text:p>0.00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D121]+[.E121]" office:value-type="float" office:value="0" calcext:value-type="float">
            <text:p>0.00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D122]+[.E122]" office:value-type="float" office:value="0" calcext:value-type="float">
            <text:p>0.00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D123]+[.E123]" office:value-type="float" office:value="0" calcext:value-type="float">
            <text:p>0.00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D124]+[.E124]" office:value-type="float" office:value="0" calcext:value-type="float">
            <text:p>0.00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D125]+[.E125]" office:value-type="float" office:value="0" calcext:value-type="float">
            <text:p>0.00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D126]+[.E126]" office:value-type="float" office:value="0" calcext:value-type="float">
            <text:p>0.00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D127]+[.E127]" office:value-type="float" office:value="0" calcext:value-type="float">
            <text:p>0.00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D128]+[.E128]" office:value-type="float" office:value="0" calcext:value-type="float">
            <text:p>0.00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D129]+[.E129]" office:value-type="float" office:value="0" calcext:value-type="float">
            <text:p>0.00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D130]+[.E130]" office:value-type="float" office:value="0" calcext:value-type="float">
            <text:p>0.00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D131]+[.E131]" office:value-type="float" office:value="0" calcext:value-type="float">
            <text:p>0.00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D132]+[.E132]" office:value-type="float" office:value="0" calcext:value-type="float">
            <text:p>0.00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D133]+[.E133]" office:value-type="float" office:value="0" calcext:value-type="float">
            <text:p>0.00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D134]+[.E134]" office:value-type="float" office:value="0" calcext:value-type="float">
            <text:p>0.00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D135]+[.E135]" office:value-type="float" office:value="0" calcext:value-type="float">
            <text:p>0.00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D136]+[.E136]" office:value-type="float" office:value="0" calcext:value-type="float">
            <text:p>0.00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D137]+[.E137]" office:value-type="float" office:value="0" calcext:value-type="float">
            <text:p>0.00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D138]+[.E138]" office:value-type="float" office:value="0" calcext:value-type="float">
            <text:p>0.00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D139]+[.E139]" office:value-type="float" office:value="0" calcext:value-type="float">
            <text:p>0.00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D140]+[.E140]" office:value-type="float" office:value="0" calcext:value-type="float">
            <text:p>0.00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D141]+[.E141]" office:value-type="float" office:value="0" calcext:value-type="float">
            <text:p>0.00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D142]+[.E142]" office:value-type="float" office:value="0" calcext:value-type="float">
            <text:p>0.00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D143]+[.E143]" office:value-type="float" office:value="0" calcext:value-type="float">
            <text:p>0.00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D144]+[.E144]" office:value-type="float" office:value="0" calcext:value-type="float">
            <text:p>0.00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D145]+[.E145]" office:value-type="float" office:value="0" calcext:value-type="float">
            <text:p>0.00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D146]+[.E146]" office:value-type="float" office:value="0" calcext:value-type="float">
            <text:p>0.00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D147]+[.E147]" office:value-type="float" office:value="0" calcext:value-type="float">
            <text:p>0.00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D148]+[.E148]" office:value-type="float" office:value="0" calcext:value-type="float">
            <text:p>0.00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D149]+[.E149]" office:value-type="float" office:value="0" calcext:value-type="float">
            <text:p>0.00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D150]+[.E150]" office:value-type="float" office:value="0" calcext:value-type="float">
            <text:p>0.00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D151]+[.E151]" office:value-type="float" office:value="0" calcext:value-type="float">
            <text:p>0.00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D152]+[.E152]" office:value-type="float" office:value="0" calcext:value-type="float">
            <text:p>0.00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D153]+[.E153]" office:value-type="float" office:value="0" calcext:value-type="float">
            <text:p>0.00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D154]+[.E154]" office:value-type="float" office:value="0" calcext:value-type="float">
            <text:p>0.00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D155]+[.E155]" office:value-type="float" office:value="0" calcext:value-type="float">
            <text:p>0.00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D156]+[.E156]" office:value-type="float" office:value="0" calcext:value-type="float">
            <text:p>0.00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D157]+[.E157]" office:value-type="float" office:value="0" calcext:value-type="float">
            <text:p>0.00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D158]+[.E158]" office:value-type="float" office:value="0" calcext:value-type="float">
            <text:p>0.00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D159]+[.E159]" office:value-type="float" office:value="0" calcext:value-type="float">
            <text:p>0.00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D160]+[.E160]" office:value-type="float" office:value="0" calcext:value-type="float">
            <text:p>0.00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D161]+[.E161]" office:value-type="float" office:value="0" calcext:value-type="float">
            <text:p>0.00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D162]+[.E162]" office:value-type="float" office:value="0" calcext:value-type="float">
            <text:p>0.00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D163]+[.E163]" office:value-type="float" office:value="0" calcext:value-type="float">
            <text:p>0.00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D164]+[.E164]" office:value-type="float" office:value="0" calcext:value-type="float">
            <text:p>0.00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D165]+[.E165]" office:value-type="float" office:value="0" calcext:value-type="float">
            <text:p>0.00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D166]+[.E166]" office:value-type="float" office:value="0" calcext:value-type="float">
            <text:p>0.00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D167]+[.E167]" office:value-type="float" office:value="0" calcext:value-type="float">
            <text:p>0.00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D168]+[.E168]" office:value-type="float" office:value="0" calcext:value-type="float">
            <text:p>0.00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D169]+[.E169]" office:value-type="float" office:value="0" calcext:value-type="float">
            <text:p>0.00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D170]+[.E170]" office:value-type="float" office:value="0" calcext:value-type="float">
            <text:p>0.00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D171]+[.E171]" office:value-type="float" office:value="0" calcext:value-type="float">
            <text:p>0.00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D172]+[.E172]" office:value-type="float" office:value="0" calcext:value-type="float">
            <text:p>0.00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D173]+[.E173]" office:value-type="float" office:value="0" calcext:value-type="float">
            <text:p>0.00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D174]+[.E174]" office:value-type="float" office:value="0" calcext:value-type="float">
            <text:p>0.00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D175]+[.E175]" office:value-type="float" office:value="0" calcext:value-type="float">
            <text:p>0.00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D176]+[.E176]" office:value-type="float" office:value="0" calcext:value-type="float">
            <text:p>0.00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D177]+[.E177]" office:value-type="float" office:value="0" calcext:value-type="float">
            <text:p>0.00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D178]+[.E178]" office:value-type="float" office:value="0" calcext:value-type="float">
            <text:p>0.00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D179]+[.E179]" office:value-type="float" office:value="0" calcext:value-type="float">
            <text:p>0.00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D180]+[.E180]" office:value-type="float" office:value="0" calcext:value-type="float">
            <text:p>0.00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D181]+[.E181]" office:value-type="float" office:value="0" calcext:value-type="float">
            <text:p>0.00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D182]+[.E182]" office:value-type="float" office:value="0" calcext:value-type="float">
            <text:p>0.00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D183]+[.E183]" office:value-type="float" office:value="0" calcext:value-type="float">
            <text:p>0.00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D184]+[.E184]" office:value-type="float" office:value="0" calcext:value-type="float">
            <text:p>0.00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D185]+[.E185]" office:value-type="float" office:value="0" calcext:value-type="float">
            <text:p>0.00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D186]+[.E186]" office:value-type="float" office:value="0" calcext:value-type="float">
            <text:p>0.00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D187]+[.E187]" office:value-type="float" office:value="0" calcext:value-type="float">
            <text:p>0.00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D188]+[.E188]" office:value-type="float" office:value="0" calcext:value-type="float">
            <text:p>0.00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D189]+[.E189]" office:value-type="float" office:value="0" calcext:value-type="float">
            <text:p>0.00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D190]+[.E190]" office:value-type="float" office:value="0" calcext:value-type="float">
            <text:p>0.00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D191]+[.E191]" office:value-type="float" office:value="0" calcext:value-type="float">
            <text:p>0.00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D192]+[.E192]" office:value-type="float" office:value="0" calcext:value-type="float">
            <text:p>0.00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D193]+[.E193]" office:value-type="float" office:value="0" calcext:value-type="float">
            <text:p>0.00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D194]+[.E194]" office:value-type="float" office:value="0" calcext:value-type="float">
            <text:p>0.00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D195]+[.E195]" office:value-type="float" office:value="0" calcext:value-type="float">
            <text:p>0.00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D196]+[.E196]" office:value-type="float" office:value="0" calcext:value-type="float">
            <text:p>0.00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D197]+[.E197]" office:value-type="float" office:value="0" calcext:value-type="float">
            <text:p>0.00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D198]+[.E198]" office:value-type="float" office:value="0" calcext:value-type="float">
            <text:p>0.00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D199]+[.E199]" office:value-type="float" office:value="0" calcext:value-type="float">
            <text:p>0.00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D200]+[.E200]" office:value-type="float" office:value="0" calcext:value-type="float">
            <text:p>0.000</text:p>
          </table:table-cell>
          <table:table-cell table:number-columns-repeated="1018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-a Analysed" table:style-name="ta1">
        <table:table-column table:style-name="co21" table:default-cell-style-name="ce33"/>
        <table:table-column table:style-name="co14" table:default-cell-style-name="ce31"/>
        <table:table-column table:style-name="co22" table:default-cell-style-name="ce31"/>
        <table:table-column table:style-name="co9" table:default-cell-style-name="ce31"/>
        <table:table-column table:style-name="co23" table:default-cell-style-name="ce31"/>
        <table:table-column table:style-name="co24" table:default-cell-style-name="ce31"/>
        <table:table-column table:style-name="co25" table:default-cell-style-name="ce31"/>
        <table:table-column table:style-name="co4" table:default-cell-style-name="ce31"/>
        <table:table-column table:style-name="co23" table:default-cell-style-name="ce31"/>
        <table:table-column table:style-name="co26" table:default-cell-style-name="ce31"/>
        <table:table-column table:style-name="co25" table:default-cell-style-name="ce31"/>
        <table:table-column table:style-name="co16" table:default-cell-style-name="ce31"/>
        <table:table-column table:style-name="co22" table:default-cell-style-name="ce31"/>
        <table:table-column table:style-name="co27" table:default-cell-style-name="ce31"/>
        <table:table-column table:style-name="co28" table:number-columns-repeated="2" table:default-cell-style-name="ce31"/>
        <table:table-column table:style-name="co7" table:default-cell-style-name="ce31"/>
        <table:table-column table:style-name="co22" table:default-cell-style-name="ce31"/>
        <table:table-column table:style-name="co2" table:number-columns-repeated="1006" table:default-cell-style-name="ce31"/>
        <table:table-row table:style-name="ro4">
          <table:table-cell table:style-name="ce30" table:formula="of:=[$'-a Raw Data'.A1]" office:value-type="string" office:string-value="Description" calcext:value-type="string">
            <text:p>Description</text:p>
          </table:table-cell>
          <table:table-cell table:style-name="ce30"/>
          <table:table-cell table:style-name="ce30" office:value-type="string" calcext:value-type="string">
            <text:p>BASE 1500</text:p>
          </table:table-cell>
          <table:table-cell table:style-name="ce30" office:value-type="string" calcext:value-type="string">
            <text:p>BASE 50</text:p>
          </table:table-cell>
          <table:table-cell table:style-name="ce30" office:value-type="string" calcext:value-type="string">
            <text:p>-t7 50</text:p>
          </table:table-cell>
          <table:table-cell table:style-name="ce30" office:value-type="string" calcext:value-type="string">
            <text:p>-t7 1500</text:p>
          </table:table-cell>
          <table:table-cell table:style-name="ce30" office:value-type="string" calcext:value-type="string">
            <text:p>-t7 1500 NPM</text:p>
          </table:table-cell>
          <table:table-cell table:style-name="ce30" office:value-type="string" calcext:value-type="string">
            <text:p>-t7 50 NPM</text:p>
          </table:table-cell>
          <table:table-cell table:style-name="ce30" office:value-type="string" calcext:value-type="string">
            <text:p>-t7 -t19 1500</text:p>
          </table:table-cell>
          <table:table-cell table:style-name="ce30" office:value-type="string" calcext:value-type="string">
            <text:p>-t7 -t19 50</text:p>
          </table:table-cell>
          <table:table-cell table:style-name="ce30" office:value-type="string" calcext:value-type="string">
            <text:p>-t19 50</text:p>
          </table:table-cell>
          <table:table-cell table:style-name="ce30" office:value-type="string" calcext:value-type="string">
            <text:p>-t19 1500</text:p>
          </table:table-cell>
          <table:table-cell table:style-name="ce30" office:value-type="string" calcext:value-type="string">
            <text:p>-t7 -t19 1500*10</text:p>
          </table:table-cell>
          <table:table-cell table:style-name="ce30" office:value-type="string" calcext:value-type="string">
            <text:p>-t7 -t19 50*10</text:p>
          </table:table-cell>
          <table:table-cell table:style-name="ce30" office:value-type="string" calcext:value-type="string">
            <text:p>worst -t7 -t19 50*10</text:p>
          </table:table-cell>
          <table:table-cell table:style-name="ce30" office:value-type="string" calcext:value-type="string">
            <text:p>worst -t7 -t19 1500*10</text:p>
          </table:table-cell>
          <table:table-cell table:style-name="ce30" office:value-type="string" calcext:value-type="string">
            <text:p>worst -t7 -t19 50</text:p>
          </table:table-cell>
          <table:table-cell table:style-name="ce30" office:value-type="string" calcext:value-type="string">
            <text:p>worst -t7 -t19 1500</text:p>
          </table:table-cell>
          <table:table-cell table:style-name="ce30" table:number-columns-repeated="1006"/>
        </table:table-row>
        <table:table-row table:style-name="ro1">
          <table:table-cell table:style-name="ce30" table:formula="of:=[$'-a Raw Data'.A2]" office:value-type="string" office:string-value="mean" calcext:value-type="string">
            <text:p>mean</text:p>
          </table:table-cell>
          <table:table-cell/>
          <table:table-cell table:formula="of:=AVERAGE([.C10:.C200])" office:value-type="float" office:value="33.188042" calcext:value-type="float">
            <text:p>33.188</text:p>
          </table:table-cell>
          <table:table-cell table:formula="of:=AVERAGE([.D10:.D200])" office:value-type="float" office:value="13.33497" calcext:value-type="float">
            <text:p>13.335</text:p>
          </table:table-cell>
          <table:table-cell table:formula="of:=AVERAGE([.E10:.E200])" office:value-type="float" office:value="6.3201662" calcext:value-type="float">
            <text:p>6.320</text:p>
          </table:table-cell>
          <table:table-cell table:formula="of:=AVERAGE([.F10:.F200])" office:value-type="float" office:value="25.8370758" calcext:value-type="float">
            <text:p>25.837</text:p>
          </table:table-cell>
          <table:table-cell table:formula="of:=AVERAGE([.G10:.G200])" office:value-type="float" office:value="19.7930762" calcext:value-type="float">
            <text:p>19.793</text:p>
          </table:table-cell>
          <table:table-cell table:formula="of:=AVERAGE([.H10:.H200])" office:value-type="float" office:value="6.773343" calcext:value-type="float">
            <text:p>6.773</text:p>
          </table:table-cell>
          <table:table-cell table:formula="of:=AVERAGE([.I10:.I200])" office:value-type="float" office:value="3.8769814" calcext:value-type="float">
            <text:p>3.877</text:p>
          </table:table-cell>
          <table:table-cell table:formula="of:=AVERAGE([.J10:.J200])" office:value-type="float" office:value="3.8538246" calcext:value-type="float">
            <text:p>3.854</text:p>
          </table:table-cell>
          <table:table-cell table:formula="of:=AVERAGE([.K10:.K200])" office:value-type="float" office:value="7.4913736" calcext:value-type="float">
            <text:p>7.491</text:p>
          </table:table-cell>
          <table:table-cell table:formula="of:=AVERAGE([.L10:.L200])" office:value-type="float" office:value="7.588014" calcext:value-type="float">
            <text:p>7.588</text:p>
          </table:table-cell>
          <table:table-cell table:formula="of:=AVERAGE([.M10:.M200])/10" office:value-type="float" office:value="3.79307238" calcext:value-type="float">
            <text:p>3.793</text:p>
          </table:table-cell>
          <table:table-cell table:formula="of:=AVERAGE([.N10:.N200])/10" office:value-type="float" office:value="4.34352872" calcext:value-type="float">
            <text:p>4.344</text:p>
          </table:table-cell>
          <table:table-cell table:formula="of:=AVERAGE([.O10:.O200])/10" office:value-type="float" office:value="4.6900484" calcext:value-type="float">
            <text:p>4.690</text:p>
          </table:table-cell>
          <table:table-cell table:formula="of:=AVERAGE([.P10:.P200])/10" office:value-type="float" office:value="4.6165279" calcext:value-type="float">
            <text:p>4.617</text:p>
          </table:table-cell>
          <table:table-cell table:formula="of:=AVERAGE([.Q10:.Q200])" office:value-type="float" office:value="4.556561" calcext:value-type="float">
            <text:p>4.557</text:p>
          </table:table-cell>
          <table:table-cell table:formula="of:=AVERAGE([.R10:.R200])" office:value-type="float" office:value="4.697275" calcext:value-type="float">
            <text:p>4.697</text:p>
          </table:table-cell>
          <table:table-cell table:number-columns-repeated="1006"/>
        </table:table-row>
        <table:table-row table:style-name="ro1">
          <table:table-cell table:style-name="ce30" table:formula="of:=[$'-a Raw Data'.A3]" office:value-type="string" office:string-value="std dev" calcext:value-type="string">
            <text:p>std dev</text:p>
          </table:table-cell>
          <table:table-cell/>
          <table:table-cell table:formula="of:=COM.MICROSOFT.STDEV.P([.C10:.C200])" office:value-type="float" office:value="0.060364978439491" calcext:value-type="float">
            <text:p>0.060</text:p>
          </table:table-cell>
          <table:table-cell table:formula="of:=COM.MICROSOFT.STDEV.P([.D10:.D200])" office:value-type="float" office:value="0.0547310550930635" calcext:value-type="float">
            <text:p>0.055</text:p>
          </table:table-cell>
          <table:table-cell table:formula="of:=COM.MICROSOFT.STDEV.P([.E10:.E200])" office:value-type="float" office:value="0.0596304912151494" calcext:value-type="float">
            <text:p>0.060</text:p>
          </table:table-cell>
          <table:table-cell table:formula="of:=COM.MICROSOFT.STDEV.P([.F10:.F200])" office:value-type="float" office:value="0.0150183787726895" calcext:value-type="float">
            <text:p>0.015</text:p>
          </table:table-cell>
          <table:table-cell table:formula="of:=COM.MICROSOFT.STDEV.P([.G10:.G200])" office:value-type="float" office:value="0.0630197104449078" calcext:value-type="float">
            <text:p>0.063</text:p>
          </table:table-cell>
          <table:table-cell table:formula="of:=COM.MICROSOFT.STDEV.P([.H10:.H200])" office:value-type="float" office:value="0.0190855493292702" calcext:value-type="float">
            <text:p>0.019</text:p>
          </table:table-cell>
          <table:table-cell table:formula="of:=COM.MICROSOFT.STDEV.P([.I10:.I200])" office:value-type="float" office:value="0.500627613381283" calcext:value-type="float">
            <text:p>0.501</text:p>
          </table:table-cell>
          <table:table-cell table:formula="of:=COM.MICROSOFT.STDEV.P([.J10:.J200])" office:value-type="float" office:value="0.392996696915178" calcext:value-type="float">
            <text:p>0.393</text:p>
          </table:table-cell>
          <table:table-cell table:formula="of:=COM.MICROSOFT.STDEV.P([.K10:.K200])" office:value-type="float" office:value="0.0566424700789082" calcext:value-type="float">
            <text:p>0.057</text:p>
          </table:table-cell>
          <table:table-cell table:formula="of:=COM.MICROSOFT.STDEV.P([.L10:.L200])" office:value-type="float" office:value="0.0648834663469827" calcext:value-type="float">
            <text:p>0.065</text:p>
          </table:table-cell>
          <table:table-cell table:formula="of:=COM.MICROSOFT.STDEV.P([.M10:.M200])/10" office:value-type="float" office:value="0.421313511527026" calcext:value-type="float">
            <text:p>0.421</text:p>
          </table:table-cell>
          <table:table-cell table:formula="of:=COM.MICROSOFT.STDEV.P([.N10:.N200])/10" office:value-type="float" office:value="0.430027477873056" calcext:value-type="float">
            <text:p>0.430</text:p>
          </table:table-cell>
          <table:table-cell table:formula="of:=COM.MICROSOFT.STDEV.P([.O10:.O200])" office:value-type="float" office:value="0" calcext:value-type="float">
            <text:p>0.000</text:p>
          </table:table-cell>
          <table:table-cell table:formula="of:=COM.MICROSOFT.STDEV.P([.P10:.P200])" office:value-type="float" office:value="0" calcext:value-type="float">
            <text:p>0.000</text:p>
          </table:table-cell>
          <table:table-cell table:formula="of:=COM.MICROSOFT.STDEV.P([.Q10:.Q200])" office:value-type="float" office:value="0" calcext:value-type="float">
            <text:p>0.000</text:p>
          </table:table-cell>
          <table:table-cell table:formula="of:=COM.MICROSOFT.STDEV.P([.R10:.R200])" office:value-type="float" office:value="0" calcext:value-type="float">
            <text:p>0.000</text:p>
          </table:table-cell>
          <table:table-cell table:number-columns-repeated="1006"/>
        </table:table-row>
        <table:table-row table:style-name="ro1">
          <table:table-cell table:style-name="ce32" table:formula="of:=[$'-a Raw Data'.A4]" office:value-type="string" office:string-value="%age of base (1500)" calcext:value-type="string">
            <text:p>%age of base (1500)</text:p>
          </table:table-cell>
          <table:table-cell table:style-name="ce34"/>
          <table:table-cell table:style-name="ce34" table:formula="of:=1" office:value-type="percentage" office:value="1" calcext:value-type="percentage">
            <text:p>100.00%</text:p>
          </table:table-cell>
          <table:table-cell table:style-name="ce34" table:number-columns-repeated="2"/>
          <table:table-cell table:style-name="ce34" table:formula="of:=[.F2]/[.C2]" office:value-type="percentage" office:value="0.778505577400438" calcext:value-type="percentage">
            <text:p>77.85%</text:p>
          </table:table-cell>
          <table:table-cell table:style-name="ce34" table:formula="of:=[.G2]/[.C2]" office:value-type="percentage" office:value="0.596391802806565" calcext:value-type="percentage">
            <text:p>59.64%</text:p>
          </table:table-cell>
          <table:table-cell table:style-name="ce34"/>
          <table:table-cell table:style-name="ce34" table:formula="of:=[.I2]/[.C2]" office:value-type="percentage" office:value="0.116818624009214" calcext:value-type="percentage">
            <text:p>11.68%</text:p>
          </table:table-cell>
          <table:table-cell table:style-name="ce34" table:number-columns-repeated="2"/>
          <table:table-cell table:style-name="ce34" table:formula="of:=[.L2]/[.C2]" office:value-type="percentage" office:value="0.228636989190263" calcext:value-type="percentage">
            <text:p>22.86%</text:p>
          </table:table-cell>
          <table:table-cell table:style-name="ce34" table:formula="of:=[.M2]/[.C2]" office:value-type="percentage" office:value="0.114290333247138" calcext:value-type="percentage">
            <text:p>11.43%</text:p>
          </table:table-cell>
          <table:table-cell table:style-name="ce34" table:number-columns-repeated="2"/>
          <table:table-cell table:style-name="ce34" table:formula="of:=[.P2]/[.C2]" office:value-type="percentage" office:value="0.139102147092618" calcext:value-type="percentage">
            <text:p>13.91%</text:p>
          </table:table-cell>
          <table:table-cell table:style-name="ce34"/>
          <table:table-cell table:style-name="ce34" table:formula="of:=[.R2]/[.C2]" office:value-type="percentage" office:value="0.141535164985027" calcext:value-type="percentage">
            <text:p>14.15%</text:p>
          </table:table-cell>
          <table:table-cell table:style-name="ce34" table:number-columns-repeated="1006"/>
        </table:table-row>
        <table:table-row table:style-name="ro1">
          <table:table-cell table:style-name="ce32" table:formula="of:=[$'-a Raw Data'.A5]" office:value-type="string" office:string-value="%age of base (50)" calcext:value-type="string">
            <text:p>%age of base (50)</text:p>
          </table:table-cell>
          <table:table-cell table:style-name="ce34" table:number-columns-repeated="2"/>
          <table:table-cell table:style-name="ce34" table:formula="of:=1" office:value-type="percentage" office:value="1" calcext:value-type="percentage">
            <text:p>100.00%</text:p>
          </table:table-cell>
          <table:table-cell table:style-name="ce34" table:formula="of:=[.E2]/[.D2]" office:value-type="percentage" office:value="0.473954287111257" calcext:value-type="percentage">
            <text:p>47.40%</text:p>
          </table:table-cell>
          <table:table-cell table:style-name="ce34" table:number-columns-repeated="2"/>
          <table:table-cell table:style-name="ce34" table:formula="of:=[.H2]/[.D2]" office:value-type="percentage" office:value="0.507938375564399" calcext:value-type="percentage">
            <text:p>50.79%</text:p>
          </table:table-cell>
          <table:table-cell table:style-name="ce34"/>
          <table:table-cell table:style-name="ce34" table:formula="of:=[.J2]/[.D2]" office:value-type="percentage" office:value="0.289001370081822" calcext:value-type="percentage">
            <text:p>28.90%</text:p>
          </table:table-cell>
          <table:table-cell table:style-name="ce34" table:formula="of:=[.K2]/[.D2]" office:value-type="percentage" office:value="0.561784061006511" calcext:value-type="percentage">
            <text:p>56.18%</text:p>
          </table:table-cell>
          <table:table-cell table:style-name="ce34" table:number-columns-repeated="2"/>
          <table:table-cell table:style-name="ce34" table:formula="of:=[.N2]/[.D2]" office:value-type="percentage" office:value="0.325724671296598" calcext:value-type="percentage">
            <text:p>32.57%</text:p>
          </table:table-cell>
          <table:table-cell table:style-name="ce34" table:formula="of:=[.O2]/[.D2]" office:value-type="percentage" office:value="0.351710457541337" calcext:value-type="percentage">
            <text:p>35.17%</text:p>
          </table:table-cell>
          <table:table-cell table:style-name="ce34"/>
          <table:table-cell table:style-name="ce34" table:formula="of:=[.Q2]/[.D2]" office:value-type="percentage" office:value="0.341700131308882" calcext:value-type="percentage">
            <text:p>34.17%</text:p>
          </table:table-cell>
          <table:table-cell table:style-name="ce34" table:number-columns-repeated="1007"/>
        </table:table-row>
        <table:table-row table:style-name="ro1">
          <table:table-cell table:style-name="ce32" table:formula="of:=[$'-a Raw Data'.A6]" office:value-type="string" office:string-value="[NPM == New pktb_make()]" calcext:value-type="string">
            <text:p>[NPM == New pktb_make()]</text:p>
          </table:table-cell>
          <table:table-cell table:style-name="ce35" table:number-columns-repeated="4"/>
          <table:table-cell table:style-name="ce35" office:value-type="string" calcext:value-type="string">
            <text:p>NPM/t7x1500</text:p>
          </table:table-cell>
          <table:table-cell table:style-name="ce35"/>
          <table:table-cell table:style-name="ce35" office:value-type="string" calcext:value-type="string">
            <text:p>NPM/t7x50</text:p>
          </table:table-cell>
          <table:table-cell table:style-name="ce35" table:number-columns-repeated="1016"/>
        </table:table-row>
        <table:table-row table:style-name="ro1">
          <table:table-cell table:style-name="ce32"/>
          <table:table-cell table:style-name="ce36" table:number-columns-repeated="4"/>
          <table:table-cell table:style-name="ce36" table:formula="of:=[.G4]/[.F4]" office:value-type="percentage" office:value="0.766072614146219" calcext:value-type="percentage">
            <text:p>76.61%</text:p>
          </table:table-cell>
          <table:table-cell table:style-name="ce36"/>
          <table:table-cell table:style-name="ce36" table:formula="of:=[.H5]/[.E5]" office:value-type="percentage" office:value="1.07170330425804" calcext:value-type="percentage">
            <text:p>107.17%</text:p>
          </table:table-cell>
          <table:table-cell table:style-name="ce36"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formula="of:=[$'-a Raw Data'.A10]" office:value-type="string" office:string-value="-p 100000000 -t16 24 1500" calcext:value-type="string">
            <text:p>-p 100000000 -t16 24 1500</text:p>
          </table:table-cell>
          <table:table-cell table:formula="of:=[$'-a Raw Data'.F10]" office:value-type="float" office:value="33.220317" calcext:value-type="float">
            <text:p>33.220</text:p>
          </table:table-cell>
          <table:table-cell table:formula="of:=[.B10]" office:value-type="float" office:value="33.220317" calcext:value-type="float">
            <text:p>33.220</text:p>
          </table:table-cell>
          <table:table-cell table:number-columns-repeated="7"/>
          <table:table-cell table:style-name="ce37" office:value-type="string" calcext:value-type="string">
            <text:p>Usage: nfq6 [-a &lt;alt q #&gt;] [-p passes] [-t &lt;test #&gt;],... queue_number </text:p>
          </table:table-cell>
          <table:table-cell table:number-columns-repeated="1013"/>
        </table:table-row>
        <table:table-row table:style-name="ro1">
          <table:table-cell table:formula="of:=[$'-a Raw Data'.A11]" office:value-type="string" office:string-value="-p 100000000 -t16 24 1500" calcext:value-type="string">
            <text:p>-p 100000000 -t16 24 1500</text:p>
          </table:table-cell>
          <table:table-cell table:formula="of:=[$'-a Raw Data'.F11]" office:value-type="float" office:value="33.413895" calcext:value-type="float">
            <text:p>33.414</text:p>
          </table:table-cell>
          <table:table-cell table:number-columns-repeated="8"/>
          <table:table-cell table:style-name="ce37" office:value-type="string" calcext:value-type="string">
            <text:p><text:s text:c="7"/>nfq6 -h </text:p>
          </table:table-cell>
          <table:table-cell table:number-columns-repeated="1013"/>
        </table:table-row>
        <table:table-row table:style-name="ro1">
          <table:table-cell table:formula="of:=[$'-a Raw Data'.A12]" office:value-type="string" office:string-value="-p 100000000 -t16 24 1500" calcext:value-type="string">
            <text:p>-p 100000000 -t16 24 1500</text:p>
          </table:table-cell>
          <table:table-cell table:formula="of:=[$'-a Raw Data'.F12]" office:value-type="float" office:value="33.1932" calcext:value-type="float">
            <text:p>33.193</text:p>
          </table:table-cell>
          <table:table-cell table:formula="of:=[.B12]" office:value-type="float" office:value="33.1932" calcext:value-type="float">
            <text:p>33.193</text:p>
          </table:table-cell>
          <table:table-cell table:number-columns-repeated="7"/>
          <table:table-cell table:style-name="ce37" office:value-type="string" calcext:value-type="string">
            <text:p><text:s text:c="2"/>-a &lt;n&gt;: Alternate queue for test 4 </text:p>
          </table:table-cell>
          <table:table-cell table:number-columns-repeated="1013"/>
        </table:table-row>
        <table:table-row table:style-name="ro1">
          <table:table-cell table:formula="of:=[$'-a Raw Data'.A13]" office:value-type="string" office:string-value="-p 100000000 -t16 24 1500" calcext:value-type="string">
            <text:p>-p 100000000 -t16 24 1500</text:p>
          </table:table-cell>
          <table:table-cell table:formula="of:=[$'-a Raw Data'.F13]" office:value-type="float" office:value="33.122606" calcext:value-type="float">
            <text:p>33.123</text:p>
          </table:table-cell>
          <table:table-cell table:formula="of:=[.B13]" office:value-type="float" office:value="33.122606" calcext:value-type="float">
            <text:p>33.123</text:p>
          </table:table-cell>
          <table:table-cell table:number-columns-repeated="7"/>
          <table:table-cell table:style-name="ce37" office:value-type="string" calcext:value-type="string">
            <text:p><text:s text:c="2"/>-h: give this Help and exit </text:p>
          </table:table-cell>
          <table:table-cell table:number-columns-repeated="1013"/>
        </table:table-row>
        <table:table-row table:style-name="ro1">
          <table:table-cell table:formula="of:=[$'-a Raw Data'.A14]" office:value-type="string" office:string-value="-p 100000000 -t16 24 1500" calcext:value-type="string">
            <text:p>-p 100000000 -t16 24 1500</text:p>
          </table:table-cell>
          <table:table-cell table:formula="of:=[$'-a Raw Data'.F14]" office:value-type="float" office:value="33.116852" calcext:value-type="float">
            <text:p>33.117</text:p>
          </table:table-cell>
          <table:table-cell table:number-columns-repeated="8"/>
          <table:table-cell table:style-name="ce37" office:value-type="string" calcext:value-type="string">
            <text:p><text:s text:c="2"/>-p &lt;n&gt;: Time &lt;n&gt; passes of pktb_make() or whatever on the first packet. </text:p>
          </table:table-cell>
          <table:table-cell table:number-columns-repeated="1013"/>
        </table:table-row>
        <table:table-row table:style-name="ro1">
          <table:table-cell table:formula="of:=[$'-a Raw Data'.A15]" office:value-type="string" office:string-value="-p 100000000 -t16 24 1500" calcext:value-type="string">
            <text:p>-p 100000000 -t16 24 1500</text:p>
          </table:table-cell>
          <table:table-cell table:formula="of:=[$'-a Raw Data'.F15]" office:value-type="float" office:value="33.123058" calcext:value-type="float">
            <text:p>33.123</text:p>
          </table:table-cell>
          <table:table-cell table:formula="of:=[.B15]" office:value-type="float" office:value="33.123058" calcext:value-type="float">
            <text:p>33.123</text:p>
          </table:table-cell>
          <table:table-cell table:number-columns-repeated="7"/>
          <table:table-cell table:style-name="ce37" office:value-type="string" calcext:value-type="string">
            <text:p><text:s text:c="10"/>Forces on t6. It's expected the 2nd packet will be "q" </text:p>
          </table:table-cell>
          <table:table-cell table:number-columns-repeated="1013"/>
        </table:table-row>
        <table:table-row table:style-name="ro1">
          <table:table-cell table:formula="of:=[$'-a Raw Data'.A16]" office:value-type="string" office:string-value="-p 100000000 -t16 24 1500" calcext:value-type="string">
            <text:p>-p 100000000 -t16 24 1500</text:p>
          </table:table-cell>
          <table:table-cell table:formula="of:=[$'-a Raw Data'.F16]" office:value-type="float" office:value="33.281029" calcext:value-type="float">
            <text:p>33.281</text:p>
          </table:table-cell>
          <table:table-cell table:formula="of:=[.B16]" office:value-type="float" office:value="33.281029" calcext:value-type="float">
            <text:p>33.281</text:p>
          </table:table-cell>
          <table:table-cell table:number-columns-repeated="7"/>
          <table:table-cell table:style-name="ce37" office:value-type="string" calcext:value-type="string">
            <text:p><text:s text:c="2"/>-t &lt;n&gt;: do Test &lt;n&gt;. Tests are: </text:p>
          </table:table-cell>
          <table:table-cell table:number-columns-repeated="1013"/>
        </table:table-row>
        <table:table-row table:style-name="ro1">
          <table:table-cell table:formula="of:=[$'-a Raw Data'.A17]" office:value-type="string" office:string-value="-p 100000000 -t16 24 1500" calcext:value-type="string">
            <text:p>-p 100000000 -t16 24 1500</text:p>
          </table:table-cell>
          <table:table-cell table:formula="of:=[$'-a Raw Data'.F17]" office:value-type="float" office:value="13.314477" calcext:value-type="float">
            <text:p>13.314</text:p>
          </table:table-cell>
          <table:table-cell/>
          <table:table-cell table:formula="of:=[.B17]" office:value-type="float" office:value="13.314477" calcext:value-type="float">
            <text:p>13.314</text:p>
          </table:table-cell>
          <table:table-cell table:number-columns-repeated="6"/>
          <table:table-cell table:style-name="ce37" office:value-type="string" calcext:value-type="string">
            <text:p><text:s text:c="4"/>0: If packet mark is zero, set it to 0xbeef and give verdict NF_REPEAT </text:p>
          </table:table-cell>
          <table:table-cell table:number-columns-repeated="1013"/>
        </table:table-row>
        <table:table-row table:style-name="ro1">
          <table:table-cell table:formula="of:=[$'-a Raw Data'.A18]" office:value-type="string" office:string-value="-p 100000000 -t16 24 1500" calcext:value-type="string">
            <text:p>-p 100000000 -t16 24 1500</text:p>
          </table:table-cell>
          <table:table-cell table:formula="of:=[$'-a Raw Data'.F18]" office:value-type="float" office:value="13.2657" calcext:value-type="float">
            <text:p>13.266</text:p>
          </table:table-cell>
          <table:table-cell/>
          <table:table-cell table:formula="of:=[.B18]" office:value-type="float" office:value="13.2657" calcext:value-type="float">
            <text:p>13.266</text:p>
          </table:table-cell>
          <table:table-cell table:number-columns-repeated="6"/>
          <table:table-cell table:style-name="ce37" office:value-type="string" calcext:value-type="string">
            <text:p><text:s text:c="4"/>1: If packet mark is not 0xfaceb00c, set it to that and give verdict NF_REPEAT </text:p>
          </table:table-cell>
          <table:table-cell table:number-columns-repeated="1013"/>
        </table:table-row>
        <table:table-row table:style-name="ro1">
          <table:table-cell table:formula="of:=[$'-a Raw Data'.A19]" office:value-type="string" office:string-value="-p 100000000 -t16 24 1500" calcext:value-type="string">
            <text:p>-p 100000000 -t16 24 1500</text:p>
          </table:table-cell>
          <table:table-cell table:formula="of:=[$'-a Raw Data'.F19]" office:value-type="float" office:value="13.259903" calcext:value-type="float">
            <text:p>13.260</text:p>
          </table:table-cell>
          <table:table-cell table:number-columns-repeated="8"/>
          <table:table-cell table:style-name="ce37" office:value-type="string" calcext:value-type="string">
            <text:p><text:s text:c="7"/>If packet mark *is* 0xfaceb00c, give verdict NF_STOP </text:p>
          </table:table-cell>
          <table:table-cell table:number-columns-repeated="1013"/>
        </table:table-row>
        <table:table-row table:style-name="ro1">
          <table:table-cell table:formula="of:=[$'-a Raw Data'.A20]" office:value-type="string" office:string-value="-p 100000000 -t16 24 1500" calcext:value-type="string">
            <text:p>-p 100000000 -t16 24 1500</text:p>
          </table:table-cell>
          <table:table-cell table:formula="of:=[$'-a Raw Data'.F20]" office:value-type="float" office:value="13.3415" calcext:value-type="float">
            <text:p>13.342</text:p>
          </table:table-cell>
          <table:table-cell/>
          <table:table-cell table:formula="of:=[.B20]" office:value-type="float" office:value="13.3415" calcext:value-type="float">
            <text:p>13.342</text:p>
          </table:table-cell>
          <table:table-cell table:number-columns-repeated="6"/>
          <table:table-cell table:style-name="ce37" office:value-type="string" calcext:value-type="string">
            <text:p><text:s text:c="4"/>2: Allow ENOBUFS to happen; treat as harmless when it does </text:p>
          </table:table-cell>
          <table:table-cell table:number-columns-repeated="1013"/>
        </table:table-row>
        <table:table-row table:style-name="ro1">
          <table:table-cell table:formula="of:=[$'-a Raw Data'.A21]" office:value-type="string" office:string-value="-p 100000000 -t16 24 1500" calcext:value-type="string">
            <text:p>-p 100000000 -t16 24 1500</text:p>
          </table:table-cell>
          <table:table-cell table:formula="of:=[$'-a Raw Data'.F21]" office:value-type="float" office:value="13.4325" calcext:value-type="float">
            <text:p>13.433</text:p>
          </table:table-cell>
          <table:table-cell/>
          <table:table-cell table:formula="of:=[.B21]" office:value-type="float" office:value="13.4325" calcext:value-type="float">
            <text:p>13.433</text:p>
          </table:table-cell>
          <table:table-cell table:number-columns-repeated="6"/>
          <table:table-cell table:style-name="ce37" office:value-type="string" calcext:value-type="string">
            <text:p><text:s text:c="4"/>3: Configure NFQA_CFG_F_FAIL_OPEN </text:p>
          </table:table-cell>
          <table:table-cell table:number-columns-repeated="1013"/>
        </table:table-row>
        <table:table-row table:style-name="ro1">
          <table:table-cell table:formula="of:=[$'-a Raw Data'.A22]" office:value-type="string" office:string-value="-p 100000000 -t16 24 1500" calcext:value-type="string">
            <text:p>-p 100000000 -t16 24 1500</text:p>
          </table:table-cell>
          <table:table-cell table:formula="of:=[$'-a Raw Data'.F22]" office:value-type="float" office:value="13.320673" calcext:value-type="float">
            <text:p>13.321</text:p>
          </table:table-cell>
          <table:table-cell/>
          <table:table-cell table:formula="of:=[.B22]" office:value-type="float" office:value="13.320673" calcext:value-type="float">
            <text:p>13.321</text:p>
          </table:table-cell>
          <table:table-cell table:number-columns-repeated="6"/>
          <table:table-cell table:style-name="ce37" office:value-type="string" calcext:value-type="string">
            <text:p><text:s text:c="4"/>4: Send packets to alternate -a queue </text:p>
          </table:table-cell>
          <table:table-cell table:number-columns-repeated="1013"/>
        </table:table-row>
        <table:table-row table:style-name="ro1">
          <table:table-cell table:formula="of:=[$'-a Raw Data'.A23]" office:value-type="string" office:string-value="-p 100000000 -t16 24 1500" calcext:value-type="string">
            <text:p>-p 100000000 -t16 24 1500</text:p>
          </table:table-cell>
          <table:table-cell table:formula="of:=[$'-a Raw Data'.F23]" office:value-type="float" office:value="13.4953" calcext:value-type="float">
            <text:p>13.495</text:p>
          </table:table-cell>
          <table:table-cell table:number-columns-repeated="8"/>
          <table:table-cell table:style-name="ce37" office:value-type="string" calcext:value-type="string">
            <text:p><text:s text:c="4"/>5: Force on test 4 and specify BYPASS </text:p>
          </table:table-cell>
          <table:table-cell table:number-columns-repeated="1013"/>
        </table:table-row>
        <table:table-row table:style-name="ro1">
          <table:table-cell table:formula="of:=[$'-a Raw Data'.A24]" office:value-type="string" office:string-value="-p 100000000 -t7 -t16 24 50" calcext:value-type="string">
            <text:p>-p 100000000 -t7 -t16 24 50</text:p>
          </table:table-cell>
          <table:table-cell table:formula="of:=[$'-a Raw Data'.F24]" office:value-type="float" office:value="6.263317" calcext:value-type="float">
            <text:p>6.263</text:p>
          </table:table-cell>
          <table:table-cell table:number-columns-repeated="2"/>
          <table:table-cell table:formula="of:=[.B24]" office:value-type="float" office:value="6.263317" calcext:value-type="float">
            <text:p>6.263</text:p>
          </table:table-cell>
          <table:table-cell table:number-columns-repeated="5"/>
          <table:table-cell table:style-name="ce37" office:value-type="string" calcext:value-type="string">
            <text:p><text:s text:c="4"/>6: Exit nfq6 if incoming packet contains 'q' </text:p>
          </table:table-cell>
          <table:table-cell table:number-columns-repeated="1013"/>
        </table:table-row>
        <table:table-row table:style-name="ro1">
          <table:table-cell table:formula="of:=[$'-a Raw Data'.A25]" office:value-type="string" office:string-value="-p 100000000 -t7 -t16 24 50" calcext:value-type="string">
            <text:p>-p 100000000 -t7 -t16 24 50</text:p>
          </table:table-cell>
          <table:table-cell table:formula="of:=[$'-a Raw Data'.F25]" office:value-type="float" office:value="6.262744" calcext:value-type="float">
            <text:p>6.263</text:p>
          </table:table-cell>
          <table:table-cell table:number-columns-repeated="2"/>
          <table:table-cell table:formula="of:=[.B25]" office:value-type="float" office:value="6.262744" calcext:value-type="float">
            <text:p>6.263</text:p>
          </table:table-cell>
          <table:table-cell table:number-columns-repeated="5"/>
          <table:table-cell table:style-name="ce37" office:value-type="string" calcext:value-type="string">
            <text:p><text:s text:c="4"/>7: Use pktb_make() </text:p>
          </table:table-cell>
          <table:table-cell table:number-columns-repeated="1013"/>
        </table:table-row>
        <table:table-row table:style-name="ro1">
          <table:table-cell table:formula="of:=[$'-a Raw Data'.A26]" office:value-type="string" office:string-value="-p 100000000 -t7 -t16 24 50" calcext:value-type="string">
            <text:p>-p 100000000 -t7 -t16 24 50</text:p>
          </table:table-cell>
          <table:table-cell table:formula="of:=[$'-a Raw Data'.F26]" office:value-type="float" office:value="6.40585" calcext:value-type="float">
            <text:p>6.406</text:p>
          </table:table-cell>
          <table:table-cell table:number-columns-repeated="2"/>
          <table:table-cell table:formula="of:=[.B26]" office:value-type="float" office:value="6.40585" calcext:value-type="float">
            <text:p>6.406</text:p>
          </table:table-cell>
          <table:table-cell table:number-columns-repeated="5"/>
          <table:table-cell table:style-name="ce37" office:value-type="string" calcext:value-type="string">
            <text:p><text:s text:c="4"/>8: Give pktb_make() an odd address </text:p>
          </table:table-cell>
          <table:table-cell table:number-columns-repeated="1013"/>
        </table:table-row>
        <table:table-row table:style-name="ro1">
          <table:table-cell table:formula="of:=[$'-a Raw Data'.A27]" office:value-type="string" office:string-value="-p 100000000 -t7 -t16 24 50" calcext:value-type="string">
            <text:p>-p 100000000 -t7 -t16 24 50</text:p>
          </table:table-cell>
          <table:table-cell table:formula="of:=[$'-a Raw Data'.F27]" office:value-type="float" office:value="6.29263" calcext:value-type="float">
            <text:p>6.293</text:p>
          </table:table-cell>
          <table:table-cell table:number-columns-repeated="2"/>
          <table:table-cell table:formula="of:=[.B27]" office:value-type="float" office:value="6.29263" calcext:value-type="float">
            <text:p>6.293</text:p>
          </table:table-cell>
          <table:table-cell table:number-columns-repeated="5"/>
          <table:table-cell table:style-name="ce37" office:value-type="string" calcext:value-type="string">
            <text:p><text:s text:c="4"/>9: Replace 1st ASD by F </text:p>
          </table:table-cell>
          <table:table-cell table:number-columns-repeated="1013"/>
        </table:table-row>
        <table:table-row table:style-name="ro1">
          <table:table-cell table:formula="of:=[$'-a Raw Data'.A28]" office:value-type="string" office:string-value="-p 100000000 -t7 -t16 24 50" calcext:value-type="string">
            <text:p>-p 100000000 -t7 -t16 24 50</text:p>
          </table:table-cell>
          <table:table-cell table:formula="of:=[$'-a Raw Data'.F28]" office:value-type="float" office:value="6.43682" calcext:value-type="float">
            <text:p>6.437</text:p>
          </table:table-cell>
          <table:table-cell table:number-columns-repeated="8"/>
          <table:table-cell table:style-name="ce37" office:value-type="string" calcext:value-type="string">
            <text:p><text:s text:c="3"/>10: Replace 1st QWE by RTYUIOP </text:p>
          </table:table-cell>
          <table:table-cell table:number-columns-repeated="1013"/>
        </table:table-row>
        <table:table-row table:style-name="ro1">
          <table:table-cell table:formula="of:=[$'-a Raw Data'.A29]" office:value-type="string" office:string-value="-p 100000000 -t7 -t16 24 50" calcext:value-type="string">
            <text:p>-p 100000000 -t7 -t16 24 50</text:p>
          </table:table-cell>
          <table:table-cell table:formula="of:=[$'-a Raw Data'.F29]" office:value-type="float" office:value="6.37629" calcext:value-type="float">
            <text:p>6.376</text:p>
          </table:table-cell>
          <table:table-cell table:number-columns-repeated="2"/>
          <table:table-cell table:formula="of:=[.B29]" office:value-type="float" office:value="6.37629" calcext:value-type="float">
            <text:p>6.376</text:p>
          </table:table-cell>
          <table:table-cell table:number-columns-repeated="5"/>
          <table:table-cell table:style-name="ce37" office:value-type="string" calcext:value-type="string">
            <text:p><text:s text:c="3"/>11: Replace 2nd ASD by G </text:p>
          </table:table-cell>
          <table:table-cell table:number-columns-repeated="1013"/>
        </table:table-row>
        <table:table-row table:style-name="ro1">
          <table:table-cell table:formula="of:=[$'-a Raw Data'.A30]" office:value-type="string" office:string-value="-p 100000000 -t7 -t16 24 1500" calcext:value-type="string">
            <text:p>-p 100000000 -t7 -t16 24 1500</text:p>
          </table:table-cell>
          <table:table-cell table:formula="of:=[$'-a Raw Data'.F30]" office:value-type="float" office:value="25.821392" calcext:value-type="float">
            <text:p>25.821</text:p>
          </table:table-cell>
          <table:table-cell table:number-columns-repeated="3"/>
          <table:table-cell table:formula="of:=[.B30]" office:value-type="float" office:value="25.821392" calcext:value-type="float">
            <text:p>25.821</text:p>
          </table:table-cell>
          <table:table-cell table:number-columns-repeated="4"/>
          <table:table-cell table:style-name="ce37" office:value-type="string" calcext:value-type="string">
            <text:p><text:s text:c="3"/>12: Replace 2nd QWE by MNBVCXZ </text:p>
          </table:table-cell>
          <table:table-cell table:number-columns-repeated="1013"/>
        </table:table-row>
        <table:table-row table:style-name="ro1">
          <table:table-cell table:formula="of:=[$'-a Raw Data'.A31]" office:value-type="string" office:string-value="-p 100000000 -t7 -t16 24 1500" calcext:value-type="string">
            <text:p>-p 100000000 -t7 -t16 24 1500</text:p>
          </table:table-cell>
          <table:table-cell table:formula="of:=[$'-a Raw Data'.F31]" office:value-type="float" office:value="25.855212" calcext:value-type="float">
            <text:p>25.855</text:p>
          </table:table-cell>
          <table:table-cell table:number-columns-repeated="3"/>
          <table:table-cell table:formula="of:=[.B31]" office:value-type="float" office:value="25.855212" calcext:value-type="float">
            <text:p>25.855</text:p>
          </table:table-cell>
          <table:table-cell table:number-columns-repeated="4"/>
          <table:table-cell table:style-name="ce37" office:value-type="string" calcext:value-type="string">
            <text:p><text:s text:c="3"/>13: Use TCP </text:p>
          </table:table-cell>
          <table:table-cell table:number-columns-repeated="1013"/>
        </table:table-row>
        <table:table-row table:style-name="ro1">
          <table:table-cell table:formula="of:=[$'-a Raw Data'.A32]" office:value-type="string" office:string-value="-p 100000000 -t7 -t16 24 1500" calcext:value-type="string">
            <text:p>-p 100000000 -t7 -t16 24 1500</text:p>
          </table:table-cell>
          <table:table-cell table:formula="of:=[$'-a Raw Data'.F32]" office:value-type="float" office:value="25.851375" calcext:value-type="float">
            <text:p>25.851</text:p>
          </table:table-cell>
          <table:table-cell table:number-columns-repeated="3"/>
          <table:table-cell table:formula="of:=[.B32]" office:value-type="float" office:value="25.851375" calcext:value-type="float">
            <text:p>25.851</text:p>
          </table:table-cell>
          <table:table-cell table:number-columns-repeated="4"/>
          <table:table-cell table:style-name="ce37" office:value-type="string" calcext:value-type="string">
            <text:p><text:s text:c="3"/>14: Report EINTR if we get it </text:p>
          </table:table-cell>
          <table:table-cell table:number-columns-repeated="1013"/>
        </table:table-row>
        <table:table-row table:style-name="ro1">
          <table:table-cell table:formula="of:=[$'-a Raw Data'.A33]" office:value-type="string" office:string-value="-p 100000000 -t7 -t16 24 1500" calcext:value-type="string">
            <text:p>-p 100000000 -t7 -t16 24 1500</text:p>
          </table:table-cell>
          <table:table-cell table:formula="of:=[$'-a Raw Data'.F33]" office:value-type="float" office:value="25.8189" calcext:value-type="float">
            <text:p>25.819</text:p>
          </table:table-cell>
          <table:table-cell table:number-columns-repeated="8"/>
          <table:table-cell table:style-name="ce37" office:value-type="string" calcext:value-type="string">
            <text:p><text:s text:c="3"/>15: Log netlink packets with no checksum </text:p>
          </table:table-cell>
          <table:table-cell table:number-columns-repeated="1013"/>
        </table:table-row>
        <table:table-row table:style-name="ro1">
          <table:table-cell table:formula="of:=[$'-a Raw Data'.A34]" office:value-type="string" office:string-value="-p 100000000 -t7 -t16 24 1500" calcext:value-type="string">
            <text:p>-p 100000000 -t7 -t16 24 1500</text:p>
          </table:table-cell>
          <table:table-cell table:formula="of:=[$'-a Raw Data'.F34]" office:value-type="float" office:value="25.8389" calcext:value-type="float">
            <text:p>25.839</text:p>
          </table:table-cell>
          <table:table-cell table:number-columns-repeated="3"/>
          <table:table-cell table:formula="of:=[.B34]" office:value-type="float" office:value="25.8389" calcext:value-type="float">
            <text:p>25.839</text:p>
          </table:table-cell>
          <table:table-cell table:number-columns-repeated="4"/>
          <table:table-cell table:style-name="ce37" office:value-type="string" calcext:value-type="string">
            <text:p><text:s text:c="3"/>16: Log all netlink packets </text:p>
          </table:table-cell>
          <table:table-cell table:number-columns-repeated="1013"/>
        </table:table-row>
        <table:table-row table:style-name="ro1">
          <table:table-cell table:formula="of:=[$'-a Raw Data'.A35]" office:value-type="string" office:string-value="-p 100000000 -t7 -t16 24 1500" calcext:value-type="string">
            <text:p>-p 100000000 -t7 -t16 24 1500</text:p>
          </table:table-cell>
          <table:table-cell table:formula="of:=[$'-a Raw Data'.F35]" office:value-type="float" office:value="25.9045" calcext:value-type="float">
            <text:p>25.905</text:p>
          </table:table-cell>
          <table:table-cell table:number-columns-repeated="8"/>
          <table:table-cell table:style-name="ce37" office:value-type="string" calcext:value-type="string">
            <text:p><text:s text:c="3"/>17: Replace 1st ZXC by VBN </text:p>
          </table:table-cell>
          <table:table-cell table:number-columns-repeated="1013"/>
        </table:table-row>
        <table:table-row table:style-name="ro1">
          <table:table-cell table:formula="of:=[$'-a Raw Data'.A36]" office:value-type="string" office:string-value="-p 100000000 -t7 -t16 24 1500" calcext:value-type="string">
            <text:p>-p 100000000 -t7 -t16 24 1500</text:p>
          </table:table-cell>
          <table:table-cell table:formula="of:=[$'-a Raw Data'.F36]" office:value-type="float" office:value="25.8185" calcext:value-type="float">
            <text:p>25.819</text:p>
          </table:table-cell>
          <table:table-cell table:number-columns-repeated="3"/>
          <table:table-cell table:formula="of:=[.B36]" office:value-type="float" office:value="25.8185" calcext:value-type="float">
            <text:p>25.819</text:p>
          </table:table-cell>
          <table:table-cell table:number-columns-repeated="4"/>
          <table:table-cell table:style-name="ce37" office:value-type="string" calcext:value-type="string">
            <text:p><text:s text:c="3"/>18: Replace 2nd ZXC by VBN </text:p>
          </table:table-cell>
          <table:table-cell table:number-columns-repeated="1013"/>
        </table:table-row>
        <table:table-row table:style-name="ro1">
          <table:table-cell table:formula="of:=[$'-a Raw Data'.A37]" office:value-type="string" office:string-value="-p 100000000 -t7 -t16 24 1500 NPM" calcext:value-type="string">
            <text:p>-p 100000000 -t7 -t16 24 1500 NPM</text:p>
          </table:table-cell>
          <table:table-cell table:formula="of:=[$'-a Raw Data'.F37]" office:value-type="float" office:value="19.7527" calcext:value-type="float">
            <text:p>19.753</text:p>
          </table:table-cell>
          <table:table-cell table:number-columns-repeated="4"/>
          <table:table-cell table:formula="of:=[.B37]" office:value-type="float" office:value="19.7527" calcext:value-type="float">
            <text:p>19.753</text:p>
          </table:table-cell>
          <table:table-cell table:number-columns-repeated="3"/>
          <table:table-cell table:style-name="ce37" office:value-type="string" calcext:value-type="string">
            <text:p><text:s text:c="3"/>19: Use _data variants of pktb_alloc &amp; pktb_make </text:p>
          </table:table-cell>
          <table:table-cell table:number-columns-repeated="1013"/>
        </table:table-row>
        <table:table-row table:style-name="ro1">
          <table:table-cell table:formula="of:=[$'-a Raw Data'.A38]" office:value-type="string" office:string-value="-p 100000000 -t7 -t16 24 1500 NPM" calcext:value-type="string">
            <text:p>-p 100000000 -t7 -t16 24 1500 NPM</text:p>
          </table:table-cell>
          <table:table-cell table:formula="of:=[$'-a Raw Data'.F38]" office:value-type="float" office:value="19.650172" calcext:value-type="float">
            <text:p>19.650</text:p>
          </table:table-cell>
          <table:table-cell table:number-columns-repeated="8"/>
          <table:table-cell table:style-name="ce37"/>
          <table:table-cell table:number-columns-repeated="1013"/>
        </table:table-row>
        <table:table-row table:style-name="ro1">
          <table:table-cell table:formula="of:=[$'-a Raw Data'.A39]" office:value-type="string" office:string-value="-p 100000000 -t7 -t16 24 1500 NPM" calcext:value-type="string">
            <text:p>-p 100000000 -t7 -t16 24 1500 NPM</text:p>
          </table:table-cell>
          <table:table-cell table:formula="of:=[$'-a Raw Data'.F39]" office:value-type="float" office:value="19.856799" calcext:value-type="float">
            <text:p>19.857</text:p>
          </table:table-cell>
          <table:table-cell table:number-columns-repeated="4"/>
          <table:table-cell table:formula="of:=[.B39]" office:value-type="float" office:value="19.856799" calcext:value-type="float">
            <text:p>19.857</text:p>
          </table:table-cell>
          <table:table-cell table:number-columns-repeated="3"/>
          <table:table-cell table:style-name="ce37"/>
          <table:table-cell table:number-columns-repeated="1013"/>
        </table:table-row>
        <table:table-row table:style-name="ro1">
          <table:table-cell table:formula="of:=[$'-a Raw Data'.A40]" office:value-type="string" office:string-value="-p 100000000 -t7 -t16 24 1500 NPM" calcext:value-type="string">
            <text:p>-p 100000000 -t7 -t16 24 1500 NPM</text:p>
          </table:table-cell>
          <table:table-cell table:formula="of:=[$'-a Raw Data'.F40]" office:value-type="float" office:value="19.77788" calcext:value-type="float">
            <text:p>19.778</text:p>
          </table:table-cell>
          <table:table-cell table:number-columns-repeated="4"/>
          <table:table-cell table:formula="of:=[.B40]" office:value-type="float" office:value="19.77788" calcext:value-type="float">
            <text:p>19.778</text:p>
          </table:table-cell>
          <table:table-cell table:number-columns-repeated="3"/>
          <table:table-cell table:style-name="ce37"/>
          <table:table-cell table:number-columns-repeated="1013"/>
        </table:table-row>
        <table:table-row table:style-name="ro1">
          <table:table-cell table:formula="of:=[$'-a Raw Data'.A41]" office:value-type="string" office:string-value="-p 100000000 -t7 -t16 24 1500 NPM" calcext:value-type="string">
            <text:p>-p 100000000 -t7 -t16 24 1500 NPM</text:p>
          </table:table-cell>
          <table:table-cell table:formula="of:=[$'-a Raw Data'.F41]" office:value-type="float" office:value="19.705627" calcext:value-type="float">
            <text:p>19.706</text:p>
          </table:table-cell>
          <table:table-cell table:number-columns-repeated="4"/>
          <table:table-cell table:formula="of:=[.B41]" office:value-type="float" office:value="19.705627" calcext:value-type="float">
            <text:p>19.706</text:p>
          </table:table-cell>
          <table:table-cell table:number-columns-repeated="3"/>
          <table:table-cell table:style-name="ce37"/>
          <table:table-cell table:number-columns-repeated="1013"/>
        </table:table-row>
        <table:table-row table:style-name="ro1">
          <table:table-cell table:formula="of:=[$'-a Raw Data'.A42]" office:value-type="string" office:string-value="-p 100000000 -t7 -t16 24 1500 NPM" calcext:value-type="string">
            <text:p>-p 100000000 -t7 -t16 24 1500 NPM</text:p>
          </table:table-cell>
          <table:table-cell table:formula="of:=[$'-a Raw Data'.F42]" office:value-type="float" office:value="19.872375" calcext:value-type="float">
            <text:p>19.872</text:p>
          </table:table-cell>
          <table:table-cell table:number-columns-repeated="4"/>
          <table:table-cell table:formula="of:=[.B42]" office:value-type="float" office:value="19.872375" calcext:value-type="float">
            <text:p>19.872</text:p>
          </table:table-cell>
          <table:table-cell table:number-columns-repeated="3"/>
          <table:table-cell table:style-name="ce37"/>
          <table:table-cell table:number-columns-repeated="1013"/>
        </table:table-row>
        <table:table-row table:style-name="ro1">
          <table:table-cell table:formula="of:=[$'-a Raw Data'.A43]" office:value-type="string" office:string-value="-p 100000000 -t7 -t16 24 1500 NPM" calcext:value-type="string">
            <text:p>-p 100000000 -t7 -t16 24 1500 NPM</text:p>
          </table:table-cell>
          <table:table-cell table:formula="of:=[$'-a Raw Data'.F43]" office:value-type="float" office:value="20.275115" calcext:value-type="float">
            <text:p>20.275</text:p>
          </table:table-cell>
          <table:table-cell table:number-columns-repeated="8"/>
          <table:table-cell table:style-name="ce37"/>
          <table:table-cell table:number-columns-repeated="1013"/>
        </table:table-row>
        <table:table-row table:style-name="ro1">
          <table:table-cell table:formula="of:=[$'-a Raw Data'.A44]" office:value-type="string" office:string-value="-p 100000000 -t7 -t16 24 50 NPM" calcext:value-type="string">
            <text:p>-p 100000000 -t7 -t16 24 50 NPM</text:p>
          </table:table-cell>
          <table:table-cell table:formula="of:=[$'-a Raw Data'.F44]" office:value-type="float" office:value="6.768259" calcext:value-type="float">
            <text:p>6.768</text:p>
          </table:table-cell>
          <table:table-cell table:number-columns-repeated="5"/>
          <table:table-cell table:formula="of:=[.B44]" office:value-type="float" office:value="6.768259" calcext:value-type="float">
            <text:p>6.768</text:p>
          </table:table-cell>
          <table:table-cell table:number-columns-repeated="2"/>
          <table:table-cell table:style-name="ce37"/>
          <table:table-cell table:number-columns-repeated="1013"/>
        </table:table-row>
        <table:table-row table:style-name="ro1">
          <table:table-cell table:formula="of:=[$'-a Raw Data'.A45]" office:value-type="string" office:string-value="-p 100000000 -t7 -t16 24 50 NPM" calcext:value-type="string">
            <text:p>-p 100000000 -t7 -t16 24 50 NPM</text:p>
          </table:table-cell>
          <table:table-cell table:formula="of:=[$'-a Raw Data'.F45]" office:value-type="float" office:value="6.818443" calcext:value-type="float">
            <text:p>6.818</text:p>
          </table:table-cell>
          <table:table-cell table:number-columns-repeated="8"/>
          <table:table-cell table:style-name="ce37"/>
          <table:table-cell table:number-columns-repeated="1013"/>
        </table:table-row>
        <table:table-row table:style-name="ro1">
          <table:table-cell table:formula="of:=[$'-a Raw Data'.A46]" office:value-type="string" office:string-value="-p 100000000 -t7 -t16 24 50 NPM" calcext:value-type="string">
            <text:p>-p 100000000 -t7 -t16 24 50 NPM</text:p>
          </table:table-cell>
          <table:table-cell table:formula="of:=[$'-a Raw Data'.F46]" office:value-type="float" office:value="6.74163" calcext:value-type="float">
            <text:p>6.742</text:p>
          </table:table-cell>
          <table:table-cell table:number-columns-repeated="5"/>
          <table:table-cell table:formula="of:=[.B46]" office:value-type="float" office:value="6.74163" calcext:value-type="float">
            <text:p>6.742</text:p>
          </table:table-cell>
          <table:table-cell table:number-columns-repeated="2"/>
          <table:table-cell table:style-name="ce37"/>
          <table:table-cell table:number-columns-repeated="1013"/>
        </table:table-row>
        <table:table-row table:style-name="ro1">
          <table:table-cell table:formula="of:=[$'-a Raw Data'.A47]" office:value-type="string" office:string-value="-p 100000000 -t7 -t16 24 50 NPM" calcext:value-type="string">
            <text:p>-p 100000000 -t7 -t16 24 50 NPM</text:p>
          </table:table-cell>
          <table:table-cell table:formula="of:=[$'-a Raw Data'.F47]" office:value-type="float" office:value="6.770622" calcext:value-type="float">
            <text:p>6.771</text:p>
          </table:table-cell>
          <table:table-cell table:number-columns-repeated="5"/>
          <table:table-cell table:formula="of:=[.B47]" office:value-type="float" office:value="6.770622" calcext:value-type="float">
            <text:p>6.771</text:p>
          </table:table-cell>
          <table:table-cell table:number-columns-repeated="2"/>
          <table:table-cell table:style-name="ce37"/>
          <table:table-cell table:number-columns-repeated="1013"/>
        </table:table-row>
        <table:table-row table:style-name="ro1">
          <table:table-cell table:formula="of:=[$'-a Raw Data'.A48]" office:value-type="string" office:string-value="-p 100000000 -t7 -t16 24 50 NPM" calcext:value-type="string">
            <text:p>-p 100000000 -t7 -t16 24 50 NPM</text:p>
          </table:table-cell>
          <table:table-cell table:formula="of:=[$'-a Raw Data'.F48]" office:value-type="float" office:value="6.792239" calcext:value-type="float">
            <text:p>6.792</text:p>
          </table:table-cell>
          <table:table-cell table:number-columns-repeated="5"/>
          <table:table-cell table:formula="of:=[.B48]" office:value-type="float" office:value="6.792239" calcext:value-type="float">
            <text:p>6.792</text:p>
          </table:table-cell>
          <table:table-cell table:number-columns-repeated="2"/>
          <table:table-cell table:style-name="ce37"/>
          <table:table-cell table:number-columns-repeated="1013"/>
        </table:table-row>
        <table:table-row table:style-name="ro1">
          <table:table-cell table:formula="of:=[$'-a Raw Data'.A49]" office:value-type="string" office:string-value="-p 100000000 -t7 -t16 24 50 NPM" calcext:value-type="string">
            <text:p>-p 100000000 -t7 -t16 24 50 NPM</text:p>
          </table:table-cell>
          <table:table-cell table:formula="of:=[$'-a Raw Data'.F49]" office:value-type="float" office:value="6.793965" calcext:value-type="float">
            <text:p>6.794</text:p>
          </table:table-cell>
          <table:table-cell table:number-columns-repeated="5"/>
          <table:table-cell table:formula="of:=[.B49]" office:value-type="float" office:value="6.793965" calcext:value-type="float">
            <text:p>6.794</text:p>
          </table:table-cell>
          <table:table-cell table:number-columns-repeated="2"/>
          <table:table-cell table:style-name="ce37"/>
          <table:table-cell table:number-columns-repeated="1013"/>
        </table:table-row>
        <table:table-row table:style-name="ro1">
          <table:table-cell table:formula="of:=[$'-a Raw Data'.A50]" office:value-type="string" office:string-value="-p 100000000 -t7 -t16 24 50 NPM" calcext:value-type="string">
            <text:p>-p 100000000 -t7 -t16 24 50 NPM</text:p>
          </table:table-cell>
          <table:table-cell table:formula="of:=[$'-a Raw Data'.F50]" office:value-type="float" office:value="6.735228" calcext:value-type="float">
            <text:p>6.735</text:p>
          </table:table-cell>
          <table:table-cell table:number-columns-repeated="8"/>
          <table:table-cell table:style-name="ce37"/>
          <table:table-cell table:number-columns-repeated="1013"/>
        </table:table-row>
        <table:table-row table:style-name="ro1">
          <table:table-cell table:formula="of:=[$'-a Raw Data'.A51]" office:value-type="string" office:string-value="-p 100000000 -t7 -t16 -t19 24 1500" calcext:value-type="string">
            <text:p>-p 100000000 -t7 -t16 -t19 24 1500</text:p>
          </table:table-cell>
          <table:table-cell table:formula="of:=[$'-a Raw Data'.F51]" office:value-type="float" office:value="4.689627" calcext:value-type="float">
            <text:p>4.690</text:p>
          </table:table-cell>
          <table:table-cell table:number-columns-repeated="6"/>
          <table:table-cell table:formula="of:=[.B51]" office:value-type="float" office:value="4.689627" calcext:value-type="float">
            <text:p>4.690</text:p>
          </table:table-cell>
          <table:table-cell/>
          <table:table-cell table:style-name="ce37"/>
          <table:table-cell table:number-columns-repeated="1013"/>
        </table:table-row>
        <table:table-row table:style-name="ro1">
          <table:table-cell table:formula="of:=[$'-a Raw Data'.A52]" office:value-type="string" office:string-value="-p 100000000 -t7 -t16 -t19 24 1500" calcext:value-type="string">
            <text:p>-p 100000000 -t7 -t16 -t19 24 1500</text:p>
          </table:table-cell>
          <table:table-cell table:formula="of:=[$'-a Raw Data'.F52]" office:value-type="float" office:value="4.23855" calcext:value-type="float">
            <text:p>4.239</text:p>
          </table:table-cell>
          <table:table-cell table:number-columns-repeated="6"/>
          <table:table-cell table:formula="of:=[.B52]" office:value-type="float" office:value="4.23855" calcext:value-type="float">
            <text:p>4.239</text:p>
          </table:table-cell>
          <table:table-cell/>
          <table:table-cell table:style-name="ce37"/>
          <table:table-cell table:number-columns-repeated="1013"/>
        </table:table-row>
        <table:table-row table:style-name="ro1">
          <table:table-cell table:formula="of:=[$'-a Raw Data'.A53]" office:value-type="string" office:string-value="-p 100000000 -t7 -t16 -t19 24 1500" calcext:value-type="string">
            <text:p>-p 100000000 -t7 -t16 -t19 24 1500</text:p>
          </table:table-cell>
          <table:table-cell table:formula="of:=[$'-a Raw Data'.F53]" office:value-type="float" office:value="3.52576" calcext:value-type="float">
            <text:p>3.526</text:p>
          </table:table-cell>
          <table:table-cell table:number-columns-repeated="6"/>
          <table:table-cell table:formula="of:=[.B53]" office:value-type="float" office:value="3.52576" calcext:value-type="float">
            <text:p>3.526</text:p>
          </table:table-cell>
          <table:table-cell/>
          <table:table-cell table:style-name="ce37"/>
          <table:table-cell table:number-columns-repeated="1013"/>
        </table:table-row>
        <table:table-row table:style-name="ro1">
          <table:table-cell table:formula="of:=[$'-a Raw Data'.A54]" office:value-type="string" office:string-value="-p 100000000 -t7 -t16 -t19 24 1500" calcext:value-type="string">
            <text:p>-p 100000000 -t7 -t16 -t19 24 1500</text:p>
          </table:table-cell>
          <table:table-cell table:formula="of:=[$'-a Raw Data'.F54]" office:value-type="float" office:value="3.46512" calcext:value-type="float">
            <text:p>3.465</text:p>
          </table:table-cell>
          <table:table-cell table:number-columns-repeated="6"/>
          <table:table-cell table:formula="of:=[.B54]" office:value-type="float" office:value="3.46512" calcext:value-type="float">
            <text:p>3.465</text:p>
          </table:table-cell>
          <table:table-cell/>
          <table:table-cell table:style-name="ce38"/>
          <table:table-cell table:number-columns-repeated="1013"/>
        </table:table-row>
        <table:table-row table:style-name="ro1">
          <table:table-cell table:formula="of:=[$'-a Raw Data'.A55]" office:value-type="string" office:string-value="-p 100000000 -t7 -t16 -t19 24 1500" calcext:value-type="string">
            <text:p>-p 100000000 -t7 -t16 -t19 24 1500</text:p>
          </table:table-cell>
          <table:table-cell table:formula="of:=[$'-a Raw Data'.F55]" office:value-type="float" office:value="3.36764" calcext:value-type="float">
            <text:p>3.368</text:p>
          </table:table-cell>
          <table:table-cell table:number-columns-repeated="8"/>
          <table:table-cell table:style-name="ce38"/>
          <table:table-cell table:number-columns-repeated="1013"/>
        </table:table-row>
        <table:table-row table:style-name="ro1">
          <table:table-cell table:formula="of:=[$'-a Raw Data'.A56]" office:value-type="string" office:string-value="-p 100000000 -t7 -t16 -t19 24 1500" calcext:value-type="string">
            <text:p>-p 100000000 -t7 -t16 -t19 24 1500</text:p>
          </table:table-cell>
          <table:table-cell table:formula="of:=[$'-a Raw Data'.F56]" office:value-type="float" office:value="3.46585" calcext:value-type="float">
            <text:p>3.466</text:p>
          </table:table-cell>
          <table:table-cell table:number-columns-repeated="6"/>
          <table:table-cell table:formula="of:=[.B56]" office:value-type="float" office:value="3.46585" calcext:value-type="float">
            <text:p>3.466</text:p>
          </table:table-cell>
          <table:table-cell/>
          <table:table-cell table:style-name="ce38"/>
          <table:table-cell table:number-columns-repeated="1013"/>
        </table:table-row>
        <table:table-row table:style-name="ro1">
          <table:table-cell table:formula="of:=[$'-a Raw Data'.A57]" office:value-type="string" office:string-value="-p 100000000 -t7 -t16 -t19 24 1500" calcext:value-type="string">
            <text:p>-p 100000000 -t7 -t16 -t19 24 1500</text:p>
          </table:table-cell>
          <table:table-cell table:formula="of:=[$'-a Raw Data'.F57]" office:value-type="float" office:value="4.697275" calcext:value-type="float">
            <text:p>4.697</text:p>
          </table:table-cell>
          <table:table-cell table:number-columns-repeated="8"/>
          <table:table-cell table:style-name="ce38"/>
          <table:table-cell table:number-columns-repeated="6"/>
          <table:table-cell table:formula="of:=[.B57]" office:value-type="float" office:value="4.697275" calcext:value-type="float">
            <text:p>4.697</text:p>
          </table:table-cell>
          <table:table-cell table:number-columns-repeated="1006"/>
        </table:table-row>
        <table:table-row table:style-name="ro1">
          <table:table-cell table:formula="of:=[$'-a Raw Data'.A58]" office:value-type="string" office:string-value="-p 100000000 -t7 -t16 -t19 24 50" calcext:value-type="string">
            <text:p>-p 100000000 -t7 -t16 -t19 24 50</text:p>
          </table:table-cell>
          <table:table-cell table:formula="of:=[$'-a Raw Data'.F58]" office:value-type="float" office:value="4.037788" calcext:value-type="float">
            <text:p>4.038</text:p>
          </table:table-cell>
          <table:table-cell table:number-columns-repeated="7"/>
          <table:table-cell table:formula="of:=[.B58]" office:value-type="float" office:value="4.037788" calcext:value-type="float">
            <text:p>4.038</text:p>
          </table:table-cell>
          <table:table-cell table:style-name="ce38"/>
          <table:table-cell table:number-columns-repeated="1013"/>
        </table:table-row>
        <table:table-row table:style-name="ro1">
          <table:table-cell table:formula="of:=[$'-a Raw Data'.A59]" office:value-type="string" office:string-value="-p 100000000 -t7 -t16 -t19 24 50" calcext:value-type="string">
            <text:p>-p 100000000 -t7 -t16 -t19 24 50</text:p>
          </table:table-cell>
          <table:table-cell table:formula="of:=[$'-a Raw Data'.F59]" office:value-type="float" office:value="3.51981" calcext:value-type="float">
            <text:p>3.520</text:p>
          </table:table-cell>
          <table:table-cell table:number-columns-repeated="7"/>
          <table:table-cell table:formula="of:=[.B59]" office:value-type="float" office:value="3.51981" calcext:value-type="float">
            <text:p>3.520</text:p>
          </table:table-cell>
          <table:table-cell table:style-name="ce38"/>
          <table:table-cell table:number-columns-repeated="1013"/>
        </table:table-row>
        <table:table-row table:style-name="ro1">
          <table:table-cell table:formula="of:=[$'-a Raw Data'.A60]" office:value-type="string" office:string-value="-p 100000000 -t7 -t16 -t19 24 50" calcext:value-type="string">
            <text:p>-p 100000000 -t7 -t16 -t19 24 50</text:p>
          </table:table-cell>
          <table:table-cell table:formula="of:=[$'-a Raw Data'.F60]" office:value-type="float" office:value="3.36548" calcext:value-type="float">
            <text:p>3.365</text:p>
          </table:table-cell>
          <table:table-cell table:number-columns-repeated="8"/>
          <table:table-cell table:style-name="ce38"/>
          <table:table-cell table:number-columns-repeated="1013"/>
        </table:table-row>
        <table:table-row table:style-name="ro1">
          <table:table-cell table:formula="of:=[$'-a Raw Data'.A61]" office:value-type="string" office:string-value="-p 100000000 -t7 -t16 -t19 24 50" calcext:value-type="string">
            <text:p>-p 100000000 -t7 -t16 -t19 24 50</text:p>
          </table:table-cell>
          <table:table-cell table:formula="of:=[$'-a Raw Data'.F61]" office:value-type="float" office:value="4.529733" calcext:value-type="float">
            <text:p>4.530</text:p>
          </table:table-cell>
          <table:table-cell table:number-columns-repeated="7"/>
          <table:table-cell table:formula="of:=[.B61]" office:value-type="float" office:value="4.529733" calcext:value-type="float">
            <text:p>4.530</text:p>
          </table:table-cell>
          <table:table-cell table:style-name="ce38"/>
          <table:table-cell table:number-columns-repeated="1013"/>
        </table:table-row>
        <table:table-row table:style-name="ro1">
          <table:table-cell table:formula="of:=[$'-a Raw Data'.A62]" office:value-type="string" office:string-value="-p 100000000 -t7 -t16 -t19 24 50" calcext:value-type="string">
            <text:p>-p 100000000 -t7 -t16 -t19 24 50</text:p>
          </table:table-cell>
          <table:table-cell table:formula="of:=[$'-a Raw Data'.F62]" office:value-type="float" office:value="3.71681" calcext:value-type="float">
            <text:p>3.717</text:p>
          </table:table-cell>
          <table:table-cell table:number-columns-repeated="7"/>
          <table:table-cell table:formula="of:=[.B62]" office:value-type="float" office:value="3.71681" calcext:value-type="float">
            <text:p>3.717</text:p>
          </table:table-cell>
          <table:table-cell table:style-name="ce38"/>
          <table:table-cell table:number-columns-repeated="1013"/>
        </table:table-row>
        <table:table-row table:style-name="ro1">
          <table:table-cell table:formula="of:=[$'-a Raw Data'.A63]" office:value-type="string" office:string-value="-p 100000000 -t7 -t16 -t19 24 50" calcext:value-type="string">
            <text:p>-p 100000000 -t7 -t16 -t19 24 50</text:p>
          </table:table-cell>
          <table:table-cell table:formula="of:=[$'-a Raw Data'.F63]" office:value-type="float" office:value="4.556561" calcext:value-type="float">
            <text:p>4.557</text:p>
          </table:table-cell>
          <table:table-cell table:number-columns-repeated="8"/>
          <table:table-cell table:style-name="ce38"/>
          <table:table-cell table:number-columns-repeated="5"/>
          <table:table-cell table:formula="of:=[.B63]" office:value-type="float" office:value="4.556561" calcext:value-type="float">
            <text:p>4.557</text:p>
          </table:table-cell>
          <table:table-cell table:number-columns-repeated="1007"/>
        </table:table-row>
        <table:table-row table:style-name="ro1">
          <table:table-cell table:formula="of:=[$'-a Raw Data'.A64]" office:value-type="string" office:string-value="-p 100000000 -t7 -t16 -t19 24 50" calcext:value-type="string">
            <text:p>-p 100000000 -t7 -t16 -t19 24 50</text:p>
          </table:table-cell>
          <table:table-cell table:formula="of:=[$'-a Raw Data'.F64]" office:value-type="float" office:value="3.464982" calcext:value-type="float">
            <text:p>3.465</text:p>
          </table:table-cell>
          <table:table-cell table:number-columns-repeated="7"/>
          <table:table-cell table:formula="of:=[.B64]" office:value-type="float" office:value="3.464982" calcext:value-type="float">
            <text:p>3.465</text:p>
          </table:table-cell>
          <table:table-cell table:style-name="ce38"/>
          <table:table-cell table:number-columns-repeated="1013"/>
        </table:table-row>
        <table:table-row table:style-name="ro1">
          <table:table-cell table:formula="of:=[$'-a Raw Data'.A65]" office:value-type="string" office:string-value="-p 100000000 -t16 -t19 24 50" calcext:value-type="string">
            <text:p>-p 100000000 -t16 -t19 24 50</text:p>
          </table:table-cell>
          <table:table-cell table:formula="of:=[$'-a Raw Data'.F65]" office:value-type="float" office:value="7.56335" calcext:value-type="float">
            <text:p>7.563</text:p>
          </table:table-cell>
          <table:table-cell table:number-columns-repeated="8"/>
          <table:table-cell table:style-name="ce38"/>
          <table:table-cell table:number-columns-repeated="1013"/>
        </table:table-row>
        <table:table-row table:style-name="ro1">
          <table:table-cell table:formula="of:=[$'-a Raw Data'.A66]" office:value-type="string" office:string-value="-p 100000000 -t16 -t19 24 50" calcext:value-type="string">
            <text:p>-p 100000000 -t16 -t19 24 50</text:p>
          </table:table-cell>
          <table:table-cell table:formula="of:=[$'-a Raw Data'.F66]" office:value-type="float" office:value="7.434792" calcext:value-type="float">
            <text:p>7.435</text:p>
          </table:table-cell>
          <table:table-cell table:number-columns-repeated="8"/>
          <table:table-cell table:formula="of:=[.B66]" office:value-type="float" office:value="7.434792" calcext:value-type="float">
            <text:p>7.435</text:p>
          </table:table-cell>
          <table:table-cell table:number-columns-repeated="1013"/>
        </table:table-row>
        <table:table-row table:style-name="ro1">
          <table:table-cell table:formula="of:=[$'-a Raw Data'.A67]" office:value-type="string" office:string-value="-p 100000000 -t16 -t19 24 50" calcext:value-type="string">
            <text:p>-p 100000000 -t16 -t19 24 50</text:p>
          </table:table-cell>
          <table:table-cell table:formula="of:=[$'-a Raw Data'.F67]" office:value-type="float" office:value="7.461702" calcext:value-type="float">
            <text:p>7.462</text:p>
          </table:table-cell>
          <table:table-cell table:number-columns-repeated="8"/>
          <table:table-cell table:formula="of:=[.B67]" office:value-type="float" office:value="7.461702" calcext:value-type="float">
            <text:p>7.462</text:p>
          </table:table-cell>
          <table:table-cell table:number-columns-repeated="1013"/>
        </table:table-row>
        <table:table-row table:style-name="ro1">
          <table:table-cell table:formula="of:=[$'-a Raw Data'.A68]" office:value-type="string" office:string-value="-p 100000000 -t16 -t19 24 50" calcext:value-type="string">
            <text:p>-p 100000000 -t16 -t19 24 50</text:p>
          </table:table-cell>
          <table:table-cell table:formula="of:=[$'-a Raw Data'.F68]" office:value-type="float" office:value="7.560576" calcext:value-type="float">
            <text:p>7.561</text:p>
          </table:table-cell>
          <table:table-cell table:number-columns-repeated="8"/>
          <table:table-cell table:formula="of:=[.B68]" office:value-type="float" office:value="7.560576" calcext:value-type="float">
            <text:p>7.561</text:p>
          </table:table-cell>
          <table:table-cell table:number-columns-repeated="1013"/>
        </table:table-row>
        <table:table-row table:style-name="ro1">
          <table:table-cell table:formula="of:=[$'-a Raw Data'.A69]" office:value-type="string" office:string-value="-p 100000000 -t16 -t19 24 50" calcext:value-type="string">
            <text:p>-p 100000000 -t16 -t19 24 50</text:p>
          </table:table-cell>
          <table:table-cell table:formula="of:=[$'-a Raw Data'.F69]" office:value-type="float" office:value="7.559168" calcext:value-type="float">
            <text:p>7.559</text:p>
          </table:table-cell>
          <table:table-cell table:number-columns-repeated="8"/>
          <table:table-cell table:formula="of:=[.B69]" office:value-type="float" office:value="7.559168" calcext:value-type="float">
            <text:p>7.559</text:p>
          </table:table-cell>
          <table:table-cell table:number-columns-repeated="1013"/>
        </table:table-row>
        <table:table-row table:style-name="ro1">
          <table:table-cell table:formula="of:=[$'-a Raw Data'.A70]" office:value-type="string" office:string-value="-p 100000000 -t16 -t19 24 50" calcext:value-type="string">
            <text:p>-p 100000000 -t16 -t19 24 50</text:p>
          </table:table-cell>
          <table:table-cell table:formula="of:=[$'-a Raw Data'.F70]" office:value-type="float" office:value="7.44101" calcext:value-type="float">
            <text:p>7.441</text:p>
          </table:table-cell>
          <table:table-cell table:number-columns-repeated="1022"/>
        </table:table-row>
        <table:table-row table:style-name="ro1">
          <table:table-cell table:formula="of:=[$'-a Raw Data'.A71]" office:value-type="string" office:string-value="-p 100000000 -t16 -t19 24 50" calcext:value-type="string">
            <text:p>-p 100000000 -t16 -t19 24 50</text:p>
          </table:table-cell>
          <table:table-cell table:formula="of:=[$'-a Raw Data'.F71]" office:value-type="float" office:value="7.44063" calcext:value-type="float">
            <text:p>7.441</text:p>
          </table:table-cell>
          <table:table-cell table:number-columns-repeated="8"/>
          <table:table-cell table:formula="of:=[.B71]" office:value-type="float" office:value="7.44063" calcext:value-type="float">
            <text:p>7.441</text:p>
          </table:table-cell>
          <table:table-cell table:number-columns-repeated="1013"/>
        </table:table-row>
        <table:table-row table:style-name="ro1">
          <table:table-cell table:formula="of:=[$'-a Raw Data'.A72]" office:value-type="string" office:string-value="-p 100000000 -t16 -t19 24 1500" calcext:value-type="string">
            <text:p>-p 100000000 -t16 -t19 24 1500</text:p>
          </table:table-cell>
          <table:table-cell table:formula="of:=[$'-a Raw Data'.F72]" office:value-type="float" office:value="8.159287" calcext:value-type="float">
            <text:p>8.159</text:p>
          </table:table-cell>
          <table:table-cell table:number-columns-repeated="1022"/>
        </table:table-row>
        <table:table-row table:style-name="ro1">
          <table:table-cell table:formula="of:=[$'-a Raw Data'.A73]" office:value-type="string" office:string-value="-p 100000000 -t16 -t19 24 1500" calcext:value-type="string">
            <text:p>-p 100000000 -t16 -t19 24 1500</text:p>
          </table:table-cell>
          <table:table-cell table:formula="of:=[$'-a Raw Data'.F73]" office:value-type="float" office:value="7.541561" calcext:value-type="float">
            <text:p>7.542</text:p>
          </table:table-cell>
          <table:table-cell table:number-columns-repeated="9"/>
          <table:table-cell table:formula="of:=[.B73]" office:value-type="float" office:value="7.541561" calcext:value-type="float">
            <text:p>7.542</text:p>
          </table:table-cell>
          <table:table-cell table:number-columns-repeated="1012"/>
        </table:table-row>
        <table:table-row table:style-name="ro1">
          <table:table-cell table:formula="of:=[$'-a Raw Data'.A74]" office:value-type="string" office:string-value="-p 100000000 -t16 -t19 24 1500" calcext:value-type="string">
            <text:p>-p 100000000 -t16 -t19 24 1500</text:p>
          </table:table-cell>
          <table:table-cell table:formula="of:=[$'-a Raw Data'.F74]" office:value-type="float" office:value="7.533428" calcext:value-type="float">
            <text:p>7.533</text:p>
          </table:table-cell>
          <table:table-cell table:number-columns-repeated="9"/>
          <table:table-cell table:formula="of:=[.B74]" office:value-type="float" office:value="7.533428" calcext:value-type="float">
            <text:p>7.533</text:p>
          </table:table-cell>
          <table:table-cell table:number-columns-repeated="1012"/>
        </table:table-row>
        <table:table-row table:style-name="ro1">
          <table:table-cell table:formula="of:=[$'-a Raw Data'.A75]" office:value-type="string" office:string-value="-p 100000000 -t16 -t19 24 1500" calcext:value-type="string">
            <text:p>-p 100000000 -t16 -t19 24 1500</text:p>
          </table:table-cell>
          <table:table-cell table:formula="of:=[$'-a Raw Data'.F75]" office:value-type="float" office:value="7.47133" calcext:value-type="float">
            <text:p>7.471</text:p>
          </table:table-cell>
          <table:table-cell table:number-columns-repeated="1022"/>
        </table:table-row>
        <table:table-row table:style-name="ro1">
          <table:table-cell table:formula="of:=[$'-a Raw Data'.A76]" office:value-type="string" office:string-value="-p 100000000 -t16 -t19 24 1500" calcext:value-type="string">
            <text:p>-p 100000000 -t16 -t19 24 1500</text:p>
          </table:table-cell>
          <table:table-cell table:formula="of:=[$'-a Raw Data'.F76]" office:value-type="float" office:value="7.67942" calcext:value-type="float">
            <text:p>7.679</text:p>
          </table:table-cell>
          <table:table-cell table:number-columns-repeated="9"/>
          <table:table-cell table:formula="of:=[.B76]" office:value-type="float" office:value="7.67942" calcext:value-type="float">
            <text:p>7.679</text:p>
          </table:table-cell>
          <table:table-cell table:number-columns-repeated="1012"/>
        </table:table-row>
        <table:table-row table:style-name="ro1">
          <table:table-cell table:formula="of:=[$'-a Raw Data'.A77]" office:value-type="string" office:string-value="-p 100000000 -t16 -t19 24 1500" calcext:value-type="string">
            <text:p>-p 100000000 -t16 -t19 24 1500</text:p>
          </table:table-cell>
          <table:table-cell table:formula="of:=[$'-a Raw Data'.F77]" office:value-type="float" office:value="7.531551" calcext:value-type="float">
            <text:p>7.532</text:p>
          </table:table-cell>
          <table:table-cell table:number-columns-repeated="9"/>
          <table:table-cell table:formula="of:=[.B77]" office:value-type="float" office:value="7.531551" calcext:value-type="float">
            <text:p>7.532</text:p>
          </table:table-cell>
          <table:table-cell table:number-columns-repeated="1012"/>
        </table:table-row>
        <table:table-row table:style-name="ro1">
          <table:table-cell table:formula="of:=[$'-a Raw Data'.A78]" office:value-type="string" office:string-value="-p 100000000 -t16 -t19 24 1500" calcext:value-type="string">
            <text:p>-p 100000000 -t16 -t19 24 1500</text:p>
          </table:table-cell>
          <table:table-cell table:formula="of:=[$'-a Raw Data'.F78]" office:value-type="float" office:value="7.65411" calcext:value-type="float">
            <text:p>7.654</text:p>
          </table:table-cell>
          <table:table-cell table:number-columns-repeated="9"/>
          <table:table-cell table:formula="of:=[.B78]" office:value-type="float" office:value="7.65411" calcext:value-type="float">
            <text:p>7.654</text:p>
          </table:table-cell>
          <table:table-cell table:number-columns-repeated="1012"/>
        </table:table-row>
        <table:table-row table:style-name="ro1">
          <table:table-cell table:formula="of:=[$'-a Raw Data'.A79]" office:value-type="string" office:string-value="-p 1000000000 -t7 -t16 -t19 24 1500" calcext:value-type="string">
            <text:p>-p 1000000000 -t7 -t16 -t19 24 1500</text:p>
          </table:table-cell>
          <table:table-cell table:formula="of:=[$'-a Raw Data'.F79]" office:value-type="float" office:value="34.3389" calcext:value-type="float">
            <text:p>34.339</text:p>
          </table:table-cell>
          <table:table-cell table:number-columns-repeated="10"/>
          <table:table-cell table:formula="of:=[.B79]" office:value-type="float" office:value="34.3389" calcext:value-type="float">
            <text:p>34.339</text:p>
          </table:table-cell>
          <table:table-cell table:number-columns-repeated="1011"/>
        </table:table-row>
        <table:table-row table:style-name="ro1">
          <table:table-cell table:formula="of:=[$'-a Raw Data'.A80]" office:value-type="string" office:string-value="-p 1000000000 -t7 -t16 -t19 24 1500" calcext:value-type="string">
            <text:p>-p 1000000000 -t7 -t16 -t19 24 1500</text:p>
          </table:table-cell>
          <table:table-cell table:formula="of:=[$'-a Raw Data'.F80]" office:value-type="float" office:value="45.053967" calcext:value-type="float">
            <text:p>45.054</text:p>
          </table:table-cell>
          <table:table-cell table:number-columns-repeated="10"/>
          <table:table-cell table:formula="of:=[.B80]" office:value-type="float" office:value="45.053967" calcext:value-type="float">
            <text:p>45.054</text:p>
          </table:table-cell>
          <table:table-cell table:number-columns-repeated="1011"/>
        </table:table-row>
        <table:table-row table:style-name="ro1">
          <table:table-cell table:formula="of:=[$'-a Raw Data'.A81]" office:value-type="string" office:string-value="-p 1000000000 -t7 -t16 -t19 24 1500" calcext:value-type="string">
            <text:p>-p 1000000000 -t7 -t16 -t19 24 1500</text:p>
          </table:table-cell>
          <table:table-cell table:formula="of:=[$'-a Raw Data'.F81]" office:value-type="float" office:value="33.96941" calcext:value-type="float">
            <text:p>33.969</text:p>
          </table:table-cell>
          <table:table-cell table:number-columns-repeated="1022"/>
        </table:table-row>
        <table:table-row table:style-name="ro1">
          <table:table-cell table:formula="of:=[$'-a Raw Data'.A82]" office:value-type="string" office:string-value="-p 1000000000 -t7 -t16 -t19 24 1500" calcext:value-type="string">
            <text:p>-p 1000000000 -t7 -t16 -t19 24 1500</text:p>
          </table:table-cell>
          <table:table-cell table:formula="of:=[$'-a Raw Data'.F82]" office:value-type="float" office:value="46.165279" calcext:value-type="float">
            <text:p>46.165</text:p>
          </table:table-cell>
          <table:table-cell table:number-columns-repeated="13"/>
          <table:table-cell table:formula="of:=[.B82]" office:value-type="float" office:value="46.165279" calcext:value-type="float">
            <text:p>46.165</text:p>
          </table:table-cell>
          <table:table-cell table:number-columns-repeated="1008"/>
        </table:table-row>
        <table:table-row table:style-name="ro1">
          <table:table-cell table:formula="of:=[$'-a Raw Data'.A83]" office:value-type="string" office:string-value="-p 1000000000 -t7 -t16 -t19 24 1500" calcext:value-type="string">
            <text:p>-p 1000000000 -t7 -t16 -t19 24 1500</text:p>
          </table:table-cell>
          <table:table-cell table:formula="of:=[$'-a Raw Data'.F83]" office:value-type="float" office:value="34.018878" calcext:value-type="float">
            <text:p>34.019</text:p>
          </table:table-cell>
          <table:table-cell table:number-columns-repeated="10"/>
          <table:table-cell table:formula="of:=[.B83]" office:value-type="float" office:value="34.018878" calcext:value-type="float">
            <text:p>34.019</text:p>
          </table:table-cell>
          <table:table-cell table:number-columns-repeated="1011"/>
        </table:table-row>
        <table:table-row table:style-name="ro1">
          <table:table-cell table:formula="of:=[$'-a Raw Data'.A84]" office:value-type="string" office:string-value="-p 1000000000 -t7 -t16 -t19 24 1500" calcext:value-type="string">
            <text:p>-p 1000000000 -t7 -t16 -t19 24 1500</text:p>
          </table:table-cell>
          <table:table-cell table:formula="of:=[$'-a Raw Data'.F84]" office:value-type="float" office:value="35.9146" calcext:value-type="float">
            <text:p>35.915</text:p>
          </table:table-cell>
          <table:table-cell table:number-columns-repeated="10"/>
          <table:table-cell table:formula="of:=[.B84]" office:value-type="float" office:value="35.9146" calcext:value-type="float">
            <text:p>35.915</text:p>
          </table:table-cell>
          <table:table-cell table:number-columns-repeated="1011"/>
        </table:table-row>
        <table:table-row table:style-name="ro1">
          <table:table-cell table:formula="of:=[$'-a Raw Data'.A85]" office:value-type="string" office:string-value="-p 1000000000 -t7 -t16 -t19 24 1500" calcext:value-type="string">
            <text:p>-p 1000000000 -t7 -t16 -t19 24 1500</text:p>
          </table:table-cell>
          <table:table-cell table:formula="of:=[$'-a Raw Data'.F85]" office:value-type="float" office:value="40.327274" calcext:value-type="float">
            <text:p>40.327</text:p>
          </table:table-cell>
          <table:table-cell table:number-columns-repeated="10"/>
          <table:table-cell table:formula="of:=[.B85]" office:value-type="float" office:value="40.327274" calcext:value-type="float">
            <text:p>40.327</text:p>
          </table:table-cell>
          <table:table-cell table:number-columns-repeated="1011"/>
        </table:table-row>
        <table:table-row table:style-name="ro1">
          <table:table-cell table:formula="of:=[$'-a Raw Data'.A86]" office:value-type="string" office:string-value="-p 1000000000 -t7 -t16 -t19 24 50" calcext:value-type="string">
            <text:p>-p 1000000000 -t7 -t16 -t19 24 50</text:p>
          </table:table-cell>
          <table:table-cell table:formula="of:=[$'-a Raw Data'.F86]" office:value-type="float" office:value="44.174989" calcext:value-type="float">
            <text:p>44.175</text:p>
          </table:table-cell>
          <table:table-cell table:number-columns-repeated="11"/>
          <table:table-cell table:formula="of:=[.B86]" office:value-type="float" office:value="44.174989" calcext:value-type="float">
            <text:p>44.175</text:p>
          </table:table-cell>
          <table:table-cell table:number-columns-repeated="1010"/>
        </table:table-row>
        <table:table-row table:style-name="ro1">
          <table:table-cell table:formula="of:=[$'-a Raw Data'.A87]" office:value-type="string" office:string-value="-p 1000000000 -t7 -t16 -t19 24 50" calcext:value-type="string">
            <text:p>-p 1000000000 -t7 -t16 -t19 24 50</text:p>
          </table:table-cell>
          <table:table-cell table:formula="of:=[$'-a Raw Data'.F87]" office:value-type="float" office:value="45.458578" calcext:value-type="float">
            <text:p>45.459</text:p>
          </table:table-cell>
          <table:table-cell table:number-columns-repeated="11"/>
          <table:table-cell table:formula="of:=[.B87]" office:value-type="float" office:value="45.458578" calcext:value-type="float">
            <text:p>45.459</text:p>
          </table:table-cell>
          <table:table-cell table:number-columns-repeated="1010"/>
        </table:table-row>
        <table:table-row table:style-name="ro1">
          <table:table-cell table:formula="of:=[$'-a Raw Data'.A88]" office:value-type="string" office:string-value="-p 1000000000 -t7 -t16 -t19 24 50" calcext:value-type="string">
            <text:p>-p 1000000000 -t7 -t16 -t19 24 50</text:p>
          </table:table-cell>
          <table:table-cell table:formula="of:=[$'-a Raw Data'.F88]" office:value-type="float" office:value="34.974448" calcext:value-type="float">
            <text:p>34.974</text:p>
          </table:table-cell>
          <table:table-cell table:number-columns-repeated="11"/>
          <table:table-cell table:formula="of:=[.B88]" office:value-type="float" office:value="34.974448" calcext:value-type="float">
            <text:p>34.974</text:p>
          </table:table-cell>
          <table:table-cell table:number-columns-repeated="1010"/>
        </table:table-row>
        <table:table-row table:style-name="ro1">
          <table:table-cell table:formula="of:=[$'-a Raw Data'.A89]" office:value-type="string" office:string-value="-p 1000000000 -t7 -t16 -t19 24 50" calcext:value-type="string">
            <text:p>-p 1000000000 -t7 -t16 -t19 24 50</text:p>
          </table:table-cell>
          <table:table-cell table:formula="of:=[$'-a Raw Data'.F89]" office:value-type="float" office:value="46.2494" calcext:value-type="float">
            <text:p>46.249</text:p>
          </table:table-cell>
          <table:table-cell table:number-columns-repeated="11"/>
          <table:table-cell table:formula="of:=[.B89]" office:value-type="float" office:value="46.2494" calcext:value-type="float">
            <text:p>46.249</text:p>
          </table:table-cell>
          <table:table-cell table:number-columns-repeated="1010"/>
        </table:table-row>
        <table:table-row table:style-name="ro1">
          <table:table-cell table:formula="of:=[$'-a Raw Data'.A90]" office:value-type="string" office:string-value="-p 1000000000 -t7 -t16 -t19 24 50" calcext:value-type="string">
            <text:p>-p 1000000000 -t7 -t16 -t19 24 50</text:p>
          </table:table-cell>
          <table:table-cell table:formula="of:=[$'-a Raw Data'.F90]" office:value-type="float" office:value="34.679009" calcext:value-type="float">
            <text:p>34.679</text:p>
          </table:table-cell>
          <table:table-cell table:number-columns-repeated="1022"/>
        </table:table-row>
        <table:table-row table:style-name="ro1">
          <table:table-cell table:formula="of:=[$'-a Raw Data'.A91]" office:value-type="string" office:string-value="-p 1000000000 -t7 -t16 -t19 24 50" calcext:value-type="string">
            <text:p>-p 1000000000 -t7 -t16 -t19 24 50</text:p>
          </table:table-cell>
          <table:table-cell table:formula="of:=[$'-a Raw Data'.F91]" office:value-type="float" office:value="46.900484" calcext:value-type="float">
            <text:p>46.900</text:p>
          </table:table-cell>
          <table:table-cell table:number-columns-repeated="12"/>
          <table:table-cell table:formula="of:=[.B91]" office:value-type="float" office:value="46.900484" calcext:value-type="float">
            <text:p>46.900</text:p>
          </table:table-cell>
          <table:table-cell table:number-columns-repeated="1009"/>
        </table:table-row>
        <table:table-row table:style-name="ro1">
          <table:table-cell table:formula="of:=[$'-a Raw Data'.A92]" office:value-type="string" office:string-value="-p 1000000000 -t7 -t16 -t19 24 50" calcext:value-type="string">
            <text:p>-p 1000000000 -t7 -t16 -t19 24 50</text:p>
          </table:table-cell>
          <table:table-cell table:formula="of:=[$'-a Raw Data'.F92]" office:value-type="float" office:value="46.319021" calcext:value-type="float">
            <text:p>46.319</text:p>
          </table:table-cell>
          <table:table-cell table:number-columns-repeated="11"/>
          <table:table-cell table:formula="of:=[.B92]" office:value-type="float" office:value="46.319021" calcext:value-type="float">
            <text:p>46.319</text:p>
          </table:table-cell>
          <table:table-cell table:number-columns-repeated="1010"/>
        </table:table-row>
        <table:table-row table:style-name="ro1">
          <table:table-cell table:formula="of:=[$'-a Raw Data'.A93]" office:value-type="float" office:value="0" calcext:value-type="float">
            <text:p>0.000</text:p>
          </table:table-cell>
          <table:table-cell table:formula="of:=[$'-a Raw Data'.F93]" office:value-type="float" office:value="0" calcext:value-type="float">
            <text:p>0.000</text:p>
          </table:table-cell>
          <table:table-cell table:number-columns-repeated="1022"/>
        </table:table-row>
        <table:table-row table:style-name="ro1">
          <table:table-cell table:formula="of:=[$'-a Raw Data'.A94]" office:value-type="float" office:value="0" calcext:value-type="float">
            <text:p>0.000</text:p>
          </table:table-cell>
          <table:table-cell table:formula="of:=[$'-a Raw Data'.F94]" office:value-type="float" office:value="0" calcext:value-type="float">
            <text:p>0.000</text:p>
          </table:table-cell>
          <table:table-cell table:number-columns-repeated="1022"/>
        </table:table-row>
        <table:table-row table:style-name="ro1">
          <table:table-cell table:formula="of:=[$'-a Raw Data'.A95]" office:value-type="float" office:value="0" calcext:value-type="float">
            <text:p>0.000</text:p>
          </table:table-cell>
          <table:table-cell table:formula="of:=[$'-a Raw Data'.F95]" office:value-type="float" office:value="0" calcext:value-type="float">
            <text:p>0.000</text:p>
          </table:table-cell>
          <table:table-cell table:number-columns-repeated="1022"/>
        </table:table-row>
        <table:table-row table:style-name="ro1">
          <table:table-cell table:formula="of:=[$'-a Raw Data'.A96]" office:value-type="float" office:value="0" calcext:value-type="float">
            <text:p>0.000</text:p>
          </table:table-cell>
          <table:table-cell table:formula="of:=[$'-a Raw Data'.F96]" office:value-type="float" office:value="0" calcext:value-type="float">
            <text:p>0.000</text:p>
          </table:table-cell>
          <table:table-cell table:number-columns-repeated="1022"/>
        </table:table-row>
        <table:table-row table:style-name="ro1">
          <table:table-cell table:formula="of:=[$'-a Raw Data'.A97]" office:value-type="float" office:value="0" calcext:value-type="float">
            <text:p>0.000</text:p>
          </table:table-cell>
          <table:table-cell table:formula="of:=[$'-a Raw Data'.F97]" office:value-type="float" office:value="0" calcext:value-type="float">
            <text:p>0.000</text:p>
          </table:table-cell>
          <table:table-cell table:number-columns-repeated="1022"/>
        </table:table-row>
        <table:table-row table:style-name="ro1">
          <table:table-cell table:formula="of:=[$'-a Raw Data'.A98]" office:value-type="float" office:value="0" calcext:value-type="float">
            <text:p>0.000</text:p>
          </table:table-cell>
          <table:table-cell table:formula="of:=[$'-a Raw Data'.F98]" office:value-type="float" office:value="0" calcext:value-type="float">
            <text:p>0.000</text:p>
          </table:table-cell>
          <table:table-cell table:number-columns-repeated="1022"/>
        </table:table-row>
        <table:table-row table:style-name="ro1">
          <table:table-cell table:formula="of:=[$'-a Raw Data'.A99]" office:value-type="float" office:value="0" calcext:value-type="float">
            <text:p>0.000</text:p>
          </table:table-cell>
          <table:table-cell table:formula="of:=[$'-a Raw Data'.F99]" office:value-type="float" office:value="0" calcext:value-type="float">
            <text:p>0.000</text:p>
          </table:table-cell>
          <table:table-cell table:number-columns-repeated="1022"/>
        </table:table-row>
        <table:table-row table:style-name="ro1">
          <table:table-cell table:formula="of:=[$'-a Raw Data'.A100]" office:value-type="float" office:value="0" calcext:value-type="float">
            <text:p>0.000</text:p>
          </table:table-cell>
          <table:table-cell table:formula="of:=[$'-a Raw Data'.F100]" office:value-type="float" office:value="0" calcext:value-type="float">
            <text:p>0.000</text:p>
          </table:table-cell>
          <table:table-cell table:number-columns-repeated="1022"/>
        </table:table-row>
        <table:table-row table:style-name="ro1">
          <table:table-cell table:formula="of:=[$'-a Raw Data'.A101]" office:value-type="float" office:value="0" calcext:value-type="float">
            <text:p>0.000</text:p>
          </table:table-cell>
          <table:table-cell table:formula="of:=[$'-a Raw Data'.F101]" office:value-type="float" office:value="0" calcext:value-type="float">
            <text:p>0.000</text:p>
          </table:table-cell>
          <table:table-cell table:number-columns-repeated="1022"/>
        </table:table-row>
        <table:table-row table:style-name="ro1">
          <table:table-cell table:formula="of:=[$'-a Raw Data'.A102]" office:value-type="float" office:value="0" calcext:value-type="float">
            <text:p>0.000</text:p>
          </table:table-cell>
          <table:table-cell table:formula="of:=[$'-a Raw Data'.F102]" office:value-type="float" office:value="0" calcext:value-type="float">
            <text:p>0.000</text:p>
          </table:table-cell>
          <table:table-cell table:number-columns-repeated="1022"/>
        </table:table-row>
        <table:table-row table:style-name="ro1">
          <table:table-cell table:formula="of:=[$'-a Raw Data'.A103]" office:value-type="float" office:value="0" calcext:value-type="float">
            <text:p>0.000</text:p>
          </table:table-cell>
          <table:table-cell table:formula="of:=[$'-a Raw Data'.F103]" office:value-type="float" office:value="0" calcext:value-type="float">
            <text:p>0.000</text:p>
          </table:table-cell>
          <table:table-cell table:number-columns-repeated="1022"/>
        </table:table-row>
        <table:table-row table:style-name="ro1">
          <table:table-cell table:formula="of:=[$'-a Raw Data'.A104]" office:value-type="float" office:value="0" calcext:value-type="float">
            <text:p>0.000</text:p>
          </table:table-cell>
          <table:table-cell table:formula="of:=[$'-a Raw Data'.F104]" office:value-type="float" office:value="0" calcext:value-type="float">
            <text:p>0.000</text:p>
          </table:table-cell>
          <table:table-cell table:number-columns-repeated="1022"/>
        </table:table-row>
        <table:table-row table:style-name="ro1">
          <table:table-cell table:formula="of:=[$'-a Raw Data'.A105]" office:value-type="float" office:value="0" calcext:value-type="float">
            <text:p>0.000</text:p>
          </table:table-cell>
          <table:table-cell table:formula="of:=[$'-a Raw Data'.F105]" office:value-type="float" office:value="0" calcext:value-type="float">
            <text:p>0.000</text:p>
          </table:table-cell>
          <table:table-cell table:number-columns-repeated="1022"/>
        </table:table-row>
        <table:table-row table:style-name="ro1">
          <table:table-cell table:formula="of:=[$'-a Raw Data'.A106]" office:value-type="float" office:value="0" calcext:value-type="float">
            <text:p>0.000</text:p>
          </table:table-cell>
          <table:table-cell table:formula="of:=[$'-a Raw Data'.F106]" office:value-type="float" office:value="0" calcext:value-type="float">
            <text:p>0.000</text:p>
          </table:table-cell>
          <table:table-cell table:number-columns-repeated="1022"/>
        </table:table-row>
        <table:table-row table:style-name="ro1">
          <table:table-cell table:formula="of:=[$'-a Raw Data'.A107]" office:value-type="float" office:value="0" calcext:value-type="float">
            <text:p>0.000</text:p>
          </table:table-cell>
          <table:table-cell table:formula="of:=[$'-a Raw Data'.F107]" office:value-type="float" office:value="0" calcext:value-type="float">
            <text:p>0.000</text:p>
          </table:table-cell>
          <table:table-cell table:number-columns-repeated="1022"/>
        </table:table-row>
        <table:table-row table:style-name="ro1">
          <table:table-cell table:formula="of:=[$'-a Raw Data'.A108]" office:value-type="float" office:value="0" calcext:value-type="float">
            <text:p>0.000</text:p>
          </table:table-cell>
          <table:table-cell table:formula="of:=[$'-a Raw Data'.F108]" office:value-type="float" office:value="0" calcext:value-type="float">
            <text:p>0.000</text:p>
          </table:table-cell>
          <table:table-cell table:number-columns-repeated="1022"/>
        </table:table-row>
        <table:table-row table:style-name="ro1">
          <table:table-cell table:formula="of:=[$'-a Raw Data'.A109]" office:value-type="float" office:value="0" calcext:value-type="float">
            <text:p>0.000</text:p>
          </table:table-cell>
          <table:table-cell table:formula="of:=[$'-a Raw Data'.F109]" office:value-type="float" office:value="0" calcext:value-type="float">
            <text:p>0.000</text:p>
          </table:table-cell>
          <table:table-cell table:number-columns-repeated="1022"/>
        </table:table-row>
        <table:table-row table:style-name="ro1">
          <table:table-cell table:formula="of:=[$'-a Raw Data'.A110]" office:value-type="float" office:value="0" calcext:value-type="float">
            <text:p>0.000</text:p>
          </table:table-cell>
          <table:table-cell table:formula="of:=[$'-a Raw Data'.F110]" office:value-type="float" office:value="0" calcext:value-type="float">
            <text:p>0.000</text:p>
          </table:table-cell>
          <table:table-cell table:number-columns-repeated="1022"/>
        </table:table-row>
        <table:table-row table:style-name="ro1">
          <table:table-cell table:formula="of:=[$'-a Raw Data'.A111]" office:value-type="float" office:value="0" calcext:value-type="float">
            <text:p>0.000</text:p>
          </table:table-cell>
          <table:table-cell table:formula="of:=[$'-a Raw Data'.F111]" office:value-type="float" office:value="0" calcext:value-type="float">
            <text:p>0.000</text:p>
          </table:table-cell>
          <table:table-cell table:number-columns-repeated="1022"/>
        </table:table-row>
        <table:table-row table:style-name="ro1">
          <table:table-cell table:formula="of:=[$'-a Raw Data'.A112]" office:value-type="float" office:value="0" calcext:value-type="float">
            <text:p>0.000</text:p>
          </table:table-cell>
          <table:table-cell table:formula="of:=[$'-a Raw Data'.F112]" office:value-type="float" office:value="0" calcext:value-type="float">
            <text:p>0.000</text:p>
          </table:table-cell>
          <table:table-cell table:number-columns-repeated="1022"/>
        </table:table-row>
        <table:table-row table:style-name="ro1">
          <table:table-cell table:formula="of:=[$'-a Raw Data'.A113]" office:value-type="float" office:value="0" calcext:value-type="float">
            <text:p>0.000</text:p>
          </table:table-cell>
          <table:table-cell table:formula="of:=[$'-a Raw Data'.F113]" office:value-type="float" office:value="0" calcext:value-type="float">
            <text:p>0.000</text:p>
          </table:table-cell>
          <table:table-cell table:number-columns-repeated="1022"/>
        </table:table-row>
        <table:table-row table:style-name="ro1">
          <table:table-cell table:formula="of:=[$'-a Raw Data'.A114]" office:value-type="float" office:value="0" calcext:value-type="float">
            <text:p>0.000</text:p>
          </table:table-cell>
          <table:table-cell table:formula="of:=[$'-a Raw Data'.F114]" office:value-type="float" office:value="0" calcext:value-type="float">
            <text:p>0.000</text:p>
          </table:table-cell>
          <table:table-cell table:number-columns-repeated="1022"/>
        </table:table-row>
        <table:table-row table:style-name="ro1">
          <table:table-cell table:formula="of:=[$'-a Raw Data'.A115]" office:value-type="float" office:value="0" calcext:value-type="float">
            <text:p>0.000</text:p>
          </table:table-cell>
          <table:table-cell table:formula="of:=[$'-a Raw Data'.F115]" office:value-type="float" office:value="0" calcext:value-type="float">
            <text:p>0.000</text:p>
          </table:table-cell>
          <table:table-cell table:number-columns-repeated="1022"/>
        </table:table-row>
        <table:table-row table:style-name="ro1">
          <table:table-cell table:formula="of:=[$'-a Raw Data'.A116]" office:value-type="float" office:value="0" calcext:value-type="float">
            <text:p>0.000</text:p>
          </table:table-cell>
          <table:table-cell table:formula="of:=[$'-a Raw Data'.F116]" office:value-type="float" office:value="0" calcext:value-type="float">
            <text:p>0.000</text:p>
          </table:table-cell>
          <table:table-cell table:number-columns-repeated="1022"/>
        </table:table-row>
        <table:table-row table:style-name="ro1">
          <table:table-cell table:formula="of:=[$'-a Raw Data'.A117]" office:value-type="float" office:value="0" calcext:value-type="float">
            <text:p>0.000</text:p>
          </table:table-cell>
          <table:table-cell table:formula="of:=[$'-a Raw Data'.F117]" office:value-type="float" office:value="0" calcext:value-type="float">
            <text:p>0.000</text:p>
          </table:table-cell>
          <table:table-cell table:number-columns-repeated="1022"/>
        </table:table-row>
        <table:table-row table:style-name="ro1">
          <table:table-cell table:formula="of:=[$'-a Raw Data'.A118]" office:value-type="float" office:value="0" calcext:value-type="float">
            <text:p>0.000</text:p>
          </table:table-cell>
          <table:table-cell table:formula="of:=[$'-a Raw Data'.F118]" office:value-type="float" office:value="0" calcext:value-type="float">
            <text:p>0.000</text:p>
          </table:table-cell>
          <table:table-cell table:number-columns-repeated="1022"/>
        </table:table-row>
        <table:table-row table:style-name="ro1">
          <table:table-cell table:formula="of:=[$'-a Raw Data'.A119]" office:value-type="float" office:value="0" calcext:value-type="float">
            <text:p>0.000</text:p>
          </table:table-cell>
          <table:table-cell table:formula="of:=[$'-a Raw Data'.F119]" office:value-type="float" office:value="0" calcext:value-type="float">
            <text:p>0.000</text:p>
          </table:table-cell>
          <table:table-cell table:number-columns-repeated="1022"/>
        </table:table-row>
        <table:table-row table:style-name="ro1">
          <table:table-cell table:formula="of:=[$'-a Raw Data'.A120]" office:value-type="float" office:value="0" calcext:value-type="float">
            <text:p>0.000</text:p>
          </table:table-cell>
          <table:table-cell table:formula="of:=[$'-a Raw Data'.F120]" office:value-type="float" office:value="0" calcext:value-type="float">
            <text:p>0.000</text:p>
          </table:table-cell>
          <table:table-cell table:number-columns-repeated="1022"/>
        </table:table-row>
        <table:table-row table:style-name="ro1">
          <table:table-cell table:formula="of:=[$'-a Raw Data'.A121]" office:value-type="float" office:value="0" calcext:value-type="float">
            <text:p>0.000</text:p>
          </table:table-cell>
          <table:table-cell table:formula="of:=[$'-a Raw Data'.F121]" office:value-type="float" office:value="0" calcext:value-type="float">
            <text:p>0.000</text:p>
          </table:table-cell>
          <table:table-cell table:number-columns-repeated="1022"/>
        </table:table-row>
        <table:table-row table:style-name="ro1">
          <table:table-cell table:formula="of:=[$'-a Raw Data'.A122]" office:value-type="float" office:value="0" calcext:value-type="float">
            <text:p>0.000</text:p>
          </table:table-cell>
          <table:table-cell table:formula="of:=[$'-a Raw Data'.F122]" office:value-type="float" office:value="0" calcext:value-type="float">
            <text:p>0.000</text:p>
          </table:table-cell>
          <table:table-cell table:number-columns-repeated="1022"/>
        </table:table-row>
        <table:table-row table:style-name="ro1">
          <table:table-cell table:formula="of:=[$'-a Raw Data'.A123]" office:value-type="float" office:value="0" calcext:value-type="float">
            <text:p>0.000</text:p>
          </table:table-cell>
          <table:table-cell table:formula="of:=[$'-a Raw Data'.F123]" office:value-type="float" office:value="0" calcext:value-type="float">
            <text:p>0.000</text:p>
          </table:table-cell>
          <table:table-cell table:number-columns-repeated="1022"/>
        </table:table-row>
        <table:table-row table:style-name="ro1">
          <table:table-cell table:formula="of:=[$'-a Raw Data'.A124]" office:value-type="float" office:value="0" calcext:value-type="float">
            <text:p>0.000</text:p>
          </table:table-cell>
          <table:table-cell table:formula="of:=[$'-a Raw Data'.F124]" office:value-type="float" office:value="0" calcext:value-type="float">
            <text:p>0.000</text:p>
          </table:table-cell>
          <table:table-cell table:number-columns-repeated="1022"/>
        </table:table-row>
        <table:table-row table:style-name="ro1">
          <table:table-cell table:formula="of:=[$'-a Raw Data'.A125]" office:value-type="float" office:value="0" calcext:value-type="float">
            <text:p>0.000</text:p>
          </table:table-cell>
          <table:table-cell table:formula="of:=[$'-a Raw Data'.F125]" office:value-type="float" office:value="0" calcext:value-type="float">
            <text:p>0.000</text:p>
          </table:table-cell>
          <table:table-cell table:number-columns-repeated="1022"/>
        </table:table-row>
        <table:table-row table:style-name="ro1">
          <table:table-cell table:formula="of:=[$'-a Raw Data'.A126]" office:value-type="float" office:value="0" calcext:value-type="float">
            <text:p>0.000</text:p>
          </table:table-cell>
          <table:table-cell table:formula="of:=[$'-a Raw Data'.F126]" office:value-type="float" office:value="0" calcext:value-type="float">
            <text:p>0.000</text:p>
          </table:table-cell>
          <table:table-cell table:number-columns-repeated="1022"/>
        </table:table-row>
        <table:table-row table:style-name="ro1">
          <table:table-cell table:formula="of:=[$'-a Raw Data'.A127]" office:value-type="float" office:value="0" calcext:value-type="float">
            <text:p>0.000</text:p>
          </table:table-cell>
          <table:table-cell table:formula="of:=[$'-a Raw Data'.F127]" office:value-type="float" office:value="0" calcext:value-type="float">
            <text:p>0.000</text:p>
          </table:table-cell>
          <table:table-cell table:number-columns-repeated="1022"/>
        </table:table-row>
        <table:table-row table:style-name="ro1">
          <table:table-cell table:formula="of:=[$'-a Raw Data'.A128]" office:value-type="float" office:value="0" calcext:value-type="float">
            <text:p>0.000</text:p>
          </table:table-cell>
          <table:table-cell table:formula="of:=[$'-a Raw Data'.F128]" office:value-type="float" office:value="0" calcext:value-type="float">
            <text:p>0.000</text:p>
          </table:table-cell>
          <table:table-cell table:number-columns-repeated="1022"/>
        </table:table-row>
        <table:table-row table:style-name="ro1">
          <table:table-cell table:formula="of:=[$'-a Raw Data'.A129]" office:value-type="float" office:value="0" calcext:value-type="float">
            <text:p>0.000</text:p>
          </table:table-cell>
          <table:table-cell table:formula="of:=[$'-a Raw Data'.F129]" office:value-type="float" office:value="0" calcext:value-type="float">
            <text:p>0.000</text:p>
          </table:table-cell>
          <table:table-cell table:number-columns-repeated="1022"/>
        </table:table-row>
        <table:table-row table:style-name="ro1">
          <table:table-cell table:formula="of:=[$'-a Raw Data'.A130]" office:value-type="float" office:value="0" calcext:value-type="float">
            <text:p>0.000</text:p>
          </table:table-cell>
          <table:table-cell table:formula="of:=[$'-a Raw Data'.F130]" office:value-type="float" office:value="0" calcext:value-type="float">
            <text:p>0.000</text:p>
          </table:table-cell>
          <table:table-cell table:number-columns-repeated="1022"/>
        </table:table-row>
        <table:table-row table:style-name="ro1">
          <table:table-cell table:formula="of:=[$'-a Raw Data'.A131]" office:value-type="float" office:value="0" calcext:value-type="float">
            <text:p>0.000</text:p>
          </table:table-cell>
          <table:table-cell table:formula="of:=[$'-a Raw Data'.F131]" office:value-type="float" office:value="0" calcext:value-type="float">
            <text:p>0.000</text:p>
          </table:table-cell>
          <table:table-cell table:number-columns-repeated="1022"/>
        </table:table-row>
        <table:table-row table:style-name="ro1">
          <table:table-cell table:formula="of:=[$'-a Raw Data'.A132]" office:value-type="float" office:value="0" calcext:value-type="float">
            <text:p>0.000</text:p>
          </table:table-cell>
          <table:table-cell table:formula="of:=[$'-a Raw Data'.F132]" office:value-type="float" office:value="0" calcext:value-type="float">
            <text:p>0.000</text:p>
          </table:table-cell>
          <table:table-cell table:number-columns-repeated="1022"/>
        </table:table-row>
        <table:table-row table:style-name="ro1">
          <table:table-cell table:formula="of:=[$'-a Raw Data'.A133]" office:value-type="float" office:value="0" calcext:value-type="float">
            <text:p>0.000</text:p>
          </table:table-cell>
          <table:table-cell table:formula="of:=[$'-a Raw Data'.F133]" office:value-type="float" office:value="0" calcext:value-type="float">
            <text:p>0.000</text:p>
          </table:table-cell>
          <table:table-cell table:number-columns-repeated="1022"/>
        </table:table-row>
        <table:table-row table:style-name="ro1">
          <table:table-cell table:formula="of:=[$'-a Raw Data'.A134]" office:value-type="float" office:value="0" calcext:value-type="float">
            <text:p>0.000</text:p>
          </table:table-cell>
          <table:table-cell table:formula="of:=[$'-a Raw Data'.F134]" office:value-type="float" office:value="0" calcext:value-type="float">
            <text:p>0.000</text:p>
          </table:table-cell>
          <table:table-cell table:number-columns-repeated="1022"/>
        </table:table-row>
        <table:table-row table:style-name="ro1">
          <table:table-cell table:formula="of:=[$'-a Raw Data'.A135]" office:value-type="float" office:value="0" calcext:value-type="float">
            <text:p>0.000</text:p>
          </table:table-cell>
          <table:table-cell table:formula="of:=[$'-a Raw Data'.F135]" office:value-type="float" office:value="0" calcext:value-type="float">
            <text:p>0.000</text:p>
          </table:table-cell>
          <table:table-cell table:number-columns-repeated="1022"/>
        </table:table-row>
        <table:table-row table:style-name="ro1">
          <table:table-cell table:formula="of:=[$'-a Raw Data'.A136]" office:value-type="float" office:value="0" calcext:value-type="float">
            <text:p>0.000</text:p>
          </table:table-cell>
          <table:table-cell table:formula="of:=[$'-a Raw Data'.F136]" office:value-type="float" office:value="0" calcext:value-type="float">
            <text:p>0.000</text:p>
          </table:table-cell>
          <table:table-cell table:number-columns-repeated="1022"/>
        </table:table-row>
        <table:table-row table:style-name="ro1">
          <table:table-cell table:formula="of:=[$'-a Raw Data'.A137]" office:value-type="float" office:value="0" calcext:value-type="float">
            <text:p>0.000</text:p>
          </table:table-cell>
          <table:table-cell table:formula="of:=[$'-a Raw Data'.F137]" office:value-type="float" office:value="0" calcext:value-type="float">
            <text:p>0.000</text:p>
          </table:table-cell>
          <table:table-cell table:number-columns-repeated="1022"/>
        </table:table-row>
        <table:table-row table:style-name="ro1">
          <table:table-cell table:formula="of:=[$'-a Raw Data'.A138]" office:value-type="float" office:value="0" calcext:value-type="float">
            <text:p>0.000</text:p>
          </table:table-cell>
          <table:table-cell table:formula="of:=[$'-a Raw Data'.F138]" office:value-type="float" office:value="0" calcext:value-type="float">
            <text:p>0.000</text:p>
          </table:table-cell>
          <table:table-cell table:number-columns-repeated="1022"/>
        </table:table-row>
        <table:table-row table:style-name="ro1">
          <table:table-cell table:formula="of:=[$'-a Raw Data'.A139]" office:value-type="float" office:value="0" calcext:value-type="float">
            <text:p>0.000</text:p>
          </table:table-cell>
          <table:table-cell table:formula="of:=[$'-a Raw Data'.F139]" office:value-type="float" office:value="0" calcext:value-type="float">
            <text:p>0.000</text:p>
          </table:table-cell>
          <table:table-cell table:number-columns-repeated="1022"/>
        </table:table-row>
        <table:table-row table:style-name="ro1">
          <table:table-cell table:formula="of:=[$'-a Raw Data'.A140]" office:value-type="float" office:value="0" calcext:value-type="float">
            <text:p>0.000</text:p>
          </table:table-cell>
          <table:table-cell table:formula="of:=[$'-a Raw Data'.F140]" office:value-type="float" office:value="0" calcext:value-type="float">
            <text:p>0.000</text:p>
          </table:table-cell>
          <table:table-cell table:number-columns-repeated="1022"/>
        </table:table-row>
        <table:table-row table:style-name="ro1">
          <table:table-cell table:formula="of:=[$'-a Raw Data'.A141]" office:value-type="float" office:value="0" calcext:value-type="float">
            <text:p>0.000</text:p>
          </table:table-cell>
          <table:table-cell table:formula="of:=[$'-a Raw Data'.F141]" office:value-type="float" office:value="0" calcext:value-type="float">
            <text:p>0.000</text:p>
          </table:table-cell>
          <table:table-cell table:number-columns-repeated="1022"/>
        </table:table-row>
        <table:table-row table:style-name="ro1">
          <table:table-cell table:formula="of:=[$'-a Raw Data'.A142]" office:value-type="float" office:value="0" calcext:value-type="float">
            <text:p>0.000</text:p>
          </table:table-cell>
          <table:table-cell table:formula="of:=[$'-a Raw Data'.F142]" office:value-type="float" office:value="0" calcext:value-type="float">
            <text:p>0.000</text:p>
          </table:table-cell>
          <table:table-cell table:number-columns-repeated="1022"/>
        </table:table-row>
        <table:table-row table:style-name="ro1">
          <table:table-cell table:formula="of:=[$'-a Raw Data'.A143]" office:value-type="float" office:value="0" calcext:value-type="float">
            <text:p>0.000</text:p>
          </table:table-cell>
          <table:table-cell table:formula="of:=[$'-a Raw Data'.F143]" office:value-type="float" office:value="0" calcext:value-type="float">
            <text:p>0.000</text:p>
          </table:table-cell>
          <table:table-cell table:number-columns-repeated="1022"/>
        </table:table-row>
        <table:table-row table:style-name="ro1">
          <table:table-cell table:formula="of:=[$'-a Raw Data'.A144]" office:value-type="float" office:value="0" calcext:value-type="float">
            <text:p>0.000</text:p>
          </table:table-cell>
          <table:table-cell table:formula="of:=[$'-a Raw Data'.F144]" office:value-type="float" office:value="0" calcext:value-type="float">
            <text:p>0.000</text:p>
          </table:table-cell>
          <table:table-cell table:number-columns-repeated="1022"/>
        </table:table-row>
        <table:table-row table:style-name="ro1">
          <table:table-cell table:formula="of:=[$'-a Raw Data'.A145]" office:value-type="float" office:value="0" calcext:value-type="float">
            <text:p>0.000</text:p>
          </table:table-cell>
          <table:table-cell table:formula="of:=[$'-a Raw Data'.F145]" office:value-type="float" office:value="0" calcext:value-type="float">
            <text:p>0.000</text:p>
          </table:table-cell>
          <table:table-cell table:number-columns-repeated="1022"/>
        </table:table-row>
        <table:table-row table:style-name="ro1">
          <table:table-cell table:formula="of:=[$'-a Raw Data'.A146]" office:value-type="float" office:value="0" calcext:value-type="float">
            <text:p>0.000</text:p>
          </table:table-cell>
          <table:table-cell table:formula="of:=[$'-a Raw Data'.F146]" office:value-type="float" office:value="0" calcext:value-type="float">
            <text:p>0.000</text:p>
          </table:table-cell>
          <table:table-cell table:number-columns-repeated="1022"/>
        </table:table-row>
        <table:table-row table:style-name="ro1">
          <table:table-cell table:formula="of:=[$'-a Raw Data'.A147]" office:value-type="float" office:value="0" calcext:value-type="float">
            <text:p>0.000</text:p>
          </table:table-cell>
          <table:table-cell table:formula="of:=[$'-a Raw Data'.F147]" office:value-type="float" office:value="0" calcext:value-type="float">
            <text:p>0.000</text:p>
          </table:table-cell>
          <table:table-cell table:number-columns-repeated="1022"/>
        </table:table-row>
        <table:table-row table:style-name="ro1">
          <table:table-cell table:formula="of:=[$'-a Raw Data'.A148]" office:value-type="float" office:value="0" calcext:value-type="float">
            <text:p>0.000</text:p>
          </table:table-cell>
          <table:table-cell table:formula="of:=[$'-a Raw Data'.F148]" office:value-type="float" office:value="0" calcext:value-type="float">
            <text:p>0.000</text:p>
          </table:table-cell>
          <table:table-cell table:number-columns-repeated="1022"/>
        </table:table-row>
        <table:table-row table:style-name="ro1">
          <table:table-cell table:formula="of:=[$'-a Raw Data'.A149]" office:value-type="float" office:value="0" calcext:value-type="float">
            <text:p>0.000</text:p>
          </table:table-cell>
          <table:table-cell table:formula="of:=[$'-a Raw Data'.F149]" office:value-type="float" office:value="0" calcext:value-type="float">
            <text:p>0.000</text:p>
          </table:table-cell>
          <table:table-cell table:number-columns-repeated="1022"/>
        </table:table-row>
        <table:table-row table:style-name="ro1">
          <table:table-cell table:formula="of:=[$'-a Raw Data'.A150]" office:value-type="float" office:value="0" calcext:value-type="float">
            <text:p>0.000</text:p>
          </table:table-cell>
          <table:table-cell table:formula="of:=[$'-a Raw Data'.F150]" office:value-type="float" office:value="0" calcext:value-type="float">
            <text:p>0.000</text:p>
          </table:table-cell>
          <table:table-cell table:number-columns-repeated="1022"/>
        </table:table-row>
        <table:table-row table:style-name="ro1">
          <table:table-cell table:formula="of:=[$'-a Raw Data'.A151]" office:value-type="float" office:value="0" calcext:value-type="float">
            <text:p>0.000</text:p>
          </table:table-cell>
          <table:table-cell table:formula="of:=[$'-a Raw Data'.F151]" office:value-type="float" office:value="0" calcext:value-type="float">
            <text:p>0.000</text:p>
          </table:table-cell>
          <table:table-cell table:number-columns-repeated="1022"/>
        </table:table-row>
        <table:table-row table:style-name="ro1">
          <table:table-cell table:formula="of:=[$'-a Raw Data'.A152]" office:value-type="float" office:value="0" calcext:value-type="float">
            <text:p>0.000</text:p>
          </table:table-cell>
          <table:table-cell table:formula="of:=[$'-a Raw Data'.F152]" office:value-type="float" office:value="0" calcext:value-type="float">
            <text:p>0.000</text:p>
          </table:table-cell>
          <table:table-cell table:number-columns-repeated="1022"/>
        </table:table-row>
        <table:table-row table:style-name="ro1">
          <table:table-cell table:formula="of:=[$'-a Raw Data'.A153]" office:value-type="float" office:value="0" calcext:value-type="float">
            <text:p>0.000</text:p>
          </table:table-cell>
          <table:table-cell table:formula="of:=[$'-a Raw Data'.F153]" office:value-type="float" office:value="0" calcext:value-type="float">
            <text:p>0.000</text:p>
          </table:table-cell>
          <table:table-cell table:number-columns-repeated="1022"/>
        </table:table-row>
        <table:table-row table:style-name="ro1">
          <table:table-cell table:formula="of:=[$'-a Raw Data'.A154]" office:value-type="float" office:value="0" calcext:value-type="float">
            <text:p>0.000</text:p>
          </table:table-cell>
          <table:table-cell table:formula="of:=[$'-a Raw Data'.F154]" office:value-type="float" office:value="0" calcext:value-type="float">
            <text:p>0.000</text:p>
          </table:table-cell>
          <table:table-cell table:number-columns-repeated="1022"/>
        </table:table-row>
        <table:table-row table:style-name="ro1">
          <table:table-cell table:formula="of:=[$'-a Raw Data'.A155]" office:value-type="float" office:value="0" calcext:value-type="float">
            <text:p>0.000</text:p>
          </table:table-cell>
          <table:table-cell table:formula="of:=[$'-a Raw Data'.F155]" office:value-type="float" office:value="0" calcext:value-type="float">
            <text:p>0.000</text:p>
          </table:table-cell>
          <table:table-cell table:number-columns-repeated="1022"/>
        </table:table-row>
        <table:table-row table:style-name="ro1">
          <table:table-cell table:formula="of:=[$'-a Raw Data'.A156]" office:value-type="float" office:value="0" calcext:value-type="float">
            <text:p>0.000</text:p>
          </table:table-cell>
          <table:table-cell table:formula="of:=[$'-a Raw Data'.F156]" office:value-type="float" office:value="0" calcext:value-type="float">
            <text:p>0.000</text:p>
          </table:table-cell>
          <table:table-cell table:number-columns-repeated="1022"/>
        </table:table-row>
        <table:table-row table:style-name="ro1">
          <table:table-cell table:formula="of:=[$'-a Raw Data'.A157]" office:value-type="float" office:value="0" calcext:value-type="float">
            <text:p>0.000</text:p>
          </table:table-cell>
          <table:table-cell table:formula="of:=[$'-a Raw Data'.F157]" office:value-type="float" office:value="0" calcext:value-type="float">
            <text:p>0.000</text:p>
          </table:table-cell>
          <table:table-cell table:number-columns-repeated="1022"/>
        </table:table-row>
        <table:table-row table:style-name="ro1">
          <table:table-cell table:formula="of:=[$'-a Raw Data'.A158]" office:value-type="float" office:value="0" calcext:value-type="float">
            <text:p>0.000</text:p>
          </table:table-cell>
          <table:table-cell table:formula="of:=[$'-a Raw Data'.F158]" office:value-type="float" office:value="0" calcext:value-type="float">
            <text:p>0.000</text:p>
          </table:table-cell>
          <table:table-cell table:number-columns-repeated="1022"/>
        </table:table-row>
        <table:table-row table:style-name="ro1">
          <table:table-cell table:formula="of:=[$'-a Raw Data'.A159]" office:value-type="float" office:value="0" calcext:value-type="float">
            <text:p>0.000</text:p>
          </table:table-cell>
          <table:table-cell table:formula="of:=[$'-a Raw Data'.F159]" office:value-type="float" office:value="0" calcext:value-type="float">
            <text:p>0.000</text:p>
          </table:table-cell>
          <table:table-cell table:number-columns-repeated="1022"/>
        </table:table-row>
        <table:table-row table:style-name="ro1">
          <table:table-cell table:formula="of:=[$'-a Raw Data'.A160]" office:value-type="float" office:value="0" calcext:value-type="float">
            <text:p>0.000</text:p>
          </table:table-cell>
          <table:table-cell table:formula="of:=[$'-a Raw Data'.F160]" office:value-type="float" office:value="0" calcext:value-type="float">
            <text:p>0.000</text:p>
          </table:table-cell>
          <table:table-cell table:number-columns-repeated="1022"/>
        </table:table-row>
        <table:table-row table:style-name="ro1">
          <table:table-cell table:formula="of:=[$'-a Raw Data'.A161]" office:value-type="float" office:value="0" calcext:value-type="float">
            <text:p>0.000</text:p>
          </table:table-cell>
          <table:table-cell table:formula="of:=[$'-a Raw Data'.F161]" office:value-type="float" office:value="0" calcext:value-type="float">
            <text:p>0.000</text:p>
          </table:table-cell>
          <table:table-cell table:number-columns-repeated="1022"/>
        </table:table-row>
        <table:table-row table:style-name="ro1">
          <table:table-cell table:formula="of:=[$'-a Raw Data'.A162]" office:value-type="float" office:value="0" calcext:value-type="float">
            <text:p>0.000</text:p>
          </table:table-cell>
          <table:table-cell table:formula="of:=[$'-a Raw Data'.F162]" office:value-type="float" office:value="0" calcext:value-type="float">
            <text:p>0.000</text:p>
          </table:table-cell>
          <table:table-cell table:number-columns-repeated="1022"/>
        </table:table-row>
        <table:table-row table:style-name="ro1">
          <table:table-cell table:formula="of:=[$'-a Raw Data'.A163]" office:value-type="float" office:value="0" calcext:value-type="float">
            <text:p>0.000</text:p>
          </table:table-cell>
          <table:table-cell table:formula="of:=[$'-a Raw Data'.F163]" office:value-type="float" office:value="0" calcext:value-type="float">
            <text:p>0.000</text:p>
          </table:table-cell>
          <table:table-cell table:number-columns-repeated="1022"/>
        </table:table-row>
        <table:table-row table:style-name="ro1">
          <table:table-cell table:formula="of:=[$'-a Raw Data'.A164]" office:value-type="float" office:value="0" calcext:value-type="float">
            <text:p>0.000</text:p>
          </table:table-cell>
          <table:table-cell table:formula="of:=[$'-a Raw Data'.F164]" office:value-type="float" office:value="0" calcext:value-type="float">
            <text:p>0.000</text:p>
          </table:table-cell>
          <table:table-cell table:number-columns-repeated="1022"/>
        </table:table-row>
        <table:table-row table:style-name="ro1">
          <table:table-cell table:formula="of:=[$'-a Raw Data'.A165]" office:value-type="float" office:value="0" calcext:value-type="float">
            <text:p>0.000</text:p>
          </table:table-cell>
          <table:table-cell table:formula="of:=[$'-a Raw Data'.F165]" office:value-type="float" office:value="0" calcext:value-type="float">
            <text:p>0.000</text:p>
          </table:table-cell>
          <table:table-cell table:number-columns-repeated="1022"/>
        </table:table-row>
        <table:table-row table:style-name="ro1">
          <table:table-cell table:formula="of:=[$'-a Raw Data'.A166]" office:value-type="float" office:value="0" calcext:value-type="float">
            <text:p>0.000</text:p>
          </table:table-cell>
          <table:table-cell table:formula="of:=[$'-a Raw Data'.F166]" office:value-type="float" office:value="0" calcext:value-type="float">
            <text:p>0.000</text:p>
          </table:table-cell>
          <table:table-cell table:number-columns-repeated="1022"/>
        </table:table-row>
        <table:table-row table:style-name="ro1">
          <table:table-cell table:formula="of:=[$'-a Raw Data'.A167]" office:value-type="float" office:value="0" calcext:value-type="float">
            <text:p>0.000</text:p>
          </table:table-cell>
          <table:table-cell table:formula="of:=[$'-a Raw Data'.F167]" office:value-type="float" office:value="0" calcext:value-type="float">
            <text:p>0.000</text:p>
          </table:table-cell>
          <table:table-cell table:number-columns-repeated="1022"/>
        </table:table-row>
        <table:table-row table:style-name="ro1">
          <table:table-cell table:formula="of:=[$'-a Raw Data'.A168]" office:value-type="float" office:value="0" calcext:value-type="float">
            <text:p>0.000</text:p>
          </table:table-cell>
          <table:table-cell table:formula="of:=[$'-a Raw Data'.F168]" office:value-type="float" office:value="0" calcext:value-type="float">
            <text:p>0.000</text:p>
          </table:table-cell>
          <table:table-cell table:number-columns-repeated="1022"/>
        </table:table-row>
        <table:table-row table:style-name="ro1">
          <table:table-cell table:formula="of:=[$'-a Raw Data'.A169]" office:value-type="float" office:value="0" calcext:value-type="float">
            <text:p>0.000</text:p>
          </table:table-cell>
          <table:table-cell table:formula="of:=[$'-a Raw Data'.F169]" office:value-type="float" office:value="0" calcext:value-type="float">
            <text:p>0.000</text:p>
          </table:table-cell>
          <table:table-cell table:number-columns-repeated="1022"/>
        </table:table-row>
        <table:table-row table:style-name="ro1">
          <table:table-cell table:formula="of:=[$'-a Raw Data'.A170]" office:value-type="float" office:value="0" calcext:value-type="float">
            <text:p>0.000</text:p>
          </table:table-cell>
          <table:table-cell table:formula="of:=[$'-a Raw Data'.F170]" office:value-type="float" office:value="0" calcext:value-type="float">
            <text:p>0.000</text:p>
          </table:table-cell>
          <table:table-cell table:number-columns-repeated="1022"/>
        </table:table-row>
        <table:table-row table:style-name="ro1">
          <table:table-cell table:formula="of:=[$'-a Raw Data'.A171]" office:value-type="float" office:value="0" calcext:value-type="float">
            <text:p>0.000</text:p>
          </table:table-cell>
          <table:table-cell table:formula="of:=[$'-a Raw Data'.F171]" office:value-type="float" office:value="0" calcext:value-type="float">
            <text:p>0.000</text:p>
          </table:table-cell>
          <table:table-cell table:number-columns-repeated="1022"/>
        </table:table-row>
        <table:table-row table:style-name="ro1">
          <table:table-cell table:formula="of:=[$'-a Raw Data'.A172]" office:value-type="float" office:value="0" calcext:value-type="float">
            <text:p>0.000</text:p>
          </table:table-cell>
          <table:table-cell table:formula="of:=[$'-a Raw Data'.F172]" office:value-type="float" office:value="0" calcext:value-type="float">
            <text:p>0.000</text:p>
          </table:table-cell>
          <table:table-cell table:number-columns-repeated="1022"/>
        </table:table-row>
        <table:table-row table:style-name="ro1">
          <table:table-cell table:formula="of:=[$'-a Raw Data'.A173]" office:value-type="float" office:value="0" calcext:value-type="float">
            <text:p>0.000</text:p>
          </table:table-cell>
          <table:table-cell table:formula="of:=[$'-a Raw Data'.F173]" office:value-type="float" office:value="0" calcext:value-type="float">
            <text:p>0.000</text:p>
          </table:table-cell>
          <table:table-cell table:number-columns-repeated="1022"/>
        </table:table-row>
        <table:table-row table:style-name="ro1">
          <table:table-cell table:formula="of:=[$'-a Raw Data'.A174]" office:value-type="float" office:value="0" calcext:value-type="float">
            <text:p>0.000</text:p>
          </table:table-cell>
          <table:table-cell table:formula="of:=[$'-a Raw Data'.F174]" office:value-type="float" office:value="0" calcext:value-type="float">
            <text:p>0.000</text:p>
          </table:table-cell>
          <table:table-cell table:number-columns-repeated="1022"/>
        </table:table-row>
        <table:table-row table:style-name="ro1">
          <table:table-cell table:formula="of:=[$'-a Raw Data'.A175]" office:value-type="float" office:value="0" calcext:value-type="float">
            <text:p>0.000</text:p>
          </table:table-cell>
          <table:table-cell table:formula="of:=[$'-a Raw Data'.F175]" office:value-type="float" office:value="0" calcext:value-type="float">
            <text:p>0.000</text:p>
          </table:table-cell>
          <table:table-cell table:number-columns-repeated="1022"/>
        </table:table-row>
        <table:table-row table:style-name="ro1">
          <table:table-cell table:formula="of:=[$'-a Raw Data'.A176]" office:value-type="float" office:value="0" calcext:value-type="float">
            <text:p>0.000</text:p>
          </table:table-cell>
          <table:table-cell table:formula="of:=[$'-a Raw Data'.F176]" office:value-type="float" office:value="0" calcext:value-type="float">
            <text:p>0.000</text:p>
          </table:table-cell>
          <table:table-cell table:number-columns-repeated="1022"/>
        </table:table-row>
        <table:table-row table:style-name="ro1">
          <table:table-cell table:formula="of:=[$'-a Raw Data'.A177]" office:value-type="float" office:value="0" calcext:value-type="float">
            <text:p>0.000</text:p>
          </table:table-cell>
          <table:table-cell table:formula="of:=[$'-a Raw Data'.F177]" office:value-type="float" office:value="0" calcext:value-type="float">
            <text:p>0.000</text:p>
          </table:table-cell>
          <table:table-cell table:number-columns-repeated="1022"/>
        </table:table-row>
        <table:table-row table:style-name="ro1">
          <table:table-cell table:formula="of:=[$'-a Raw Data'.A178]" office:value-type="float" office:value="0" calcext:value-type="float">
            <text:p>0.000</text:p>
          </table:table-cell>
          <table:table-cell table:formula="of:=[$'-a Raw Data'.F178]" office:value-type="float" office:value="0" calcext:value-type="float">
            <text:p>0.000</text:p>
          </table:table-cell>
          <table:table-cell table:number-columns-repeated="1022"/>
        </table:table-row>
        <table:table-row table:style-name="ro1">
          <table:table-cell table:formula="of:=[$'-a Raw Data'.A179]" office:value-type="float" office:value="0" calcext:value-type="float">
            <text:p>0.000</text:p>
          </table:table-cell>
          <table:table-cell table:formula="of:=[$'-a Raw Data'.F179]" office:value-type="float" office:value="0" calcext:value-type="float">
            <text:p>0.000</text:p>
          </table:table-cell>
          <table:table-cell table:number-columns-repeated="1022"/>
        </table:table-row>
        <table:table-row table:style-name="ro1">
          <table:table-cell table:formula="of:=[$'-a Raw Data'.A180]" office:value-type="float" office:value="0" calcext:value-type="float">
            <text:p>0.000</text:p>
          </table:table-cell>
          <table:table-cell table:formula="of:=[$'-a Raw Data'.F180]" office:value-type="float" office:value="0" calcext:value-type="float">
            <text:p>0.000</text:p>
          </table:table-cell>
          <table:table-cell table:number-columns-repeated="1022"/>
        </table:table-row>
        <table:table-row table:style-name="ro1">
          <table:table-cell table:formula="of:=[$'-a Raw Data'.A181]" office:value-type="float" office:value="0" calcext:value-type="float">
            <text:p>0.000</text:p>
          </table:table-cell>
          <table:table-cell table:formula="of:=[$'-a Raw Data'.F181]" office:value-type="float" office:value="0" calcext:value-type="float">
            <text:p>0.000</text:p>
          </table:table-cell>
          <table:table-cell table:number-columns-repeated="1022"/>
        </table:table-row>
        <table:table-row table:style-name="ro1">
          <table:table-cell table:formula="of:=[$'-a Raw Data'.A182]" office:value-type="float" office:value="0" calcext:value-type="float">
            <text:p>0.000</text:p>
          </table:table-cell>
          <table:table-cell table:formula="of:=[$'-a Raw Data'.F182]" office:value-type="float" office:value="0" calcext:value-type="float">
            <text:p>0.000</text:p>
          </table:table-cell>
          <table:table-cell table:number-columns-repeated="1022"/>
        </table:table-row>
        <table:table-row table:style-name="ro1">
          <table:table-cell table:formula="of:=[$'-a Raw Data'.A183]" office:value-type="float" office:value="0" calcext:value-type="float">
            <text:p>0.000</text:p>
          </table:table-cell>
          <table:table-cell table:formula="of:=[$'-a Raw Data'.F183]" office:value-type="float" office:value="0" calcext:value-type="float">
            <text:p>0.000</text:p>
          </table:table-cell>
          <table:table-cell table:number-columns-repeated="1022"/>
        </table:table-row>
        <table:table-row table:style-name="ro1">
          <table:table-cell table:formula="of:=[$'-a Raw Data'.A184]" office:value-type="float" office:value="0" calcext:value-type="float">
            <text:p>0.000</text:p>
          </table:table-cell>
          <table:table-cell table:formula="of:=[$'-a Raw Data'.F184]" office:value-type="float" office:value="0" calcext:value-type="float">
            <text:p>0.000</text:p>
          </table:table-cell>
          <table:table-cell table:number-columns-repeated="1022"/>
        </table:table-row>
        <table:table-row table:style-name="ro1">
          <table:table-cell table:formula="of:=[$'-a Raw Data'.A185]" office:value-type="float" office:value="0" calcext:value-type="float">
            <text:p>0.000</text:p>
          </table:table-cell>
          <table:table-cell table:formula="of:=[$'-a Raw Data'.F185]" office:value-type="float" office:value="0" calcext:value-type="float">
            <text:p>0.000</text:p>
          </table:table-cell>
          <table:table-cell table:number-columns-repeated="1022"/>
        </table:table-row>
        <table:table-row table:style-name="ro1">
          <table:table-cell table:formula="of:=[$'-a Raw Data'.A186]" office:value-type="float" office:value="0" calcext:value-type="float">
            <text:p>0.000</text:p>
          </table:table-cell>
          <table:table-cell table:formula="of:=[$'-a Raw Data'.F186]" office:value-type="float" office:value="0" calcext:value-type="float">
            <text:p>0.000</text:p>
          </table:table-cell>
          <table:table-cell table:number-columns-repeated="1022"/>
        </table:table-row>
        <table:table-row table:style-name="ro1">
          <table:table-cell table:formula="of:=[$'-a Raw Data'.A187]" office:value-type="float" office:value="0" calcext:value-type="float">
            <text:p>0.000</text:p>
          </table:table-cell>
          <table:table-cell table:formula="of:=[$'-a Raw Data'.F187]" office:value-type="float" office:value="0" calcext:value-type="float">
            <text:p>0.000</text:p>
          </table:table-cell>
          <table:table-cell table:number-columns-repeated="1022"/>
        </table:table-row>
        <table:table-row table:style-name="ro1">
          <table:table-cell table:formula="of:=[$'-a Raw Data'.A188]" office:value-type="float" office:value="0" calcext:value-type="float">
            <text:p>0.000</text:p>
          </table:table-cell>
          <table:table-cell table:formula="of:=[$'-a Raw Data'.F188]" office:value-type="float" office:value="0" calcext:value-type="float">
            <text:p>0.000</text:p>
          </table:table-cell>
          <table:table-cell table:number-columns-repeated="1022"/>
        </table:table-row>
        <table:table-row table:style-name="ro1">
          <table:table-cell table:formula="of:=[$'-a Raw Data'.A189]" office:value-type="float" office:value="0" calcext:value-type="float">
            <text:p>0.000</text:p>
          </table:table-cell>
          <table:table-cell table:formula="of:=[$'-a Raw Data'.F189]" office:value-type="float" office:value="0" calcext:value-type="float">
            <text:p>0.000</text:p>
          </table:table-cell>
          <table:table-cell table:number-columns-repeated="1022"/>
        </table:table-row>
        <table:table-row table:style-name="ro1">
          <table:table-cell table:formula="of:=[$'-a Raw Data'.A190]" office:value-type="float" office:value="0" calcext:value-type="float">
            <text:p>0.000</text:p>
          </table:table-cell>
          <table:table-cell table:formula="of:=[$'-a Raw Data'.F190]" office:value-type="float" office:value="0" calcext:value-type="float">
            <text:p>0.000</text:p>
          </table:table-cell>
          <table:table-cell table:number-columns-repeated="1022"/>
        </table:table-row>
        <table:table-row table:style-name="ro1">
          <table:table-cell table:formula="of:=[$'-a Raw Data'.A191]" office:value-type="float" office:value="0" calcext:value-type="float">
            <text:p>0.000</text:p>
          </table:table-cell>
          <table:table-cell table:formula="of:=[$'-a Raw Data'.F191]" office:value-type="float" office:value="0" calcext:value-type="float">
            <text:p>0.000</text:p>
          </table:table-cell>
          <table:table-cell table:number-columns-repeated="1022"/>
        </table:table-row>
        <table:table-row table:style-name="ro1">
          <table:table-cell table:formula="of:=[$'-a Raw Data'.A192]" office:value-type="float" office:value="0" calcext:value-type="float">
            <text:p>0.000</text:p>
          </table:table-cell>
          <table:table-cell table:formula="of:=[$'-a Raw Data'.F192]" office:value-type="float" office:value="0" calcext:value-type="float">
            <text:p>0.000</text:p>
          </table:table-cell>
          <table:table-cell table:number-columns-repeated="1022"/>
        </table:table-row>
        <table:table-row table:style-name="ro1">
          <table:table-cell table:formula="of:=[$'-a Raw Data'.A193]" office:value-type="float" office:value="0" calcext:value-type="float">
            <text:p>0.000</text:p>
          </table:table-cell>
          <table:table-cell table:formula="of:=[$'-a Raw Data'.F193]" office:value-type="float" office:value="0" calcext:value-type="float">
            <text:p>0.000</text:p>
          </table:table-cell>
          <table:table-cell table:number-columns-repeated="1022"/>
        </table:table-row>
        <table:table-row table:style-name="ro1">
          <table:table-cell table:formula="of:=[$'-a Raw Data'.A194]" office:value-type="float" office:value="0" calcext:value-type="float">
            <text:p>0.000</text:p>
          </table:table-cell>
          <table:table-cell table:formula="of:=[$'-a Raw Data'.F194]" office:value-type="float" office:value="0" calcext:value-type="float">
            <text:p>0.000</text:p>
          </table:table-cell>
          <table:table-cell table:number-columns-repeated="1022"/>
        </table:table-row>
        <table:table-row table:style-name="ro1">
          <table:table-cell table:formula="of:=[$'-a Raw Data'.A195]" office:value-type="float" office:value="0" calcext:value-type="float">
            <text:p>0.000</text:p>
          </table:table-cell>
          <table:table-cell table:formula="of:=[$'-a Raw Data'.F195]" office:value-type="float" office:value="0" calcext:value-type="float">
            <text:p>0.000</text:p>
          </table:table-cell>
          <table:table-cell table:number-columns-repeated="1022"/>
        </table:table-row>
        <table:table-row table:style-name="ro1">
          <table:table-cell table:formula="of:=[$'-a Raw Data'.A196]" office:value-type="float" office:value="0" calcext:value-type="float">
            <text:p>0.000</text:p>
          </table:table-cell>
          <table:table-cell table:formula="of:=[$'-a Raw Data'.F196]" office:value-type="float" office:value="0" calcext:value-type="float">
            <text:p>0.000</text:p>
          </table:table-cell>
          <table:table-cell table:number-columns-repeated="1022"/>
        </table:table-row>
        <table:table-row table:style-name="ro1">
          <table:table-cell table:formula="of:=[$'-a Raw Data'.A197]" office:value-type="float" office:value="0" calcext:value-type="float">
            <text:p>0.000</text:p>
          </table:table-cell>
          <table:table-cell table:formula="of:=[$'-a Raw Data'.F197]" office:value-type="float" office:value="0" calcext:value-type="float">
            <text:p>0.000</text:p>
          </table:table-cell>
          <table:table-cell table:number-columns-repeated="1022"/>
        </table:table-row>
        <table:table-row table:style-name="ro1">
          <table:table-cell table:formula="of:=[$'-a Raw Data'.A198]" office:value-type="float" office:value="0" calcext:value-type="float">
            <text:p>0.000</text:p>
          </table:table-cell>
          <table:table-cell table:formula="of:=[$'-a Raw Data'.F198]" office:value-type="float" office:value="0" calcext:value-type="float">
            <text:p>0.000</text:p>
          </table:table-cell>
          <table:table-cell table:number-columns-repeated="1022"/>
        </table:table-row>
        <table:table-row table:style-name="ro1">
          <table:table-cell table:formula="of:=[$'-a Raw Data'.A199]" office:value-type="float" office:value="0" calcext:value-type="float">
            <text:p>0.000</text:p>
          </table:table-cell>
          <table:table-cell table:formula="of:=[$'-a Raw Data'.F199]" office:value-type="float" office:value="0" calcext:value-type="float">
            <text:p>0.000</text:p>
          </table:table-cell>
          <table:table-cell table:number-columns-repeated="1022"/>
        </table:table-row>
        <table:table-row table:style-name="ro1">
          <table:table-cell table:formula="of:=[$'-a Raw Data'.A200]" office:value-type="float" office:value="0" calcext:value-type="float">
            <text:p>0.000</text:p>
          </table:table-cell>
          <table:table-cell table:formula="of:=[$'-a Raw Data'.F200]" office:value-type="float" office:value="0" calcext:value-type="float">
            <text:p>0.000</text:p>
          </table:table-cell>
          <table:table-cell table:number-columns-repeated="1022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Bitstream Charter" svg:font-family="'Bitstream Charter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AU" style:font-name-asian="Tahoma" style:language-asian="zh" style:country-asian="CN" style:font-name-complex="Lohit Marathi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number number:decimal-places="1" loext:min-decimal-places="1" number:min-integer-digits="1"/>
    </number:number-style>
    <number:percentage-style style:name="N112">
      <number:number number:decimal-places="1" loext:min-decimal-places="1" number:min-integer-digits="1"/>
      <number:text>%</number:text>
    </number:percentage-style>
    <number:number-style style:name="N113" number:title="User-defined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7">00/00/0000</text:date>, <text:time style:data-style-name="N2" text:time-value="10:12:54.1712348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uncan Roe</meta:initial-creator>
    <meta:creation-date>2019-12-09T15:09:21.632267753</meta:creation-date>
    <dc:date>2020-01-27T10:36:10.033493295</dc:date>
    <dc:creator>Duncan Roe</dc:creator>
    <meta:editing-duration>P3DT20H56M49S</meta:editing-duration>
    <meta:editing-cycles>52</meta:editing-cycles>
    <meta:generator>LibreOffice/6.2.8.2$Linux_X86_64 LibreOffice_project/f82ddfca21ebc1e222a662a32b25c0c9d20169ee</meta:generator>
    <meta:document-statistic meta:table-count="4" meta:cell-count="1774" meta:object-count="0"/>
  </office:meta>
</office:document-meta>
</file>